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4" table:style-name="ta1">
        <table:shapes>
          <draw:frame draw:z-index="0" draw:style-name="gr1" draw:text-style-name="P1" svg:width="159.92mm" svg:height="89.91mm" svg:x="258.82mm" svg:y="1.86mm">
            <loext:p draw:notify-on-update-of-ranges="train_log__LR_004.A1:train_log__LR_004.A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2mm" svg:height="89.92mm" svg:x="258.3mm" svg:y="92.96mm">
            <loext:p draw:notify-on-update-of-ranges="train_log__LR_004.B1:train_log__LR_004.B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1mm" svg:height="89.92mm" svg:x="418.48mm" svg:y="2.52mm">
            <loext:p draw:notify-on-update-of-ranges="train_log__LR_004.C1:train_log__LR_004.C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1mm" svg:height="89.91mm" svg:x="418.09mm" svg:y="92.97mm">
            <loext:p draw:notify-on-update-of-ranges="train_log__LR_004.D1:train_log__LR_004.D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4mm" svg:height="89.91mm" svg:x="577.74mm" svg:y="3.32mm">
            <loext:p draw:notify-on-update-of-ranges="train_log__LR_004.E1:train_log__LR_004.E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4mm" svg:height="89.91mm" svg:x="578.39mm" svg:y="94.43mm">
            <loext:p draw:notify-on-update-of-ranges="train_log__LR_004.F1:train_log__LR_004.F6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2.64mm" svg:height="89.92mm" svg:x="737.53mm" svg:y="1.59mm">
            <loext:p draw:notify-on-update-of-ranges="train_log__LR_004.G1:train_log__LR_004.G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04mm" svg:height="89.92mm" svg:x="738.7mm" svg:y="92.3mm">
            <loext:p draw:notify-on-update-of-ranges="train_log__LR_004.H1:train_log__LR_004.H6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60.04mm" svg:height="89.91mm" svg:x="900.04mm" svg:y="1.86mm">
            <loext:p draw:notify-on-update-of-ranges="train_log__LR_004.I1:train_log__LR_004.I6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60.04mm" svg:height="89.91mm" svg:x="898.48mm" svg:y="93.5mm">
            <loext:p draw:notify-on-update-of-ranges="train_log__LR_004.J1:train_log__LR_004.J6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60.04mm" svg:height="89.92mm" svg:x="1058.01mm" svg:y="93.63mm">
            <loext:p draw:notify-on-update-of-ranges="train_log__LR_004.H1:train_log__LR_004.H67 train_log__LR_004.I1:train_log__LR_004.I6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60.05mm" svg:height="89.91mm" svg:x="1058.26mm" svg:y="2.26mm">
            <loext:p draw:notify-on-update-of-ranges="train_log__LR_004.A1:train_log__LR_004.A67 train_log__LR_004.B1:train_log__LR_004.B67 train_log__LR_004.C1:train_log__LR_004.C67 train_log__LR_004.D1:train_log__LR_004.D67 train_log__LR_004.E1:train_log__LR_004.E67 train_log__LR_004.F1:train_log__LR_004.F67 train_log__LR_004.G1:train_log__LR_004.G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242527826596178" calcext:value-type="float">
            <text:p>0,2425278266</text:p>
          </table:table-cell>
          <table:table-cell office:value-type="float" office:value="0.28853943790688" calcext:value-type="float">
            <text:p>0,2885394379</text:p>
          </table:table-cell>
          <table:table-cell office:value-type="float" office:value="0.366358982095829" calcext:value-type="float">
            <text:p>0,3663589821</text:p>
          </table:table-cell>
          <table:table-cell office:value-type="float" office:value="0.220905070313323" calcext:value-type="float">
            <text:p>0,2209050703</text:p>
          </table:table-cell>
          <table:table-cell office:value-type="float" office:value="0.885776099303494" calcext:value-type="float">
            <text:p>0,8857760993</text:p>
          </table:table-cell>
          <table:table-cell office:value-type="float" office:value="1.03036774792101" calcext:value-type="float">
            <text:p>1,0303677479</text:p>
          </table:table-cell>
          <table:table-cell office:value-type="float" office:value="3.03447515809018" calcext:value-type="float">
            <text:p>3,0344751581</text:p>
          </table:table-cell>
          <table:table-cell office:value-type="float" office:value="0.543478260869565" calcext:value-type="float">
            <text:p>0,5434782609</text:p>
          </table:table-cell>
          <table:table-cell office:value-type="float" office:value="0.0069859719947838" calcext:value-type="float">
            <text:p>0,006985972</text:p>
          </table:table-cell>
          <table:table-cell office:value-type="float" office:value="8.03386779400137" calcext:value-type="float">
            <text:p>8,033867794</text:p>
          </table:table-cell>
          <table:table-cell/>
        </table:table-row>
        <table:table-row table:style-name="ro1">
          <table:table-cell office:value-type="float" office:value="0.212527626264921" calcext:value-type="float">
            <text:p>0,2125276263</text:p>
          </table:table-cell>
          <table:table-cell office:value-type="float" office:value="0.259002058796202" calcext:value-type="float">
            <text:p>0,2590020588</text:p>
          </table:table-cell>
          <table:table-cell office:value-type="float" office:value="0.165162401071385" calcext:value-type="float">
            <text:p>0,1651624011</text:p>
          </table:table-cell>
          <table:table-cell office:value-type="float" office:value="0.138697644483055" calcext:value-type="float">
            <text:p>0,1386976445</text:p>
          </table:table-cell>
          <table:table-cell office:value-type="float" office:value="0.597248692551385" calcext:value-type="float">
            <text:p>0,5972486926</text:p>
          </table:table-cell>
          <table:table-cell office:value-type="float" office:value="0.943302381945693" calcext:value-type="float">
            <text:p>0,9433023819</text:p>
          </table:table-cell>
          <table:table-cell office:value-type="float" office:value="2.31594079732895" calcext:value-type="float">
            <text:p>2,3159407973</text:p>
          </table:table-cell>
          <table:table-cell office:value-type="float" office:value="0.652173913043478" calcext:value-type="float">
            <text:p>0,652173913</text:p>
          </table:table-cell>
          <table:table-cell office:value-type="float" office:value="0.0125670272511911" calcext:value-type="float">
            <text:p>0,0125670273</text:p>
          </table:table-cell>
          <table:table-cell office:value-type="float" office:value="17.3424976066437" calcext:value-type="float">
            <text:p>17,3424976066</text:p>
          </table:table-cell>
          <table:table-cell/>
        </table:table-row>
        <table:table-row table:style-name="ro1">
          <table:table-cell office:value-type="float" office:value="0.192670990039756" calcext:value-type="float">
            <text:p>0,19267099</text:p>
          </table:table-cell>
          <table:table-cell office:value-type="float" office:value="0.195435891144766" calcext:value-type="float">
            <text:p>0,1954358911</text:p>
          </table:table-cell>
          <table:table-cell office:value-type="float" office:value="0.18361558092653" calcext:value-type="float">
            <text:p>0,1836155809</text:p>
          </table:table-cell>
          <table:table-cell office:value-type="float" office:value="0.13578550339994" calcext:value-type="float">
            <text:p>0,1357855034</text:p>
          </table:table-cell>
          <table:table-cell office:value-type="float" office:value="0.502581755104272" calcext:value-type="float">
            <text:p>0,5025817551</text:p>
          </table:table-cell>
          <table:table-cell office:value-type="float" office:value="0.863992003966933" calcext:value-type="float">
            <text:p>0,863992004</text:p>
          </table:table-cell>
          <table:table-cell office:value-type="float" office:value="2.07408173187919" calcext:value-type="float">
            <text:p>2,0740817319</text:p>
          </table:table-cell>
          <table:table-cell office:value-type="float" office:value="0.677536231884058" calcext:value-type="float">
            <text:p>0,6775362319</text:p>
          </table:table-cell>
          <table:table-cell office:value-type="float" office:value="0.0161560210890155" calcext:value-type="float">
            <text:p>0,0161560211</text:p>
          </table:table-cell>
          <table:table-cell office:value-type="float" office:value="23.1623489012853" calcext:value-type="float">
            <text:p>23,1623489013</text:p>
          </table:table-cell>
          <table:table-cell/>
        </table:table-row>
        <table:table-row table:style-name="ro1">
          <table:table-cell office:value-type="float" office:value="0.230339780907936" calcext:value-type="float">
            <text:p>0,2303397809</text:p>
          </table:table-cell>
          <table:table-cell office:value-type="float" office:value="0.212351555966408" calcext:value-type="float">
            <text:p>0,212351556</text:p>
          </table:table-cell>
          <table:table-cell office:value-type="float" office:value="0.166786676124067" calcext:value-type="float">
            <text:p>0,1667866761</text:p>
          </table:table-cell>
          <table:table-cell office:value-type="float" office:value="0.188464025379685" calcext:value-type="float">
            <text:p>0,1884640254</text:p>
          </table:table-cell>
          <table:table-cell office:value-type="float" office:value="0.645753870839658" calcext:value-type="float">
            <text:p>0,6457538708</text:p>
          </table:table-cell>
          <table:table-cell office:value-type="float" office:value="0.760188433787097" calcext:value-type="float">
            <text:p>0,7601884338</text:p>
          </table:table-cell>
          <table:table-cell office:value-type="float" office:value="2.20388431652733" calcext:value-type="float">
            <text:p>2,2038843165</text:p>
          </table:table-cell>
          <table:table-cell office:value-type="float" office:value="0.768115942028986" calcext:value-type="float">
            <text:p>0,768115942</text:p>
          </table:table-cell>
          <table:table-cell office:value-type="float" office:value="0.0172870659047026" calcext:value-type="float">
            <text:p>0,0172870659</text:p>
          </table:table-cell>
          <table:table-cell office:value-type="float" office:value="28.0972444504434" calcext:value-type="float">
            <text:p>28,0972444504</text:p>
          </table:table-cell>
          <table:table-cell/>
        </table:table-row>
        <table:table-row table:style-name="ro1">
          <table:table-cell office:value-type="float" office:value="0.249340557685608" calcext:value-type="float">
            <text:p>0,2493405577</text:p>
          </table:table-cell>
          <table:table-cell office:value-type="float" office:value="0.29040195712435" calcext:value-type="float">
            <text:p>0,2904019571</text:p>
          </table:table-cell>
          <table:table-cell office:value-type="float" office:value="0.592318028525092" calcext:value-type="float">
            <text:p>0,5923180285</text:p>
          </table:table-cell>
          <table:table-cell office:value-type="float" office:value="0.247213969531003" calcext:value-type="float">
            <text:p>0,2472139695</text:p>
          </table:table-cell>
          <table:table-cell office:value-type="float" office:value="2.19044854006042" calcext:value-type="float">
            <text:p>2,1904485401</text:p>
          </table:table-cell>
          <table:table-cell office:value-type="float" office:value="0.979690494744674" calcext:value-type="float">
            <text:p>0,9796904947</text:p>
          </table:table-cell>
          <table:table-cell office:value-type="float" office:value="4.54941357218701" calcext:value-type="float">
            <text:p>4,5494135722</text:p>
          </table:table-cell>
          <table:table-cell office:value-type="float" office:value="0.409420289855072" calcext:value-type="float">
            <text:p>0,4094202899</text:p>
          </table:table-cell>
          <table:table-cell office:value-type="float" office:value="0.00189746367290729" calcext:value-type="float">
            <text:p>0,0018974637</text:p>
          </table:table-cell>
          <table:table-cell office:value-type="float" office:value="1.64383602862868" calcext:value-type="float">
            <text:p>1,6438360286</text:p>
          </table:table-cell>
          <table:table-cell/>
        </table:table-row>
        <table:table-row table:style-name="ro1">
          <table:table-cell office:value-type="float" office:value="0.247883131489684" calcext:value-type="float">
            <text:p>0,2478831315</text:p>
          </table:table-cell>
          <table:table-cell office:value-type="float" office:value="0.289013077459379" calcext:value-type="float">
            <text:p>0,2890130775</text:p>
          </table:table-cell>
          <table:table-cell office:value-type="float" office:value="0.357816392981002" calcext:value-type="float">
            <text:p>0,357816393</text:p>
          </table:table-cell>
          <table:table-cell office:value-type="float" office:value="0.218107143270216" calcext:value-type="float">
            <text:p>0,2181071433</text:p>
          </table:table-cell>
          <table:table-cell office:value-type="float" office:value="2.00761943310499" calcext:value-type="float">
            <text:p>2,0076194331</text:p>
          </table:table-cell>
          <table:table-cell office:value-type="float" office:value="0.976936615679575" calcext:value-type="float">
            <text:p>0,9769366157</text:p>
          </table:table-cell>
          <table:table-cell office:value-type="float" office:value="4.09737584383591" calcext:value-type="float">
            <text:p>4,0973758438</text:p>
          </table:table-cell>
          <table:table-cell office:value-type="float" office:value="0.510869565217391" calcext:value-type="float">
            <text:p>0,5108695652</text:p>
          </table:table-cell>
          <table:table-cell office:value-type="float" office:value="0.00193955829501549" calcext:value-type="float">
            <text:p>0,0019395583</text:p>
          </table:table-cell>
          <table:table-cell office:value-type="float" office:value="2.09666251691174" calcext:value-type="float">
            <text:p>2,0966625169</text:p>
          </table:table-cell>
          <table:table-cell/>
        </table:table-row>
        <table:table-row table:style-name="ro1">
          <table:table-cell office:value-type="float" office:value="0.246372168486351" calcext:value-type="float">
            <text:p>0,2463721685</text:p>
          </table:table-cell>
          <table:table-cell office:value-type="float" office:value="0.285534008253308" calcext:value-type="float">
            <text:p>0,2855340083</text:p>
          </table:table-cell>
          <table:table-cell office:value-type="float" office:value="0.348186698373668" calcext:value-type="float">
            <text:p>0,3481866984</text:p>
          </table:table-cell>
          <table:table-cell office:value-type="float" office:value="0.190523440731973" calcext:value-type="float">
            <text:p>0,1905234407</text:p>
          </table:table-cell>
          <table:table-cell office:value-type="float" office:value="1.5167432492194" calcext:value-type="float">
            <text:p>1,5167432492</text:p>
          </table:table-cell>
          <table:table-cell office:value-type="float" office:value="0.914694568709187" calcext:value-type="float">
            <text:p>0,9146945687</text:p>
          </table:table-cell>
          <table:table-cell office:value-type="float" office:value="3.50205412636633" calcext:value-type="float">
            <text:p>3,5020541264</text:p>
          </table:table-cell>
          <table:table-cell office:value-type="float" office:value="0.583333333333334" calcext:value-type="float">
            <text:p>0,5833333333</text:p>
          </table:table-cell>
          <table:table-cell office:value-type="float" office:value="0.00261323099453688" calcext:value-type="float">
            <text:p>0,002613231</text:p>
          </table:table-cell>
          <table:table-cell office:value-type="float" office:value="3.22559812425669" calcext:value-type="float">
            <text:p>3,2255981243</text:p>
          </table:table-cell>
          <table:table-cell/>
        </table:table-row>
        <table:table-row table:style-name="ro1">
          <table:table-cell office:value-type="float" office:value="0.239805691812248" calcext:value-type="float">
            <text:p>0,2398056918</text:p>
          </table:table-cell>
          <table:table-cell office:value-type="float" office:value="0.280296030274653" calcext:value-type="float">
            <text:p>0,2802960303</text:p>
          </table:table-cell>
          <table:table-cell office:value-type="float" office:value="0.299861946088798" calcext:value-type="float">
            <text:p>0,2998619461</text:p>
          </table:table-cell>
          <table:table-cell office:value-type="float" office:value="0.194055448306481" calcext:value-type="float">
            <text:p>0,1940554483</text:p>
          </table:table-cell>
          <table:table-cell office:value-type="float" office:value="1.28538717734425" calcext:value-type="float">
            <text:p>1,2853871773</text:p>
          </table:table-cell>
          <table:table-cell office:value-type="float" office:value="0.857891231127407" calcext:value-type="float">
            <text:p>0,8578912311</text:p>
          </table:table-cell>
          <table:table-cell office:value-type="float" office:value="3.15729755681494" calcext:value-type="float">
            <text:p>3,1572975568</text:p>
          </table:table-cell>
          <table:table-cell office:value-type="float" office:value="0.663043478260869" calcext:value-type="float">
            <text:p>0,6630434783</text:p>
          </table:table-cell>
          <table:table-cell office:value-type="float" office:value="0.00443702678462863" calcext:value-type="float">
            <text:p>0,0044370268</text:p>
          </table:table-cell>
          <table:table-cell office:value-type="float" office:value="6.22514857883396" calcext:value-type="float">
            <text:p>6,2251485788</text:p>
          </table:table-cell>
          <table:table-cell/>
        </table:table-row>
        <table:table-row table:style-name="ro1">
          <table:table-cell office:value-type="float" office:value="0.22760079817675" calcext:value-type="float">
            <text:p>0,2276007982</text:p>
          </table:table-cell>
          <table:table-cell office:value-type="float" office:value="0.266817527061468" calcext:value-type="float">
            <text:p>0,2668175271</text:p>
          </table:table-cell>
          <table:table-cell office:value-type="float" office:value="0.386646764109964" calcext:value-type="float">
            <text:p>0,3866467641</text:p>
          </table:table-cell>
          <table:table-cell office:value-type="float" office:value="0.218327902330835" calcext:value-type="float">
            <text:p>0,2183279023</text:p>
          </table:table-cell>
          <table:table-cell office:value-type="float" office:value="1.77803135517499" calcext:value-type="float">
            <text:p>1,7780313552</text:p>
          </table:table-cell>
          <table:table-cell office:value-type="float" office:value="0.817648618441561" calcext:value-type="float">
            <text:p>0,8176486184</text:p>
          </table:table-cell>
          <table:table-cell office:value-type="float" office:value="3.69507299817127" calcext:value-type="float">
            <text:p>3,6950729982</text:p>
          </table:table-cell>
          <table:table-cell office:value-type="float" office:value="0.543478260869565" calcext:value-type="float">
            <text:p>0,5434782609</text:p>
          </table:table-cell>
          <table:table-cell office:value-type="float" office:value="0.00589189237666232" calcext:value-type="float">
            <text:p>0,0058918924</text:p>
          </table:table-cell>
          <table:table-cell office:value-type="float" office:value="6.77567623316167" calcext:value-type="float">
            <text:p>6,7756762332</text:p>
          </table:table-cell>
          <table:table-cell/>
        </table:table-row>
        <table:table-row table:style-name="ro1">
          <table:table-cell office:value-type="float" office:value="0.229046857743726" calcext:value-type="float">
            <text:p>0,2290468577</text:p>
          </table:table-cell>
          <table:table-cell office:value-type="float" office:value="0.254408012317625" calcext:value-type="float">
            <text:p>0,2544080123</text:p>
          </table:table-cell>
          <table:table-cell office:value-type="float" office:value="0.268038904376622" calcext:value-type="float">
            <text:p>0,2680389044</text:p>
          </table:table-cell>
          <table:table-cell office:value-type="float" office:value="0.162531327005126" calcext:value-type="float">
            <text:p>0,162531327</text:p>
          </table:table-cell>
          <table:table-cell office:value-type="float" office:value="1.59364152505346" calcext:value-type="float">
            <text:p>1,5936415251</text:p>
          </table:table-cell>
          <table:table-cell office:value-type="float" office:value="0.792705750983694" calcext:value-type="float">
            <text:p>0,792705751</text:p>
          </table:table-cell>
          <table:table-cell office:value-type="float" office:value="3.3003723880519" calcext:value-type="float">
            <text:p>3,3003723881</text:p>
          </table:table-cell>
          <table:table-cell office:value-type="float" office:value="0.684782608695652" calcext:value-type="float">
            <text:p>0,6847826087</text:p>
          </table:table-cell>
          <table:table-cell office:value-type="float" office:value="0.00854162208720332" calcext:value-type="float">
            <text:p>0,0085416221</text:p>
          </table:table-cell>
          <table:table-cell office:value-type="float" office:value="12.3768104043576" calcext:value-type="float">
            <text:p>12,3768104044</text:p>
          </table:table-cell>
          <table:table-cell/>
        </table:table-row>
        <table:table-row table:style-name="ro1">
          <table:table-cell office:value-type="float" office:value="0.216258707846187" calcext:value-type="float">
            <text:p>0,2162587078</text:p>
          </table:table-cell>
          <table:table-cell office:value-type="float" office:value="0.239357400135739" calcext:value-type="float">
            <text:p>0,2393574001</text:p>
          </table:table-cell>
          <table:table-cell office:value-type="float" office:value="0.33149003278342" calcext:value-type="float">
            <text:p>0,3314900328</text:p>
          </table:table-cell>
          <table:table-cell office:value-type="float" office:value="0.19386590017498" calcext:value-type="float">
            <text:p>0,1938659002</text:p>
          </table:table-cell>
          <table:table-cell office:value-type="float" office:value="1.59070680258067" calcext:value-type="float">
            <text:p>1,5907068026</text:p>
          </table:table-cell>
          <table:table-cell office:value-type="float" office:value="0.675291785403438" calcext:value-type="float">
            <text:p>0,6752917854</text:p>
          </table:table-cell>
          <table:table-cell office:value-type="float" office:value="3.24697063021038" calcext:value-type="float">
            <text:p>3,2469706302</text:p>
          </table:table-cell>
          <table:table-cell office:value-type="float" office:value="0.688405797101449" calcext:value-type="float">
            <text:p>0,6884057971</text:p>
          </table:table-cell>
          <table:table-cell office:value-type="float" office:value="0.00881767657658737" calcext:value-type="float">
            <text:p>0,0088176766</text:p>
          </table:table-cell>
          <table:table-cell office:value-type="float" office:value="12.8444155465623" calcext:value-type="float">
            <text:p>12,8444155466</text:p>
          </table:table-cell>
          <table:table-cell/>
        </table:table-row>
        <table:table-row table:style-name="ro1">
          <table:table-cell office:value-type="float" office:value="0.2020889809333" calcext:value-type="float">
            <text:p>0,2020889809</text:p>
          </table:table-cell>
          <table:table-cell office:value-type="float" office:value="0.210065183634035" calcext:value-type="float">
            <text:p>0,2100651836</text:p>
          </table:table-cell>
          <table:table-cell office:value-type="float" office:value="0.239706424536211" calcext:value-type="float">
            <text:p>0,2397064245</text:p>
          </table:table-cell>
          <table:table-cell office:value-type="float" office:value="0.143066930569425" calcext:value-type="float">
            <text:p>0,1430669306</text:p>
          </table:table-cell>
          <table:table-cell office:value-type="float" office:value="0.824979932573826" calcext:value-type="float">
            <text:p>0,8249799326</text:p>
          </table:table-cell>
          <table:table-cell office:value-type="float" office:value="0.645384566939395" calcext:value-type="float">
            <text:p>0,6453845669</text:p>
          </table:table-cell>
          <table:table-cell office:value-type="float" office:value="2.26529202772223" calcext:value-type="float">
            <text:p>2,2652920277</text:p>
          </table:table-cell>
          <table:table-cell office:value-type="float" office:value="0.847826086956522" calcext:value-type="float">
            <text:p>0,847826087</text:p>
          </table:table-cell>
          <table:table-cell office:value-type="float" office:value="0.0123197278550172" calcext:value-type="float">
            <text:p>0,0123197279</text:p>
          </table:table-cell>
          <table:table-cell office:value-type="float" office:value="22.1015917719008" calcext:value-type="float">
            <text:p>22,1015917719</text:p>
          </table:table-cell>
          <table:table-cell/>
        </table:table-row>
        <table:table-row table:style-name="ro1">
          <table:table-cell office:value-type="float" office:value="0.205721915354724" calcext:value-type="float">
            <text:p>0,2057219154</text:p>
          </table:table-cell>
          <table:table-cell office:value-type="float" office:value="0.205038199446711" calcext:value-type="float">
            <text:p>0,2050381994</text:p>
          </table:table-cell>
          <table:table-cell office:value-type="float" office:value="0.182930496048673" calcext:value-type="float">
            <text:p>0,182930496</text:p>
          </table:table-cell>
          <table:table-cell office:value-type="float" office:value="0.13405170986358" calcext:value-type="float">
            <text:p>0,1340517099</text:p>
          </table:table-cell>
          <table:table-cell office:value-type="float" office:value="0.804073730767097" calcext:value-type="float">
            <text:p>0,8040737308</text:p>
          </table:table-cell>
          <table:table-cell office:value-type="float" office:value="0.694576284483723" calcext:value-type="float">
            <text:p>0,6945762845</text:p>
          </table:table-cell>
          <table:table-cell office:value-type="float" office:value="2.22639233392218" calcext:value-type="float">
            <text:p>2,2263923339</text:p>
          </table:table-cell>
          <table:table-cell office:value-type="float" office:value="0.815217391304347" calcext:value-type="float">
            <text:p>0,8152173913</text:p>
          </table:table-cell>
          <table:table-cell office:value-type="float" office:value="0.0142880579936167" calcext:value-type="float">
            <text:p>0,014288058</text:p>
          </table:table-cell>
          <table:table-cell office:value-type="float" office:value="24.6469000389887" calcext:value-type="float">
            <text:p>24,646900039</text:p>
          </table:table-cell>
          <table:table-cell/>
        </table:table-row>
        <table:table-row table:style-name="ro1">
          <table:table-cell office:value-type="float" office:value="0.197488610559563" calcext:value-type="float">
            <text:p>0,1974886106</text:p>
          </table:table-cell>
          <table:table-cell office:value-type="float" office:value="0.217457848575261" calcext:value-type="float">
            <text:p>0,2174578486</text:p>
          </table:table-cell>
          <table:table-cell office:value-type="float" office:value="0.201013655455545" calcext:value-type="float">
            <text:p>0,2010136555</text:p>
          </table:table-cell>
          <table:table-cell office:value-type="float" office:value="0.112510732918568" calcext:value-type="float">
            <text:p>0,1125107329</text:p>
          </table:table-cell>
          <table:table-cell office:value-type="float" office:value="0.741904629313428" calcext:value-type="float">
            <text:p>0,7419046293</text:p>
          </table:table-cell>
          <table:table-cell office:value-type="float" office:value="0.61748227606649" calcext:value-type="float">
            <text:p>0,6174822761</text:p>
          </table:table-cell>
          <table:table-cell office:value-type="float" office:value="2.08785773360211" calcext:value-type="float">
            <text:p>2,0878577336</text:p>
          </table:table-cell>
          <table:table-cell office:value-type="float" office:value="0.876811594202898" calcext:value-type="float">
            <text:p>0,8768115942</text:p>
          </table:table-cell>
          <table:table-cell office:value-type="float" office:value="0.0123511399315387" calcext:value-type="float">
            <text:p>0,0123511399</text:p>
          </table:table-cell>
          <table:table-cell office:value-type="float" office:value="22.9154816196482" calcext:value-type="float">
            <text:p>22,9154816196</text:p>
          </table:table-cell>
          <table:table-cell/>
        </table:table-row>
        <table:table-row table:style-name="ro1">
          <table:table-cell office:value-type="float" office:value="0.195886638270661" calcext:value-type="float">
            <text:p>0,1958866383</text:p>
          </table:table-cell>
          <table:table-cell office:value-type="float" office:value="0.231016946134016" calcext:value-type="float">
            <text:p>0,2310169461</text:p>
          </table:table-cell>
          <table:table-cell office:value-type="float" office:value="0.280107536761811" calcext:value-type="float">
            <text:p>0,2801075368</text:p>
          </table:table-cell>
          <table:table-cell office:value-type="float" office:value="0.14151105761361" calcext:value-type="float">
            <text:p>0,1415110576</text:p>
          </table:table-cell>
          <table:table-cell office:value-type="float" office:value="1.54278417749573" calcext:value-type="float">
            <text:p>1,5427841775</text:p>
          </table:table-cell>
          <table:table-cell office:value-type="float" office:value="0.599072911493156" calcext:value-type="float">
            <text:p>0,5990729115</text:p>
          </table:table-cell>
          <table:table-cell office:value-type="float" office:value="2.99037929721501" calcext:value-type="float">
            <text:p>2,9903792972</text:p>
          </table:table-cell>
          <table:table-cell office:value-type="float" office:value="0.771739130434782" calcext:value-type="float">
            <text:p>0,7717391304</text:p>
          </table:table-cell>
          <table:table-cell office:value-type="float" office:value="0.0134453515031667" calcext:value-type="float">
            <text:p>0,0134453515</text:p>
          </table:table-cell>
          <table:table-cell office:value-type="float" office:value="21.9562590046712" calcext:value-type="float">
            <text:p>21,9562590047</text:p>
          </table:table-cell>
          <table:table-cell/>
        </table:table-row>
        <table:table-row table:style-name="ro1">
          <table:table-cell office:value-type="float" office:value="0.177998138299343" calcext:value-type="float">
            <text:p>0,1779981383</text:p>
          </table:table-cell>
          <table:table-cell office:value-type="float" office:value="0.21794751688187" calcext:value-type="float">
            <text:p>0,2179475169</text:p>
          </table:table-cell>
          <table:table-cell office:value-type="float" office:value="0.252124001785769" calcext:value-type="float">
            <text:p>0,2521240018</text:p>
          </table:table-cell>
          <table:table-cell office:value-type="float" office:value="0.128599092871631" calcext:value-type="float">
            <text:p>0,1285990929</text:p>
          </table:table-cell>
          <table:table-cell office:value-type="float" office:value="1.19580995906954" calcext:value-type="float">
            <text:p>1,1958099591</text:p>
          </table:table-cell>
          <table:table-cell office:value-type="float" office:value="0.615381882566473" calcext:value-type="float">
            <text:p>0,6153818826</text:p>
          </table:table-cell>
          <table:table-cell office:value-type="float" office:value="2.58786057907602" calcext:value-type="float">
            <text:p>2,5878605791</text:p>
          </table:table-cell>
          <table:table-cell office:value-type="float" office:value="0.811594202898551" calcext:value-type="float">
            <text:p>0,8115942029</text:p>
          </table:table-cell>
          <table:table-cell office:value-type="float" office:value="0.0173905972627701" calcext:value-type="float">
            <text:p>0,0173905973</text:p>
          </table:table-cell>
          <table:table-cell office:value-type="float" office:value="29.8654523659306" calcext:value-type="float">
            <text:p>29,8654523659</text:p>
          </table:table-cell>
          <table:table-cell/>
        </table:table-row>
        <table:table-row table:style-name="ro1">
          <table:table-cell office:value-type="float" office:value="0.166783663872" calcext:value-type="float">
            <text:p>0,1667836639</text:p>
          </table:table-cell>
          <table:table-cell office:value-type="float" office:value="0.243615134081388" calcext:value-type="float">
            <text:p>0,2436151341</text:p>
          </table:table-cell>
          <table:table-cell office:value-type="float" office:value="0.277944682392365" calcext:value-type="float">
            <text:p>0,2779446824</text:p>
          </table:table-cell>
          <table:table-cell office:value-type="float" office:value="0.103316893912131" calcext:value-type="float">
            <text:p>0,1033168939</text:p>
          </table:table-cell>
          <table:table-cell office:value-type="float" office:value="1.33614305374415" calcext:value-type="float">
            <text:p>1,3361430537</text:p>
          </table:table-cell>
          <table:table-cell office:value-type="float" office:value="0.572054010694442" calcext:value-type="float">
            <text:p>0,5720540107</text:p>
          </table:table-cell>
          <table:table-cell office:value-type="float" office:value="2.69985742154329" calcext:value-type="float">
            <text:p>2,6998574215</text:p>
          </table:table-cell>
          <table:table-cell office:value-type="float" office:value="0.83695652173913" calcext:value-type="float">
            <text:p>0,8369565217</text:p>
          </table:table-cell>
          <table:table-cell office:value-type="float" office:value="0.0171200479231953" calcext:value-type="float">
            <text:p>0,0171200479</text:p>
          </table:table-cell>
          <table:table-cell office:value-type="float" office:value="30.3196048719788" calcext:value-type="float">
            <text:p>30,319604872</text:p>
          </table:table-cell>
          <table:table-cell/>
        </table:table-row>
        <table:table-row table:style-name="ro1">
          <table:table-cell office:value-type="float" office:value="0.171916321304667" calcext:value-type="float">
            <text:p>0,1719163213</text:p>
          </table:table-cell>
          <table:table-cell office:value-type="float" office:value="0.190548205530554" calcext:value-type="float">
            <text:p>0,1905482055</text:p>
          </table:table-cell>
          <table:table-cell office:value-type="float" office:value="0.285684082672728" calcext:value-type="float">
            <text:p>0,2856840827</text:p>
          </table:table-cell>
          <table:table-cell office:value-type="float" office:value="0.110798275077958" calcext:value-type="float">
            <text:p>0,1107982751</text:p>
          </table:table-cell>
          <table:table-cell office:value-type="float" office:value="1.11664777087129" calcext:value-type="float">
            <text:p>1,1166477709</text:p>
          </table:table-cell>
          <table:table-cell office:value-type="float" office:value="0.535345039613869" calcext:value-type="float">
            <text:p>0,5353450396</text:p>
          </table:table-cell>
          <table:table-cell office:value-type="float" office:value="2.41093970381695" calcext:value-type="float">
            <text:p>2,4109397038</text:p>
          </table:table-cell>
          <table:table-cell office:value-type="float" office:value="0.844202898550725" calcext:value-type="float">
            <text:p>0,8442028986</text:p>
          </table:table-cell>
          <table:table-cell office:value-type="float" office:value="0.0293868639388841" calcext:value-type="float">
            <text:p>0,0293868639</text:p>
          </table:table-cell>
          <table:table-cell office:value-type="float" office:value="52.4947346161599" calcext:value-type="float">
            <text:p>52,4947346162</text:p>
          </table:table-cell>
          <table:table-cell/>
        </table:table-row>
        <table:table-row table:style-name="ro1">
          <table:table-cell office:value-type="float" office:value="0.157993896698589" calcext:value-type="float">
            <text:p>0,1579938967</text:p>
          </table:table-cell>
          <table:table-cell office:value-type="float" office:value="0.200368900579791" calcext:value-type="float">
            <text:p>0,2003689006</text:p>
          </table:table-cell>
          <table:table-cell office:value-type="float" office:value="0.258048741559754" calcext:value-type="float">
            <text:p>0,2580487416</text:p>
          </table:table-cell>
          <table:table-cell office:value-type="float" office:value="0.0964519781030148" calcext:value-type="float">
            <text:p>0,0964519781</text:p>
          </table:table-cell>
          <table:table-cell office:value-type="float" office:value="0.952778809501425" calcext:value-type="float">
            <text:p>0,9527788095</text:p>
          </table:table-cell>
          <table:table-cell office:value-type="float" office:value="0.566289417121721" calcext:value-type="float">
            <text:p>0,5662894171</text:p>
          </table:table-cell>
          <table:table-cell office:value-type="float" office:value="2.23193174859752" calcext:value-type="float">
            <text:p>2,2319317486</text:p>
          </table:table-cell>
          <table:table-cell office:value-type="float" office:value="0.865942028985507" calcext:value-type="float">
            <text:p>0,865942029</text:p>
          </table:table-cell>
          <table:table-cell office:value-type="float" office:value="0.0196892214780235" calcext:value-type="float">
            <text:p>0,0196892215</text:p>
          </table:table-cell>
          <table:table-cell office:value-type="float" office:value="36.077216821565" calcext:value-type="float">
            <text:p>36,0772168216</text:p>
          </table:table-cell>
          <table:table-cell/>
        </table:table-row>
        <table:table-row table:style-name="ro1">
          <table:table-cell office:value-type="float" office:value="0.176628822722705" calcext:value-type="float">
            <text:p>0,1766288227</text:p>
          </table:table-cell>
          <table:table-cell office:value-type="float" office:value="0.128517630844094" calcext:value-type="float">
            <text:p>0,1285176308</text:p>
          </table:table-cell>
          <table:table-cell office:value-type="float" office:value="0.175452512420041" calcext:value-type="float">
            <text:p>0,1754525124</text:p>
          </table:table-cell>
          <table:table-cell office:value-type="float" office:value="0.0897992636752821" calcext:value-type="float">
            <text:p>0,0897992637</text:p>
          </table:table-cell>
          <table:table-cell office:value-type="float" office:value="0.653212816292501" calcext:value-type="float">
            <text:p>0,6532128163</text:p>
          </table:table-cell>
          <table:table-cell office:value-type="float" office:value="0.586499596095603" calcext:value-type="float">
            <text:p>0,5864995961</text:p>
          </table:table-cell>
          <table:table-cell office:value-type="float" office:value="1.81011064026667" calcext:value-type="float">
            <text:p>1,8101106403</text:p>
          </table:table-cell>
          <table:table-cell office:value-type="float" office:value="0.869565217391304" calcext:value-type="float">
            <text:p>0,8695652174</text:p>
          </table:table-cell>
          <table:table-cell office:value-type="float" office:value="0.0315416506451133" calcext:value-type="float">
            <text:p>0,0315416506</text:p>
          </table:table-cell>
          <table:table-cell office:value-type="float" office:value="58.0366371870085" calcext:value-type="float">
            <text:p>58,036637187</text:p>
          </table:table-cell>
          <table:table-cell/>
        </table:table-row>
        <table:table-row table:style-name="ro1">
          <table:table-cell office:value-type="float" office:value="0.226573299215864" calcext:value-type="float">
            <text:p>0,2265732992</text:p>
          </table:table-cell>
          <table:table-cell office:value-type="float" office:value="0.283597922372871" calcext:value-type="float">
            <text:p>0,2835979224</text:p>
          </table:table-cell>
          <table:table-cell office:value-type="float" office:value="0.197294270560514" calcext:value-type="float">
            <text:p>0,1972942706</text:p>
          </table:table-cell>
          <table:table-cell office:value-type="float" office:value="0.162789927076791" calcext:value-type="float">
            <text:p>0,1627899271</text:p>
          </table:table-cell>
          <table:table-cell office:value-type="float" office:value="1.22037085388666" calcext:value-type="float">
            <text:p>1,2203708539</text:p>
          </table:table-cell>
          <table:table-cell office:value-type="float" office:value="0.614305288895317" calcext:value-type="float">
            <text:p>0,6143052889</text:p>
          </table:table-cell>
          <table:table-cell office:value-type="float" office:value="2.70493155329124" calcext:value-type="float">
            <text:p>2,7049315533</text:p>
          </table:table-cell>
          <table:table-cell office:value-type="float" office:value="0.851449275362319" calcext:value-type="float">
            <text:p>0,8514492754</text:p>
          </table:table-cell>
          <table:table-cell office:value-type="float" office:value="0.0220018367030541" calcext:value-type="float">
            <text:p>0,0220018367</text:p>
          </table:table-cell>
          <table:table-cell office:value-type="float" office:value="39.6399757933358" calcext:value-type="float">
            <text:p>39,6399757933</text:p>
          </table:table-cell>
          <table:table-cell/>
        </table:table-row>
        <table:table-row table:style-name="ro1">
          <table:table-cell office:value-type="float" office:value="0.182930833755603" calcext:value-type="float">
            <text:p>0,1829308338</text:p>
          </table:table-cell>
          <table:table-cell office:value-type="float" office:value="0.242172953480369" calcext:value-type="float">
            <text:p>0,2421729535</text:p>
          </table:table-cell>
          <table:table-cell office:value-type="float" office:value="0.186732037607251" calcext:value-type="float">
            <text:p>0,1867320376</text:p>
          </table:table-cell>
          <table:table-cell office:value-type="float" office:value="0.179877067063226" calcext:value-type="float">
            <text:p>0,1798770671</text:p>
          </table:table-cell>
          <table:table-cell office:value-type="float" office:value="0.858638754762385" calcext:value-type="float">
            <text:p>0,8586387548</text:p>
          </table:table-cell>
          <table:table-cell office:value-type="float" office:value="0.588213082564914" calcext:value-type="float">
            <text:p>0,5882130826</text:p>
          </table:table-cell>
          <table:table-cell office:value-type="float" office:value="2.23856473228206" calcext:value-type="float">
            <text:p>2,2385647323</text:p>
          </table:table-cell>
          <table:table-cell office:value-type="float" office:value="0.83695652173913" calcext:value-type="float">
            <text:p>0,8369565217</text:p>
          </table:table-cell>
          <table:table-cell office:value-type="float" office:value="0.0171568921271726" calcext:value-type="float">
            <text:p>0,0171568921</text:p>
          </table:table-cell>
          <table:table-cell office:value-type="float" office:value="30.3848559572226" calcext:value-type="float">
            <text:p>30,3848559572</text:p>
          </table:table-cell>
          <table:table-cell/>
        </table:table-row>
        <table:table-row table:style-name="ro1">
          <table:table-cell office:value-type="float" office:value="0.220217870336416" calcext:value-type="float">
            <text:p>0,2202178703</text:p>
          </table:table-cell>
          <table:table-cell office:value-type="float" office:value="0.365137481530521" calcext:value-type="float">
            <text:p>0,3651374815</text:p>
          </table:table-cell>
          <table:table-cell office:value-type="float" office:value="0.298366685622469" calcext:value-type="float">
            <text:p>0,2983666856</text:p>
          </table:table-cell>
          <table:table-cell office:value-type="float" office:value="0.204303678783143" calcext:value-type="float">
            <text:p>0,2043036788</text:p>
          </table:table-cell>
          <table:table-cell office:value-type="float" office:value="1.58666561268594" calcext:value-type="float">
            <text:p>1,5866656127</text:p>
          </table:table-cell>
          <table:table-cell office:value-type="float" office:value="0.714875067057817" calcext:value-type="float">
            <text:p>0,7148750671</text:p>
          </table:table-cell>
          <table:table-cell office:value-type="float" office:value="3.38956639559373" calcext:value-type="float">
            <text:p>3,3895663956</text:p>
          </table:table-cell>
          <table:table-cell office:value-type="float" office:value="0.753623188405797" calcext:value-type="float">
            <text:p>0,7536231884</text:p>
          </table:table-cell>
          <table:table-cell office:value-type="float" office:value="0.010473833128082" calcext:value-type="float">
            <text:p>0,0104738331</text:p>
          </table:table-cell>
          <table:table-cell office:value-type="float" office:value="16.7022725615814" calcext:value-type="float">
            <text:p>16,7022725616</text:p>
          </table:table-cell>
          <table:table-cell/>
        </table:table-row>
        <table:table-row table:style-name="ro1">
          <table:table-cell office:value-type="float" office:value="0.220442063873634" calcext:value-type="float">
            <text:p>0,2204420639</text:p>
          </table:table-cell>
          <table:table-cell office:value-type="float" office:value="0.201422187716715" calcext:value-type="float">
            <text:p>0,2014221877</text:p>
          </table:table-cell>
          <table:table-cell office:value-type="float" office:value="0.206207554306551" calcext:value-type="float">
            <text:p>0,2062075543</text:p>
          </table:table-cell>
          <table:table-cell office:value-type="float" office:value="0.082126187710025" calcext:value-type="float">
            <text:p>0,0821261877</text:p>
          </table:table-cell>
          <table:table-cell office:value-type="float" office:value="0.922051915979904" calcext:value-type="float">
            <text:p>0,922051916</text:p>
          </table:table-cell>
          <table:table-cell office:value-type="float" office:value="0.599998677554338" calcext:value-type="float">
            <text:p>0,5999986776</text:p>
          </table:table-cell>
          <table:table-cell office:value-type="float" office:value="2.23224858097408" calcext:value-type="float">
            <text:p>2,232248581</text:p>
          </table:table-cell>
          <table:table-cell office:value-type="float" office:value="0.894927536231884" calcext:value-type="float">
            <text:p>0,8949275362</text:p>
          </table:table-cell>
          <table:table-cell office:value-type="float" office:value="0.0209378729968469" calcext:value-type="float">
            <text:p>0,020937873</text:p>
          </table:table-cell>
          <table:table-cell office:value-type="float" office:value="39.649352165029" calcext:value-type="float">
            <text:p>39,649352165</text:p>
          </table:table-cell>
          <table:table-cell/>
        </table:table-row>
        <table:table-row table:style-name="ro1">
          <table:table-cell office:value-type="float" office:value="0.149601739211705" calcext:value-type="float">
            <text:p>0,1496017392</text:p>
          </table:table-cell>
          <table:table-cell office:value-type="float" office:value="0.199167831371913" calcext:value-type="float">
            <text:p>0,1991678314</text:p>
          </table:table-cell>
          <table:table-cell office:value-type="float" office:value="0.160915596029119" calcext:value-type="float">
            <text:p>0,160915596</text:p>
          </table:table-cell>
          <table:table-cell office:value-type="float" office:value="0.103767939751497" calcext:value-type="float">
            <text:p>0,1037679398</text:p>
          </table:table-cell>
          <table:table-cell office:value-type="float" office:value="1.05780242221511" calcext:value-type="float">
            <text:p>1,0578024222</text:p>
          </table:table-cell>
          <table:table-cell office:value-type="float" office:value="0.556862419066222" calcext:value-type="float">
            <text:p>0,5568624191</text:p>
          </table:table-cell>
          <table:table-cell office:value-type="float" office:value="2.22811793114828" calcext:value-type="float">
            <text:p>2,2281179311</text:p>
          </table:table-cell>
          <table:table-cell office:value-type="float" office:value="0.847826086956522" calcext:value-type="float">
            <text:p>0,847826087</text:p>
          </table:table-cell>
          <table:table-cell office:value-type="float" office:value="0.0386907374889531" calcext:value-type="float">
            <text:p>0,0386907375</text:p>
          </table:table-cell>
          <table:table-cell office:value-type="float" office:value="69.4111830551818" calcext:value-type="float">
            <text:p>69,4111830552</text:p>
          </table:table-cell>
          <table:table-cell/>
        </table:table-row>
        <table:table-row table:style-name="ro1">
          <table:table-cell office:value-type="float" office:value="0.14535617153097" calcext:value-type="float">
            <text:p>0,1453561715</text:p>
          </table:table-cell>
          <table:table-cell office:value-type="float" office:value="0.152247748604998" calcext:value-type="float">
            <text:p>0,1522477486</text:p>
          </table:table-cell>
          <table:table-cell office:value-type="float" office:value="0.155486696186215" calcext:value-type="float">
            <text:p>0,1554866962</text:p>
          </table:table-cell>
          <table:table-cell office:value-type="float" office:value="0.0653589033276445" calcext:value-type="float">
            <text:p>0,0653589033</text:p>
          </table:table-cell>
          <table:table-cell office:value-type="float" office:value="1.10764892174579" calcext:value-type="float">
            <text:p>1,1076489217</text:p>
          </table:table-cell>
          <table:table-cell office:value-type="float" office:value="0.5496306600778" calcext:value-type="float">
            <text:p>0,5496306601</text:p>
          </table:table-cell>
          <table:table-cell office:value-type="float" office:value="2.17572910241459" calcext:value-type="float">
            <text:p>2,1757291024</text:p>
          </table:table-cell>
          <table:table-cell office:value-type="float" office:value="0.851449275362319" calcext:value-type="float">
            <text:p>0,8514492754</text:p>
          </table:table-cell>
          <table:table-cell office:value-type="float" office:value="0.0732153356991452" calcext:value-type="float">
            <text:p>0,0732153357</text:p>
          </table:table-cell>
          <table:table-cell office:value-type="float" office:value="131.90962981796" calcext:value-type="float">
            <text:p>131,909629818</text:p>
          </table:table-cell>
          <table:table-cell/>
        </table:table-row>
        <table:table-row table:style-name="ro1">
          <table:table-cell office:value-type="float" office:value="0.162328997202839" calcext:value-type="float">
            <text:p>0,1623289972</text:p>
          </table:table-cell>
          <table:table-cell office:value-type="float" office:value="0.195629873814102" calcext:value-type="float">
            <text:p>0,1956298738</text:p>
          </table:table-cell>
          <table:table-cell office:value-type="float" office:value="0.164025136729596" calcext:value-type="float">
            <text:p>0,1640251367</text:p>
          </table:table-cell>
          <table:table-cell office:value-type="float" office:value="0.105692285563355" calcext:value-type="float">
            <text:p>0,1056922856</text:p>
          </table:table-cell>
          <table:table-cell office:value-type="float" office:value="0.689528290911213" calcext:value-type="float">
            <text:p>0,6895282909</text:p>
          </table:table-cell>
          <table:table-cell office:value-type="float" office:value="0.585220004877318" calcext:value-type="float">
            <text:p>0,5852200049</text:p>
          </table:table-cell>
          <table:table-cell office:value-type="float" office:value="1.9024246101794" calcext:value-type="float">
            <text:p>1,9024246102</text:p>
          </table:table-cell>
          <table:table-cell office:value-type="float" office:value="0.891304347826087" calcext:value-type="float">
            <text:p>0,8913043478</text:p>
          </table:table-cell>
          <table:table-cell office:value-type="float" office:value="0.0487007843824977" calcext:value-type="float">
            <text:p>0,0487007844</text:p>
          </table:table-cell>
          <table:table-cell office:value-type="float" office:value="91.8496793453907" calcext:value-type="float">
            <text:p>91,8496793454</text:p>
          </table:table-cell>
          <table:table-cell/>
        </table:table-row>
        <table:table-row table:style-name="ro1">
          <table:table-cell office:value-type="float" office:value="0.12517294805193" calcext:value-type="float">
            <text:p>0,1251729481</text:p>
          </table:table-cell>
          <table:table-cell office:value-type="float" office:value="0.12531606215065" calcext:value-type="float">
            <text:p>0,1253160622</text:p>
          </table:table-cell>
          <table:table-cell office:value-type="float" office:value="0.15325817834951" calcext:value-type="float">
            <text:p>0,1532581783</text:p>
          </table:table-cell>
          <table:table-cell office:value-type="float" office:value="0.0707610036856601" calcext:value-type="float">
            <text:p>0,0707610037</text:p>
          </table:table-cell>
          <table:table-cell office:value-type="float" office:value="0.611378891798465" calcext:value-type="float">
            <text:p>0,6113788918</text:p>
          </table:table-cell>
          <table:table-cell office:value-type="float" office:value="0.532160188840783" calcext:value-type="float">
            <text:p>0,5321601888</text:p>
          </table:table-cell>
          <table:table-cell office:value-type="float" office:value="1.61804728015609" calcext:value-type="float">
            <text:p>1,6180472802</text:p>
          </table:table-cell>
          <table:table-cell office:value-type="float" office:value="0.942028985507246" calcext:value-type="float">
            <text:p>0,9420289855</text:p>
          </table:table-cell>
          <table:table-cell office:value-type="float" office:value="0.0394172058701331" calcext:value-type="float">
            <text:p>0,0394172059</text:p>
          </table:table-cell>
          <table:table-cell office:value-type="float" office:value="78.5716303677987" calcext:value-type="float">
            <text:p>78,5716303678</text:p>
          </table:table-cell>
          <table:table-cell/>
        </table:table-row>
        <table:table-row table:style-name="ro1">
          <table:table-cell office:value-type="float" office:value="0.15282707374591" calcext:value-type="float">
            <text:p>0,1528270737</text:p>
          </table:table-cell>
          <table:table-cell office:value-type="float" office:value="0.182622577076393" calcext:value-type="float">
            <text:p>0,1826225771</text:p>
          </table:table-cell>
          <table:table-cell office:value-type="float" office:value="0.208642308910266" calcext:value-type="float">
            <text:p>0,2086423089</text:p>
          </table:table-cell>
          <table:table-cell office:value-type="float" office:value="0.0765474575136582" calcext:value-type="float">
            <text:p>0,0765474575</text:p>
          </table:table-cell>
          <table:table-cell office:value-type="float" office:value="0.753008843075646" calcext:value-type="float">
            <text:p>0,7530088431</text:p>
          </table:table-cell>
          <table:table-cell office:value-type="float" office:value="0.566154898184797" calcext:value-type="float">
            <text:p>0,5661548982</text:p>
          </table:table-cell>
          <table:table-cell office:value-type="float" office:value="1.9398031571637" calcext:value-type="float">
            <text:p>1,9398031572</text:p>
          </table:table-cell>
          <table:table-cell office:value-type="float" office:value="0.884057971014493" calcext:value-type="float">
            <text:p>0,884057971</text:p>
          </table:table-cell>
          <table:table-cell office:value-type="float" office:value="0.0272732916017017" calcext:value-type="float">
            <text:p>0,0272732916</text:p>
          </table:table-cell>
          <table:table-cell office:value-type="float" office:value="51.0192374895833" calcext:value-type="float">
            <text:p>51,0192374896</text:p>
          </table:table-cell>
          <table:table-cell/>
        </table:table-row>
        <table:table-row table:style-name="ro1">
          <table:table-cell office:value-type="float" office:value="0.129493615636855" calcext:value-type="float">
            <text:p>0,1294936156</text:p>
          </table:table-cell>
          <table:table-cell office:value-type="float" office:value="0.119845211413517" calcext:value-type="float">
            <text:p>0,1198452114</text:p>
          </table:table-cell>
          <table:table-cell office:value-type="float" office:value="0.123215220963709" calcext:value-type="float">
            <text:p>0,123215221</text:p>
          </table:table-cell>
          <table:table-cell office:value-type="float" office:value="0.0670691800796308" calcext:value-type="float">
            <text:p>0,0670691801</text:p>
          </table:table-cell>
          <table:table-cell office:value-type="float" office:value="0.589520954486469" calcext:value-type="float">
            <text:p>0,5895209545</text:p>
          </table:table-cell>
          <table:table-cell office:value-type="float" office:value="0.516670170037643" calcext:value-type="float">
            <text:p>0,51667017</text:p>
          </table:table-cell>
          <table:table-cell office:value-type="float" office:value="1.54581434441649" calcext:value-type="float">
            <text:p>1,5458143444</text:p>
          </table:table-cell>
          <table:table-cell office:value-type="float" office:value="0.927536231884058" calcext:value-type="float">
            <text:p>0,9275362319</text:p>
          </table:table-cell>
          <table:table-cell office:value-type="float" office:value="0.0547456328111964" calcext:value-type="float">
            <text:p>0,0547456328</text:p>
          </table:table-cell>
          <table:table-cell office:value-type="float" office:value="107.447428664108" calcext:value-type="float">
            <text:p>107,4474286641</text:p>
          </table:table-cell>
          <table:table-cell/>
        </table:table-row>
        <table:table-row table:style-name="ro1">
          <table:table-cell office:value-type="float" office:value="0.139421493412121" calcext:value-type="float">
            <text:p>0,1394214934</text:p>
          </table:table-cell>
          <table:table-cell office:value-type="float" office:value="0.113502892198638" calcext:value-type="float">
            <text:p>0,1135028922</text:p>
          </table:table-cell>
          <table:table-cell office:value-type="float" office:value="0.125706840057556" calcext:value-type="float">
            <text:p>0,1257068401</text:p>
          </table:table-cell>
          <table:table-cell office:value-type="float" office:value="0.0546200939795159" calcext:value-type="float">
            <text:p>0,054620094</text:p>
          </table:table-cell>
          <table:table-cell office:value-type="float" office:value="0.857328792649281" calcext:value-type="float">
            <text:p>0,8573287926</text:p>
          </table:table-cell>
          <table:table-cell office:value-type="float" office:value="0.514283567019131" calcext:value-type="float">
            <text:p>0,514283567</text:p>
          </table:table-cell>
          <table:table-cell office:value-type="float" office:value="1.8048636680064" calcext:value-type="float">
            <text:p>1,804863668</text:p>
          </table:table-cell>
          <table:table-cell office:value-type="float" office:value="0.902173913043478" calcext:value-type="float">
            <text:p>0,902173913</text:p>
          </table:table-cell>
          <table:table-cell office:value-type="float" office:value="0.077263356353045" calcext:value-type="float">
            <text:p>0,0772633564</text:p>
          </table:table-cell>
          <table:table-cell office:value-type="float" office:value="147.495747277963" calcext:value-type="float">
            <text:p>147,495747278</text:p>
          </table:table-cell>
          <table:table-cell/>
        </table:table-row>
        <table:table-row table:style-name="ro1">
          <table:table-cell office:value-type="float" office:value="0.122997892906942" calcext:value-type="float">
            <text:p>0,1229978929</text:p>
          </table:table-cell>
          <table:table-cell office:value-type="float" office:value="0.107086446879017" calcext:value-type="float">
            <text:p>0,1070864469</text:p>
          </table:table-cell>
          <table:table-cell office:value-type="float" office:value="0.150684084101712" calcext:value-type="float">
            <text:p>0,1506840841</text:p>
          </table:table-cell>
          <table:table-cell office:value-type="float" office:value="0.0481383537978969" calcext:value-type="float">
            <text:p>0,0481383538</text:p>
          </table:table-cell>
          <table:table-cell office:value-type="float" office:value="0.742208397927006" calcext:value-type="float">
            <text:p>0,7422083979</text:p>
          </table:table-cell>
          <table:table-cell office:value-type="float" office:value="0.529710759287295" calcext:value-type="float">
            <text:p>0,5297107593</text:p>
          </table:table-cell>
          <table:table-cell office:value-type="float" office:value="1.70082592575446" calcext:value-type="float">
            <text:p>1,7008259258</text:p>
          </table:table-cell>
          <table:table-cell office:value-type="float" office:value="0.927536231884058" calcext:value-type="float">
            <text:p>0,9275362319</text:p>
          </table:table-cell>
          <table:table-cell office:value-type="float" office:value="0.0777195874253696" calcext:value-type="float">
            <text:p>0,0777195874</text:p>
          </table:table-cell>
          <table:table-cell office:value-type="float" office:value="152.537643586859" calcext:value-type="float">
            <text:p>152,5376435869</text:p>
          </table:table-cell>
          <table:table-cell/>
        </table:table-row>
        <table:table-row table:style-name="ro1">
          <table:table-cell office:value-type="float" office:value="0.124778560257888" calcext:value-type="float">
            <text:p>0,1247785603</text:p>
          </table:table-cell>
          <table:table-cell office:value-type="float" office:value="0.130474641843846" calcext:value-type="float">
            <text:p>0,1304746418</text:p>
          </table:table-cell>
          <table:table-cell office:value-type="float" office:value="0.139818568981987" calcext:value-type="float">
            <text:p>0,139818569</text:p>
          </table:table-cell>
          <table:table-cell office:value-type="float" office:value="0.0550509728892275" calcext:value-type="float">
            <text:p>0,0550509729</text:p>
          </table:table-cell>
          <table:table-cell office:value-type="float" office:value="0.865045791491866" calcext:value-type="float">
            <text:p>0,8650457915</text:p>
          </table:table-cell>
          <table:table-cell office:value-type="float" office:value="0.522910275860973" calcext:value-type="float">
            <text:p>0,5229102759</text:p>
          </table:table-cell>
          <table:table-cell office:value-type="float" office:value="1.83807881759561" calcext:value-type="float">
            <text:p>1,8380788176</text:p>
          </table:table-cell>
          <table:table-cell office:value-type="float" office:value="0.91304347826087" calcext:value-type="float">
            <text:p>0,9130434783</text:p>
          </table:table-cell>
          <table:table-cell office:value-type="float" office:value="0.0609719888760929" calcext:value-type="float">
            <text:p>0,0609719889</text:p>
          </table:table-cell>
          <table:table-cell office:value-type="float" office:value="117.797882508612" calcext:value-type="float">
            <text:p>117,7978825086</text:p>
          </table:table-cell>
          <table:table-cell/>
        </table:table-row>
        <table:table-row table:style-name="ro1">
          <table:table-cell office:value-type="float" office:value="0.211699424230534" calcext:value-type="float">
            <text:p>0,2116994242</text:p>
          </table:table-cell>
          <table:table-cell office:value-type="float" office:value="0.262743989769977" calcext:value-type="float">
            <text:p>0,2627439898</text:p>
          </table:table-cell>
          <table:table-cell office:value-type="float" office:value="0.329677894386291" calcext:value-type="float">
            <text:p>0,3296778944</text:p>
          </table:table-cell>
          <table:table-cell office:value-type="float" office:value="0.127157273089878" calcext:value-type="float">
            <text:p>0,1271572731</text:p>
          </table:table-cell>
          <table:table-cell office:value-type="float" office:value="1.49006284951516" calcext:value-type="float">
            <text:p>1,4900628495</text:p>
          </table:table-cell>
          <table:table-cell office:value-type="float" office:value="0.698329518346683" calcext:value-type="float">
            <text:p>0,6983295183</text:p>
          </table:table-cell>
          <table:table-cell office:value-type="float" office:value="3.11967096639716" calcext:value-type="float">
            <text:p>3,1196709664</text:p>
          </table:table-cell>
          <table:table-cell office:value-type="float" office:value="0.66304347826087" calcext:value-type="float">
            <text:p>0,6630434783</text:p>
          </table:table-cell>
          <table:table-cell office:value-type="float" office:value="0.00615883156145484" calcext:value-type="float">
            <text:p>0,0061588316</text:p>
          </table:table-cell>
          <table:table-cell office:value-type="float" office:value="8.64084068072115" calcext:value-type="float">
            <text:p>8,6408406807</text:p>
          </table:table-cell>
          <table:table-cell/>
        </table:table-row>
        <table:table-row table:style-name="ro1">
          <table:table-cell office:value-type="float" office:value="0.131094942661508" calcext:value-type="float">
            <text:p>0,1310949427</text:p>
          </table:table-cell>
          <table:table-cell office:value-type="float" office:value="0.112823734645012" calcext:value-type="float">
            <text:p>0,1128237346</text:p>
          </table:table-cell>
          <table:table-cell office:value-type="float" office:value="0.120473722128499" calcext:value-type="float">
            <text:p>0,1204737221</text:p>
          </table:table-cell>
          <table:table-cell office:value-type="float" office:value="0.0535541527071236" calcext:value-type="float">
            <text:p>0,0535541527</text:p>
          </table:table-cell>
          <table:table-cell office:value-type="float" office:value="0.43936280881905" calcext:value-type="float">
            <text:p>0,4393628088</text:p>
          </table:table-cell>
          <table:table-cell office:value-type="float" office:value="0.53722330701092" calcext:value-type="float">
            <text:p>0,537223307</text:p>
          </table:table-cell>
          <table:table-cell office:value-type="float" office:value="1.39453266496244" calcext:value-type="float">
            <text:p>1,394532665</text:p>
          </table:table-cell>
          <table:table-cell office:value-type="float" office:value="0.938405797101449" calcext:value-type="float">
            <text:p>0,9384057971</text:p>
          </table:table-cell>
          <table:table-cell office:value-type="float" office:value="0.0513809122036507" calcext:value-type="float">
            <text:p>0,0513809122</text:p>
          </table:table-cell>
          <table:table-cell office:value-type="float" office:value="102.025364665716" calcext:value-type="float">
            <text:p>102,0253646657</text:p>
          </table:table-cell>
          <table:table-cell/>
        </table:table-row>
        <table:table-row table:style-name="ro1">
          <table:table-cell office:value-type="float" office:value="0.121625209561562" calcext:value-type="float">
            <text:p>0,1216252096</text:p>
          </table:table-cell>
          <table:table-cell office:value-type="float" office:value="0.1028039080789" calcext:value-type="float">
            <text:p>0,1028039081</text:p>
          </table:table-cell>
          <table:table-cell office:value-type="float" office:value="0.110817578911614" calcext:value-type="float">
            <text:p>0,1108175789</text:p>
          </table:table-cell>
          <table:table-cell office:value-type="float" office:value="0.039005900244102" calcext:value-type="float">
            <text:p>0,0390059002</text:p>
          </table:table-cell>
          <table:table-cell office:value-type="float" office:value="0.733550832242421" calcext:value-type="float">
            <text:p>0,7335508322</text:p>
          </table:table-cell>
          <table:table-cell office:value-type="float" office:value="0.536923650814139" calcext:value-type="float">
            <text:p>0,5369236508</text:p>
          </table:table-cell>
          <table:table-cell office:value-type="float" office:value="1.64472709920095" calcext:value-type="float">
            <text:p>1,6447270992</text:p>
          </table:table-cell>
          <table:table-cell office:value-type="float" office:value="0.898550724637681" calcext:value-type="float">
            <text:p>0,8985507246</text:p>
          </table:table-cell>
          <table:table-cell office:value-type="float" office:value="0.0854028059974812" calcext:value-type="float">
            <text:p>0,085402806</text:p>
          </table:table-cell>
          <table:table-cell office:value-type="float" office:value="162.379201803211" calcext:value-type="float">
            <text:p>162,3792018032</text:p>
          </table:table-cell>
          <table:table-cell/>
        </table:table-row>
        <table:table-row table:style-name="ro1">
          <table:table-cell office:value-type="float" office:value="0.133528459281479" calcext:value-type="float">
            <text:p>0,1335284593</text:p>
          </table:table-cell>
          <table:table-cell office:value-type="float" office:value="0.106592168866368" calcext:value-type="float">
            <text:p>0,1065921689</text:p>
          </table:table-cell>
          <table:table-cell office:value-type="float" office:value="0.112747341474144" calcext:value-type="float">
            <text:p>0,1127473415</text:p>
          </table:table-cell>
          <table:table-cell office:value-type="float" office:value="0.0352638095415466" calcext:value-type="float">
            <text:p>0,0352638095</text:p>
          </table:table-cell>
          <table:table-cell office:value-type="float" office:value="1.4186247338885" calcext:value-type="float">
            <text:p>1,4186247339</text:p>
          </table:table-cell>
          <table:table-cell office:value-type="float" office:value="0.524576457946197" calcext:value-type="float">
            <text:p>0,5245764579</text:p>
          </table:table-cell>
          <table:table-cell office:value-type="float" office:value="2.33133297640344" calcext:value-type="float">
            <text:p>2,3313329764</text:p>
          </table:table-cell>
          <table:table-cell office:value-type="float" office:value="0.83695652173913" calcext:value-type="float">
            <text:p>0,8369565217</text:p>
          </table:table-cell>
          <table:table-cell office:value-type="float" office:value="0.101203023185037" calcext:value-type="float">
            <text:p>0,1012030232</text:p>
          </table:table-cell>
          <table:table-cell office:value-type="float" office:value="179.2305540607" calcext:value-type="float">
            <text:p>179,2305540607</text:p>
          </table:table-cell>
          <table:table-cell/>
        </table:table-row>
        <table:table-row table:style-name="ro1">
          <table:table-cell office:value-type="float" office:value="0.117189761453673" calcext:value-type="float">
            <text:p>0,1171897615</text:p>
          </table:table-cell>
          <table:table-cell office:value-type="float" office:value="0.0959697511801926" calcext:value-type="float">
            <text:p>0,0959697512</text:p>
          </table:table-cell>
          <table:table-cell office:value-type="float" office:value="0.108327153503563" calcext:value-type="float">
            <text:p>0,1083271535</text:p>
          </table:table-cell>
          <table:table-cell office:value-type="float" office:value="0.0332451311571039" calcext:value-type="float">
            <text:p>0,0332451312</text:p>
          </table:table-cell>
          <table:table-cell office:value-type="float" office:value="0.866159044044173" calcext:value-type="float">
            <text:p>0,866159044</text:p>
          </table:table-cell>
          <table:table-cell office:value-type="float" office:value="0.503743393265683" calcext:value-type="float">
            <text:p>0,5037433933</text:p>
          </table:table-cell>
          <table:table-cell office:value-type="float" office:value="1.72463423791139" calcext:value-type="float">
            <text:p>1,7246342379</text:p>
          </table:table-cell>
          <table:table-cell office:value-type="float" office:value="0.902173913043478" calcext:value-type="float">
            <text:p>0,902173913</text:p>
          </table:table-cell>
          <table:table-cell office:value-type="float" office:value="0.106503049129854" calcext:value-type="float">
            <text:p>0,1065030491</text:p>
          </table:table-cell>
          <table:table-cell office:value-type="float" office:value="203.314320788892" calcext:value-type="float">
            <text:p>203,3143207889</text:p>
          </table:table-cell>
          <table:table-cell/>
        </table:table-row>
        <table:table-row table:style-name="ro1">
          <table:table-cell office:value-type="float" office:value="0.125472054072549" calcext:value-type="float">
            <text:p>0,1254720541</text:p>
          </table:table-cell>
          <table:table-cell office:value-type="float" office:value="0.104954626744312" calcext:value-type="float">
            <text:p>0,1049546267</text:p>
          </table:table-cell>
          <table:table-cell office:value-type="float" office:value="0.0997021706865899" calcext:value-type="float">
            <text:p>0,0997021707</text:p>
          </table:table-cell>
          <table:table-cell office:value-type="float" office:value="0.0441633184084861" calcext:value-type="float">
            <text:p>0,0441633184</text:p>
          </table:table-cell>
          <table:table-cell office:value-type="float" office:value="0.561612717523847" calcext:value-type="float">
            <text:p>0,5616127175</text:p>
          </table:table-cell>
          <table:table-cell office:value-type="float" office:value="0.503175866992577" calcext:value-type="float">
            <text:p>0,503175867</text:p>
          </table:table-cell>
          <table:table-cell office:value-type="float" office:value="1.43908073720725" calcext:value-type="float">
            <text:p>1,4390807372</text:p>
          </table:table-cell>
          <table:table-cell office:value-type="float" office:value="0.938405797101449" calcext:value-type="float">
            <text:p>0,9384057971</text:p>
          </table:table-cell>
          <table:table-cell office:value-type="float" office:value="0.0854152260411382" calcext:value-type="float">
            <text:p>0,085415226</text:p>
          </table:table-cell>
          <table:table-cell office:value-type="float" office:value="169.606167175687" calcext:value-type="float">
            <text:p>169,6061671757</text:p>
          </table:table-cell>
          <table:table-cell/>
        </table:table-row>
        <table:table-row table:style-name="ro1">
          <table:table-cell office:value-type="float" office:value="0.132121462220549" calcext:value-type="float">
            <text:p>0,1321214622</text:p>
          </table:table-cell>
          <table:table-cell office:value-type="float" office:value="0.130434303529989" calcext:value-type="float">
            <text:p>0,1304343035</text:p>
          </table:table-cell>
          <table:table-cell office:value-type="float" office:value="0.151494635347183" calcext:value-type="float">
            <text:p>0,1514946353</text:p>
          </table:table-cell>
          <table:table-cell office:value-type="float" office:value="0.047289935192843" calcext:value-type="float">
            <text:p>0,0472899352</text:p>
          </table:table-cell>
          <table:table-cell office:value-type="float" office:value="1.39350037469083" calcext:value-type="float">
            <text:p>1,3935003747</text:p>
          </table:table-cell>
          <table:table-cell office:value-type="float" office:value="0.522003152772136" calcext:value-type="float">
            <text:p>0,5220031528</text:p>
          </table:table-cell>
          <table:table-cell office:value-type="float" office:value="2.37684383858805" calcext:value-type="float">
            <text:p>2,3768438386</text:p>
          </table:table-cell>
          <table:table-cell office:value-type="float" office:value="0.869565217391304" calcext:value-type="float">
            <text:p>0,8695652174</text:p>
          </table:table-cell>
          <table:table-cell office:value-type="float" office:value="0.0647795504981838" calcext:value-type="float">
            <text:p>0,0647795505</text:p>
          </table:table-cell>
          <table:table-cell office:value-type="float" office:value="119.194372916658" calcext:value-type="float">
            <text:p>119,1943729167</text:p>
          </table:table-cell>
          <table:table-cell/>
        </table:table-row>
        <table:table-row table:style-name="ro1">
          <table:table-cell office:value-type="float" office:value="0.258294215862406" calcext:value-type="float">
            <text:p>0,2582942159</text:p>
          </table:table-cell>
          <table:table-cell office:value-type="float" office:value="0.370802908568926" calcext:value-type="float">
            <text:p>0,3708029086</text:p>
          </table:table-cell>
          <table:table-cell office:value-type="float" office:value="2.4211850168067" calcext:value-type="float">
            <text:p>2,4211850168</text:p>
          </table:table-cell>
          <table:table-cell office:value-type="float" office:value="2.13259332660464" calcext:value-type="float">
            <text:p>2,1325933266</text:p>
          </table:table-cell>
          <table:table-cell office:value-type="float" office:value="3.86422690571002" calcext:value-type="float">
            <text:p>3,8642269057</text:p>
          </table:table-cell>
          <table:table-cell office:value-type="float" office:value="0.810912099545417" calcext:value-type="float">
            <text:p>0,8109120995</text:p>
          </table:table-cell>
          <table:table-cell office:value-type="float" office:value="9.85801437885865" calcext:value-type="float">
            <text:p>9,8580143789</text:p>
          </table:table-cell>
          <table:table-cell office:value-type="float" office:value="0.608695652173913" calcext:value-type="float">
            <text:p>0,6086956522</text:p>
          </table:table-cell>
          <table:table-cell office:value-type="float" office:value="0.00785147440542096" calcext:value-type="float">
            <text:p>0,0078514744</text:p>
          </table:table-cell>
          <table:table-cell office:value-type="float" office:value="10.1126990341822" calcext:value-type="float">
            <text:p>10,1126990342</text:p>
          </table:table-cell>
          <table:table-cell/>
        </table:table-row>
        <table:table-row table:style-name="ro1">
          <table:table-cell office:value-type="float" office:value="0.119621328123448" calcext:value-type="float">
            <text:p>0,1196213281</text:p>
          </table:table-cell>
          <table:table-cell office:value-type="float" office:value="0.126280756623522" calcext:value-type="float">
            <text:p>0,1262807566</text:p>
          </table:table-cell>
          <table:table-cell office:value-type="float" office:value="0.102910590977444" calcext:value-type="float">
            <text:p>0,102910591</text:p>
          </table:table-cell>
          <table:table-cell office:value-type="float" office:value="0.0618548065799785" calcext:value-type="float">
            <text:p>0,0618548066</text:p>
          </table:table-cell>
          <table:table-cell office:value-type="float" office:value="0.969482811167836" calcext:value-type="float">
            <text:p>0,9694828112</text:p>
          </table:table-cell>
          <table:table-cell office:value-type="float" office:value="0.506645340310491" calcext:value-type="float">
            <text:p>0,5066453403</text:p>
          </table:table-cell>
          <table:table-cell office:value-type="float" office:value="1.88679562055546" calcext:value-type="float">
            <text:p>1,8867956206</text:p>
          </table:table-cell>
          <table:table-cell office:value-type="float" office:value="0.86231884057971" calcext:value-type="float">
            <text:p>0,8623188406</text:p>
          </table:table-cell>
          <table:table-cell office:value-type="float" office:value="0.0817402780165879" calcext:value-type="float">
            <text:p>0,081740278</text:p>
          </table:table-cell>
          <table:table-cell office:value-type="float" office:value="149.148760620934" calcext:value-type="float">
            <text:p>149,1487606209</text:p>
          </table:table-cell>
          <table:table-cell/>
        </table:table-row>
        <table:table-row table:style-name="ro1">
          <table:table-cell office:value-type="float" office:value="0.129676805622022" calcext:value-type="float">
            <text:p>0,1296768056</text:p>
          </table:table-cell>
          <table:table-cell office:value-type="float" office:value="0.113377385582324" calcext:value-type="float">
            <text:p>0,1133773856</text:p>
          </table:table-cell>
          <table:table-cell office:value-type="float" office:value="0.0978511949613913" calcext:value-type="float">
            <text:p>0,097851195</text:p>
          </table:table-cell>
          <table:table-cell office:value-type="float" office:value="0.0535548246447354" calcext:value-type="float">
            <text:p>0,0535548246</text:p>
          </table:table-cell>
          <table:table-cell office:value-type="float" office:value="0.691035984792625" calcext:value-type="float">
            <text:p>0,6910359848</text:p>
          </table:table-cell>
          <table:table-cell office:value-type="float" office:value="0.507762639094954" calcext:value-type="float">
            <text:p>0,5077626391</text:p>
          </table:table-cell>
          <table:table-cell office:value-type="float" office:value="1.59325883181199" calcext:value-type="float">
            <text:p>1,5932588318</text:p>
          </table:table-cell>
          <table:table-cell office:value-type="float" office:value="0.931159420289855" calcext:value-type="float">
            <text:p>0,9311594203</text:p>
          </table:table-cell>
          <table:table-cell office:value-type="float" office:value="0.0655018908987217" calcext:value-type="float">
            <text:p>0,0655018909</text:p>
          </table:table-cell>
          <table:table-cell office:value-type="float" office:value="129.060559034115" calcext:value-type="float">
            <text:p>129,0605590341</text:p>
          </table:table-cell>
          <table:table-cell/>
        </table:table-row>
        <table:table-row table:style-name="ro1">
          <table:table-cell office:value-type="float" office:value="0.123362922386783" calcext:value-type="float">
            <text:p>0,1233629224</text:p>
          </table:table-cell>
          <table:table-cell office:value-type="float" office:value="0.104082647975978" calcext:value-type="float">
            <text:p>0,104082648</text:p>
          </table:table-cell>
          <table:table-cell office:value-type="float" office:value="0.097811510015479" calcext:value-type="float">
            <text:p>0,09781151</text:p>
          </table:table-cell>
          <table:table-cell office:value-type="float" office:value="0.0381064293406266" calcext:value-type="float">
            <text:p>0,0381064293</text:p>
          </table:table-cell>
          <table:table-cell office:value-type="float" office:value="1.48447220838305" calcext:value-type="float">
            <text:p>1,4844722084</text:p>
          </table:table-cell>
          <table:table-cell office:value-type="float" office:value="0.500416842815669" calcext:value-type="float">
            <text:p>0,5004168428</text:p>
          </table:table-cell>
          <table:table-cell office:value-type="float" office:value="2.34825253745784" calcext:value-type="float">
            <text:p>2,3482525375</text:p>
          </table:table-cell>
          <table:table-cell office:value-type="float" office:value="0.869565217391304" calcext:value-type="float">
            <text:p>0,8695652174</text:p>
          </table:table-cell>
          <table:table-cell office:value-type="float" office:value="0.145957764200159" calcext:value-type="float">
            <text:p>0,1459577642</text:p>
          </table:table-cell>
          <table:table-cell office:value-type="float" office:value="268.562286128292" calcext:value-type="float">
            <text:p>268,5622861283</text:p>
          </table:table-cell>
          <table:table-cell/>
        </table:table-row>
        <table:table-row table:style-name="ro1">
          <table:table-cell office:value-type="float" office:value="0.118184889128295" calcext:value-type="float">
            <text:p>0,1181848891</text:p>
          </table:table-cell>
          <table:table-cell office:value-type="float" office:value="0.114468877060774" calcext:value-type="float">
            <text:p>0,1144688771</text:p>
          </table:table-cell>
          <table:table-cell office:value-type="float" office:value="0.112631434448185" calcext:value-type="float">
            <text:p>0,1126314344</text:p>
          </table:table-cell>
          <table:table-cell office:value-type="float" office:value="0.0537411950476583" calcext:value-type="float">
            <text:p>0,053741195</text:p>
          </table:table-cell>
          <table:table-cell office:value-type="float" office:value="2.26539035242699" calcext:value-type="float">
            <text:p>2,2653903524</text:p>
          </table:table-cell>
          <table:table-cell office:value-type="float" office:value="0.515129653332026" calcext:value-type="float">
            <text:p>0,5151296533</text:p>
          </table:table-cell>
          <table:table-cell office:value-type="float" office:value="3.1795463665672" calcext:value-type="float">
            <text:p>3,1795463666</text:p>
          </table:table-cell>
          <table:table-cell office:value-type="float" office:value="0.826086956521739" calcext:value-type="float">
            <text:p>0,8260869565</text:p>
          </table:table-cell>
          <table:table-cell office:value-type="float" office:value="0.147073011377284" calcext:value-type="float">
            <text:p>0,1470730114</text:p>
          </table:table-cell>
          <table:table-cell office:value-type="float" office:value="257.083623887493" calcext:value-type="float">
            <text:p>257,0836238875</text:p>
          </table:table-cell>
          <table:table-cell/>
        </table:table-row>
        <table:table-row table:style-name="ro1">
          <table:table-cell office:value-type="float" office:value="0.119978239715475" calcext:value-type="float">
            <text:p>0,1199782397</text:p>
          </table:table-cell>
          <table:table-cell office:value-type="float" office:value="0.119704658737528" calcext:value-type="float">
            <text:p>0,1197046587</text:p>
          </table:table-cell>
          <table:table-cell office:value-type="float" office:value="0.124719624487309" calcext:value-type="float">
            <text:p>0,1247196245</text:p>
          </table:table-cell>
          <table:table-cell office:value-type="float" office:value="0.0447294471155047" calcext:value-type="float">
            <text:p>0,0447294471</text:p>
          </table:table-cell>
          <table:table-cell office:value-type="float" office:value="2.68355180445613" calcext:value-type="float">
            <text:p>2,6835518045</text:p>
          </table:table-cell>
          <table:table-cell office:value-type="float" office:value="0.504552302153214" calcext:value-type="float">
            <text:p>0,5045523022</text:p>
          </table:table-cell>
          <table:table-cell office:value-type="float" office:value="3.59723611111226" calcext:value-type="float">
            <text:p>3,5972361111</text:p>
          </table:table-cell>
          <table:table-cell office:value-type="float" office:value="0.789855072463768" calcext:value-type="float">
            <text:p>0,7898550725</text:p>
          </table:table-cell>
          <table:table-cell office:value-type="float" office:value="0.14702453654205" calcext:value-type="float">
            <text:p>0,1470245365</text:p>
          </table:table-cell>
          <table:table-cell office:value-type="float" office:value="245.727008740613" calcext:value-type="float">
            <text:p>245,7270087406</text:p>
          </table:table-cell>
          <table:table-cell/>
        </table:table-row>
        <table:table-row table:style-name="ro1">
          <table:table-cell office:value-type="float" office:value="0.154097154487871" calcext:value-type="float">
            <text:p>0,1540971545</text:p>
          </table:table-cell>
          <table:table-cell office:value-type="float" office:value="0.17283046278728" calcext:value-type="float">
            <text:p>0,1728304628</text:p>
          </table:table-cell>
          <table:table-cell office:value-type="float" office:value="0.146123119678637" calcext:value-type="float">
            <text:p>0,1461231197</text:p>
          </table:table-cell>
          <table:table-cell office:value-type="float" office:value="0.0643734160490251" calcext:value-type="float">
            <text:p>0,064373416</text:p>
          </table:table-cell>
          <table:table-cell office:value-type="float" office:value="1.65955264675026" calcext:value-type="float">
            <text:p>1,6595526468</text:p>
          </table:table-cell>
          <table:table-cell office:value-type="float" office:value="0.532059109729269" calcext:value-type="float">
            <text:p>0,5320591097</text:p>
          </table:table-cell>
          <table:table-cell office:value-type="float" office:value="2.72903588543768" calcext:value-type="float">
            <text:p>2,7290358854</text:p>
          </table:table-cell>
          <table:table-cell office:value-type="float" office:value="0.855072463768116" calcext:value-type="float">
            <text:p>0,8550724638</text:p>
          </table:table-cell>
          <table:table-cell office:value-type="float" office:value="0.0704499704214167" calcext:value-type="float">
            <text:p>0,0704499704</text:p>
          </table:table-cell>
          <table:table-cell office:value-type="float" office:value="127.467479815817" calcext:value-type="float">
            <text:p>127,4674798158</text:p>
          </table:table-cell>
          <table:table-cell/>
        </table:table-row>
        <table:table-row table:style-name="ro1">
          <table:table-cell office:value-type="float" office:value="0.121707561310636" calcext:value-type="float">
            <text:p>0,1217075613</text:p>
          </table:table-cell>
          <table:table-cell office:value-type="float" office:value="0.114052459902011" calcext:value-type="float">
            <text:p>0,1140524599</text:p>
          </table:table-cell>
          <table:table-cell office:value-type="float" office:value="0.122081349572355" calcext:value-type="float">
            <text:p>0,1220813496</text:p>
          </table:table-cell>
          <table:table-cell office:value-type="float" office:value="0.0672278389549478" calcext:value-type="float">
            <text:p>0,067227839</text:p>
          </table:table-cell>
          <table:table-cell office:value-type="float" office:value="0.603073110480023" calcext:value-type="float">
            <text:p>0,6030731105</text:p>
          </table:table-cell>
          <table:table-cell office:value-type="float" office:value="0.516002300640811" calcext:value-type="float">
            <text:p>0,5160023006</text:p>
          </table:table-cell>
          <table:table-cell office:value-type="float" office:value="1.54414461229159" calcext:value-type="float">
            <text:p>1,5441446123</text:p>
          </table:table-cell>
          <table:table-cell office:value-type="float" office:value="0.945652173913044" calcext:value-type="float">
            <text:p>0,9456521739</text:p>
          </table:table-cell>
          <table:table-cell office:value-type="float" office:value="0.0424442853891513" calcext:value-type="float">
            <text:p>0,0424442854</text:p>
          </table:table-cell>
          <table:table-cell office:value-type="float" office:value="84.9310150636918" calcext:value-type="float">
            <text:p>84,9310150637</text:p>
          </table:table-cell>
          <table:table-cell/>
        </table:table-row>
        <table:table-row table:style-name="ro1">
          <table:table-cell office:value-type="float" office:value="0.100199330759393" calcext:value-type="float">
            <text:p>0,1001993308</text:p>
          </table:table-cell>
          <table:table-cell office:value-type="float" office:value="0.109796011747201" calcext:value-type="float">
            <text:p>0,1097960117</text:p>
          </table:table-cell>
          <table:table-cell office:value-type="float" office:value="0.104928515124851" calcext:value-type="float">
            <text:p>0,1049285151</text:p>
          </table:table-cell>
          <table:table-cell office:value-type="float" office:value="0.0349693715264869" calcext:value-type="float">
            <text:p>0,0349693715</text:p>
          </table:table-cell>
          <table:table-cell office:value-type="float" office:value="1.21236243543377" calcext:value-type="float">
            <text:p>1,2123624354</text:p>
          </table:table-cell>
          <table:table-cell office:value-type="float" office:value="0.512494151682957" calcext:value-type="float">
            <text:p>0,5124941517</text:p>
          </table:table-cell>
          <table:table-cell office:value-type="float" office:value="2.07474984422974" calcext:value-type="float">
            <text:p>2,0747498442</text:p>
          </table:table-cell>
          <table:table-cell office:value-type="float" office:value="0.858695652173913" calcext:value-type="float">
            <text:p>0,8586956522</text:p>
          </table:table-cell>
          <table:table-cell office:value-type="float" office:value="0.104039596670242" calcext:value-type="float">
            <text:p>0,1040395967</text:p>
          </table:table-cell>
          <table:table-cell office:value-type="float" office:value="189.03994714983" calcext:value-type="float">
            <text:p>189,0399471498</text:p>
          </table:table-cell>
          <table:table-cell/>
        </table:table-row>
        <table:table-row table:style-name="ro1">
          <table:table-cell office:value-type="float" office:value="0.109524481004448" calcext:value-type="float">
            <text:p>0,109524481</text:p>
          </table:table-cell>
          <table:table-cell office:value-type="float" office:value="0.111568881023508" calcext:value-type="float">
            <text:p>0,111568881</text:p>
          </table:table-cell>
          <table:table-cell office:value-type="float" office:value="0.0962288922411388" calcext:value-type="float">
            <text:p>0,0962288922</text:p>
          </table:table-cell>
          <table:table-cell office:value-type="float" office:value="0.0319934170070748" calcext:value-type="float">
            <text:p>0,031993417</text:p>
          </table:table-cell>
          <table:table-cell office:value-type="float" office:value="1.89642544549323" calcext:value-type="float">
            <text:p>1,8964254455</text:p>
          </table:table-cell>
          <table:table-cell office:value-type="float" office:value="0.502838699713997" calcext:value-type="float">
            <text:p>0,5028386997</text:p>
          </table:table-cell>
          <table:table-cell office:value-type="float" office:value="2.7485798040162" calcext:value-type="float">
            <text:p>2,748579804</text:p>
          </table:table-cell>
          <table:table-cell office:value-type="float" office:value="0.826086956521739" calcext:value-type="float">
            <text:p>0,8260869565</text:p>
          </table:table-cell>
          <table:table-cell office:value-type="float" office:value="0.178528857440244" calcext:value-type="float">
            <text:p>0,1785288574</text:p>
          </table:table-cell>
          <table:table-cell office:value-type="float" office:value="312.068442805547" calcext:value-type="float">
            <text:p>312,0684428055</text:p>
          </table:table-cell>
          <table:table-cell/>
        </table:table-row>
        <table:table-row table:style-name="ro1">
          <table:table-cell office:value-type="float" office:value="0.115246133822438" calcext:value-type="float">
            <text:p>0,1152461338</text:p>
          </table:table-cell>
          <table:table-cell office:value-type="float" office:value="0.108380509362336" calcext:value-type="float">
            <text:p>0,1083805094</text:p>
          </table:table-cell>
          <table:table-cell office:value-type="float" office:value="0.0965714928853508" calcext:value-type="float">
            <text:p>0,0965714929</text:p>
          </table:table-cell>
          <table:table-cell office:value-type="float" office:value="0.0342770147116396" calcext:value-type="float">
            <text:p>0,0342770147</text:p>
          </table:table-cell>
          <table:table-cell office:value-type="float" office:value="1.46308520998117" calcext:value-type="float">
            <text:p>1,46308521</text:p>
          </table:table-cell>
          <table:table-cell office:value-type="float" office:value="0.505555526393911" calcext:value-type="float">
            <text:p>0,5055555264</text:p>
          </table:table-cell>
          <table:table-cell office:value-type="float" office:value="2.32311590469402" calcext:value-type="float">
            <text:p>2,3231159047</text:p>
          </table:table-cell>
          <table:table-cell office:value-type="float" office:value="0.865942028985507" calcext:value-type="float">
            <text:p>0,865942029</text:p>
          </table:table-cell>
          <table:table-cell office:value-type="float" office:value="0.117071899166611" calcext:value-type="float">
            <text:p>0,1170718992</text:p>
          </table:table-cell>
          <table:table-cell office:value-type="float" office:value="214.51474323962" calcext:value-type="float">
            <text:p>214,5147432396</text:p>
          </table:table-cell>
          <table:table-cell/>
        </table:table-row>
        <table:table-row table:style-name="ro1">
          <table:table-cell office:value-type="float" office:value="0.113422922748293" calcext:value-type="float">
            <text:p>0,1134229227</text:p>
          </table:table-cell>
          <table:table-cell office:value-type="float" office:value="0.107267448693797" calcext:value-type="float">
            <text:p>0,1072674487</text:p>
          </table:table-cell>
          <table:table-cell office:value-type="float" office:value="0.0887496779148774" calcext:value-type="float">
            <text:p>0,0887496779</text:p>
          </table:table-cell>
          <table:table-cell office:value-type="float" office:value="0.0340313952430101" calcext:value-type="float">
            <text:p>0,0340313952</text:p>
          </table:table-cell>
          <table:table-cell office:value-type="float" office:value="1.95406220664027" calcext:value-type="float">
            <text:p>1,9540622066</text:p>
          </table:table-cell>
          <table:table-cell office:value-type="float" office:value="0.501265048980713" calcext:value-type="float">
            <text:p>0,501265049</text:p>
          </table:table-cell>
          <table:table-cell office:value-type="float" office:value="2.79879868937575" calcext:value-type="float">
            <text:p>2,7987986894</text:p>
          </table:table-cell>
          <table:table-cell office:value-type="float" office:value="0.826086956521739" calcext:value-type="float">
            <text:p>0,8260869565</text:p>
          </table:table-cell>
          <table:table-cell office:value-type="float" office:value="0.172304312474271" calcext:value-type="float">
            <text:p>0,1723043125</text:p>
          </table:table-cell>
          <table:table-cell office:value-type="float" office:value="301.187938205027" calcext:value-type="float">
            <text:p>301,187938205</text:p>
          </table:table-cell>
          <table:table-cell/>
        </table:table-row>
        <table:table-row table:style-name="ro1">
          <table:table-cell office:value-type="float" office:value="0.117965844005084" calcext:value-type="float">
            <text:p>0,117965844</text:p>
          </table:table-cell>
          <table:table-cell office:value-type="float" office:value="0.113242849656197" calcext:value-type="float">
            <text:p>0,1132428497</text:p>
          </table:table-cell>
          <table:table-cell office:value-type="float" office:value="0.100102784583451" calcext:value-type="float">
            <text:p>0,1001027846</text:p>
          </table:table-cell>
          <table:table-cell office:value-type="float" office:value="0.0313497183456291" calcext:value-type="float">
            <text:p>0,0313497183</text:p>
          </table:table-cell>
          <table:table-cell office:value-type="float" office:value="2.15737619479288" calcext:value-type="float">
            <text:p>2,1573761948</text:p>
          </table:table-cell>
          <table:table-cell office:value-type="float" office:value="0.503726802766323" calcext:value-type="float">
            <text:p>0,5037268028</text:p>
          </table:table-cell>
          <table:table-cell office:value-type="float" office:value="3.02376420860705" calcext:value-type="float">
            <text:p>3,0237642086</text:p>
          </table:table-cell>
          <table:table-cell office:value-type="float" office:value="0.815217391304348" calcext:value-type="float">
            <text:p>0,8152173913</text:p>
          </table:table-cell>
          <table:table-cell office:value-type="float" office:value="0.167633555381295" calcext:value-type="float">
            <text:p>0,1676335554</text:p>
          </table:table-cell>
          <table:table-cell office:value-type="float" office:value="289.167883032734" calcext:value-type="float">
            <text:p>289,1678830327</text:p>
          </table:table-cell>
          <table:table-cell/>
        </table:table-row>
        <table:table-row table:style-name="ro1">
          <table:table-cell office:value-type="float" office:value="0.121040690831053" calcext:value-type="float">
            <text:p>0,1210406908</text:p>
          </table:table-cell>
          <table:table-cell office:value-type="float" office:value="0.10630527990345" calcext:value-type="float">
            <text:p>0,1063052799</text:p>
          </table:table-cell>
          <table:table-cell office:value-type="float" office:value="0.10226694122463" calcext:value-type="float">
            <text:p>0,1022669412</text:p>
          </table:table-cell>
          <table:table-cell office:value-type="float" office:value="0.0396125217444221" calcext:value-type="float">
            <text:p>0,0396125217</text:p>
          </table:table-cell>
          <table:table-cell office:value-type="float" office:value="2.53428401011447" calcext:value-type="float">
            <text:p>2,5342840101</text:p>
          </table:table-cell>
          <table:table-cell office:value-type="float" office:value="0.499254201741322" calcext:value-type="float">
            <text:p>0,4992542017</text:p>
          </table:table-cell>
          <table:table-cell office:value-type="float" office:value="3.40276360123054" calcext:value-type="float">
            <text:p>3,4027636012</text:p>
          </table:table-cell>
          <table:table-cell office:value-type="float" office:value="0.797101449275362" calcext:value-type="float">
            <text:p>0,7971014493</text:p>
          </table:table-cell>
          <table:table-cell office:value-type="float" office:value="0.201940215250228" calcext:value-type="float">
            <text:p>0,2019402153</text:p>
          </table:table-cell>
          <table:table-cell office:value-type="float" office:value="340.605829722051" calcext:value-type="float">
            <text:p>340,6058297221</text:p>
          </table:table-cell>
          <table:table-cell/>
        </table:table-row>
        <table:table-row table:style-name="ro1">
          <table:table-cell office:value-type="float" office:value="0.180009162497932" calcext:value-type="float">
            <text:p>0,1800091625</text:p>
          </table:table-cell>
          <table:table-cell office:value-type="float" office:value="0.190070903138447" calcext:value-type="float">
            <text:p>0,1900709031</text:p>
          </table:table-cell>
          <table:table-cell office:value-type="float" office:value="0.235865898514495" calcext:value-type="float">
            <text:p>0,2358658985</text:p>
          </table:table-cell>
          <table:table-cell office:value-type="float" office:value="0.130860662749515" calcext:value-type="float">
            <text:p>0,1308606627</text:p>
          </table:table-cell>
          <table:table-cell office:value-type="float" office:value="1.16189791618482" calcext:value-type="float">
            <text:p>1,1618979162</text:p>
          </table:table-cell>
          <table:table-cell office:value-type="float" office:value="0.723232617844706" calcext:value-type="float">
            <text:p>0,7232326178</text:p>
          </table:table-cell>
          <table:table-cell office:value-type="float" office:value="2.62193718682165" calcext:value-type="float">
            <text:p>2,6219371868</text:p>
          </table:table-cell>
          <table:table-cell office:value-type="float" office:value="0.768115942028986" calcext:value-type="float">
            <text:p>0,768115942</text:p>
          </table:table-cell>
          <table:table-cell office:value-type="float" office:value="0.0128405881148752" calcext:value-type="float">
            <text:p>0,0128405881</text:p>
          </table:table-cell>
          <table:table-cell office:value-type="float" office:value="20.8702358827104" calcext:value-type="float">
            <text:p>20,8702358827</text:p>
          </table:table-cell>
          <table:table-cell/>
        </table:table-row>
        <table:table-row table:style-name="ro1">
          <table:table-cell office:value-type="float" office:value="0.114082969969559" calcext:value-type="float">
            <text:p>0,11408297</text:p>
          </table:table-cell>
          <table:table-cell office:value-type="float" office:value="0.114394229029922" calcext:value-type="float">
            <text:p>0,114394229</text:p>
          </table:table-cell>
          <table:table-cell office:value-type="float" office:value="0.108176319225174" calcext:value-type="float">
            <text:p>0,1081763192</text:p>
          </table:table-cell>
          <table:table-cell office:value-type="float" office:value="0.0301833585756907" calcext:value-type="float">
            <text:p>0,0301833586</text:p>
          </table:table-cell>
          <table:table-cell office:value-type="float" office:value="0.765173264617181" calcext:value-type="float">
            <text:p>0,7651732646</text:p>
          </table:table-cell>
          <table:table-cell office:value-type="float" office:value="0.536289851950563" calcext:value-type="float">
            <text:p>0,536289852</text:p>
          </table:table-cell>
          <table:table-cell office:value-type="float" office:value="1.66830001317936" calcext:value-type="float">
            <text:p>1,6683000132</text:p>
          </table:table-cell>
          <table:table-cell office:value-type="float" office:value="0.880434782608696" calcext:value-type="float">
            <text:p>0,8804347826</text:p>
          </table:table-cell>
          <table:table-cell office:value-type="float" office:value="0.0874025969023507" calcext:value-type="float">
            <text:p>0,0874025969</text:p>
          </table:table-cell>
          <table:table-cell office:value-type="float" office:value="162.831038029079" calcext:value-type="float">
            <text:p>162,8310380291</text:p>
          </table:table-cell>
          <table:table-cell/>
        </table:table-row>
        <table:table-row table:style-name="ro1">
          <table:table-cell office:value-type="float" office:value="0.109687112514127" calcext:value-type="float">
            <text:p>0,1096871125</text:p>
          </table:table-cell>
          <table:table-cell office:value-type="float" office:value="0.108809904497162" calcext:value-type="float">
            <text:p>0,1088099045</text:p>
          </table:table-cell>
          <table:table-cell office:value-type="float" office:value="0.0933311394243071" calcext:value-type="float">
            <text:p>0,0933311394</text:p>
          </table:table-cell>
          <table:table-cell office:value-type="float" office:value="0.0319871025108707" calcext:value-type="float">
            <text:p>0,0319871025</text:p>
          </table:table-cell>
          <table:table-cell office:value-type="float" office:value="1.40620908029782" calcext:value-type="float">
            <text:p>1,4062090803</text:p>
          </table:table-cell>
          <table:table-cell office:value-type="float" office:value="0.5151894889448" calcext:value-type="float">
            <text:p>0,5151894889</text:p>
          </table:table-cell>
          <table:table-cell office:value-type="float" office:value="2.26521379662597" calcext:value-type="float">
            <text:p>2,2652137966</text:p>
          </table:table-cell>
          <table:table-cell office:value-type="float" office:value="0.822463768115942" calcext:value-type="float">
            <text:p>0,8224637681</text:p>
          </table:table-cell>
          <table:table-cell office:value-type="float" office:value="0.160686138229038" calcext:value-type="float">
            <text:p>0,1606861382</text:p>
          </table:table-cell>
          <table:table-cell office:value-type="float" office:value="279.647442564602" calcext:value-type="float">
            <text:p>279,6474425646</text:p>
          </table:table-cell>
          <table:table-cell/>
        </table:table-row>
        <table:table-row table:style-name="ro1">
          <table:table-cell office:value-type="float" office:value="0.10785254612762" calcext:value-type="float">
            <text:p>0,1078525461</text:p>
          </table:table-cell>
          <table:table-cell office:value-type="float" office:value="0.10511411785066" calcext:value-type="float">
            <text:p>0,1051141179</text:p>
          </table:table-cell>
          <table:table-cell office:value-type="float" office:value="0.0905547805224041" calcext:value-type="float">
            <text:p>0,0905547805</text:p>
          </table:table-cell>
          <table:table-cell office:value-type="float" office:value="0.0301929778881617" calcext:value-type="float">
            <text:p>0,0301929779</text:p>
          </table:table-cell>
          <table:table-cell office:value-type="float" office:value="1.6128887996361" calcext:value-type="float">
            <text:p>1,6128887996</text:p>
          </table:table-cell>
          <table:table-cell office:value-type="float" office:value="0.511732808921648" calcext:value-type="float">
            <text:p>0,5117328089</text:p>
          </table:table-cell>
          <table:table-cell office:value-type="float" office:value="2.45833606823631" calcext:value-type="float">
            <text:p>2,4583360682</text:p>
          </table:table-cell>
          <table:table-cell office:value-type="float" office:value="0.829710144927536" calcext:value-type="float">
            <text:p>0,8297101449</text:p>
          </table:table-cell>
          <table:table-cell office:value-type="float" office:value="0.190483149939734" calcext:value-type="float">
            <text:p>0,1904831499</text:p>
          </table:table-cell>
          <table:table-cell office:value-type="float" office:value="334.424916910859" calcext:value-type="float">
            <text:p>334,4249169109</text:p>
          </table:table-cell>
          <table:table-cell/>
        </table:table-row>
        <table:table-row table:style-name="ro1">
          <table:table-cell office:value-type="float" office:value="0.106709754862827" calcext:value-type="float">
            <text:p>0,1067097549</text:p>
          </table:table-cell>
          <table:table-cell office:value-type="float" office:value="0.114732641184515" calcext:value-type="float">
            <text:p>0,1147326412</text:p>
          </table:table-cell>
          <table:table-cell office:value-type="float" office:value="0.101773238617921" calcext:value-type="float">
            <text:p>0,1017732386</text:p>
          </table:table-cell>
          <table:table-cell office:value-type="float" office:value="0.0302207359491149" calcext:value-type="float">
            <text:p>0,0302207359</text:p>
          </table:table-cell>
          <table:table-cell office:value-type="float" office:value="2.60583324917167" calcext:value-type="float">
            <text:p>2,6058332492</text:p>
          </table:table-cell>
          <table:table-cell office:value-type="float" office:value="0.512915906050931" calcext:value-type="float">
            <text:p>0,5129159061</text:p>
          </table:table-cell>
          <table:table-cell office:value-type="float" office:value="3.4721855054731" calcext:value-type="float">
            <text:p>3,4721855055</text:p>
          </table:table-cell>
          <table:table-cell office:value-type="float" office:value="0.77536231884058" calcext:value-type="float">
            <text:p>0,7753623188</text:p>
          </table:table-cell>
          <table:table-cell office:value-type="float" office:value="0.246439315123872" calcext:value-type="float">
            <text:p>0,2464393151</text:p>
          </table:table-cell>
          <table:table-cell office:value-type="float" office:value="404.324769679899" calcext:value-type="float">
            <text:p>404,3247696799</text:p>
          </table:table-cell>
          <table:table-cell/>
        </table:table-row>
        <table:table-row table:style-name="ro1">
          <table:table-cell office:value-type="float" office:value="0.121255081002069" calcext:value-type="float">
            <text:p>0,121255081</text:p>
          </table:table-cell>
          <table:table-cell office:value-type="float" office:value="0.139260224784474" calcext:value-type="float">
            <text:p>0,1392602248</text:p>
          </table:table-cell>
          <table:table-cell office:value-type="float" office:value="0.0947687637352156" calcext:value-type="float">
            <text:p>0,0947687637</text:p>
          </table:table-cell>
          <table:table-cell office:value-type="float" office:value="0.0298365096747622" calcext:value-type="float">
            <text:p>0,0298365097</text:p>
          </table:table-cell>
          <table:table-cell office:value-type="float" office:value="3.04462234242111" calcext:value-type="float">
            <text:p>3,0446223424</text:p>
          </table:table-cell>
          <table:table-cell office:value-type="float" office:value="0.509039724974529" calcext:value-type="float">
            <text:p>0,509039725</text:p>
          </table:table-cell>
          <table:table-cell office:value-type="float" office:value="3.93878262846366" calcext:value-type="float">
            <text:p>3,9387826285</text:p>
          </table:table-cell>
          <table:table-cell office:value-type="float" office:value="0.742753623188406" calcext:value-type="float">
            <text:p>0,7427536232</text:p>
          </table:table-cell>
          <table:table-cell office:value-type="float" office:value="0.284053250339981" calcext:value-type="float">
            <text:p>0,2840532503</text:p>
          </table:table-cell>
          <table:table-cell office:value-type="float" office:value="446.43702511767" calcext:value-type="float">
            <text:p>446,4370251177</text:p>
          </table:table-cell>
          <table:table-cell/>
        </table:table-row>
        <table:table-row table:style-name="ro1">
          <table:table-cell office:value-type="float" office:value="0.107404588981927" calcext:value-type="float">
            <text:p>0,107404589</text:p>
          </table:table-cell>
          <table:table-cell office:value-type="float" office:value="0.116509209136696" calcext:value-type="float">
            <text:p>0,1165092091</text:p>
          </table:table-cell>
          <table:table-cell office:value-type="float" office:value="0.116545502234025" calcext:value-type="float">
            <text:p>0,1165455022</text:p>
          </table:table-cell>
          <table:table-cell office:value-type="float" office:value="0.041669032502598" calcext:value-type="float">
            <text:p>0,0416690325</text:p>
          </table:table-cell>
          <table:table-cell office:value-type="float" office:value="1.36059285347026" calcext:value-type="float">
            <text:p>1,3605928535</text:p>
          </table:table-cell>
          <table:table-cell office:value-type="float" office:value="0.515481865600399" calcext:value-type="float">
            <text:p>0,5154818656</text:p>
          </table:table-cell>
          <table:table-cell office:value-type="float" office:value="2.25820305554763" calcext:value-type="float">
            <text:p>2,2582030555</text:p>
          </table:table-cell>
          <table:table-cell office:value-type="float" office:value="0.884057971014493" calcext:value-type="float">
            <text:p>0,884057971</text:p>
          </table:table-cell>
          <table:table-cell office:value-type="float" office:value="0.168451620401781" calcext:value-type="float">
            <text:p>0,1684516204</text:p>
          </table:table-cell>
          <table:table-cell office:value-type="float" office:value="315.116831231598" calcext:value-type="float">
            <text:p>315,1168312316</text:p>
          </table:table-cell>
          <table:table-cell/>
        </table:table-row>
        <table:table-row table:style-name="ro1">
          <table:table-cell office:value-type="float" office:value="0.102910682173704" calcext:value-type="float">
            <text:p>0,1029106822</text:p>
          </table:table-cell>
          <table:table-cell office:value-type="float" office:value="0.110837353535791" calcext:value-type="float">
            <text:p>0,1108373535</text:p>
          </table:table-cell>
          <table:table-cell office:value-type="float" office:value="0.121113354851411" calcext:value-type="float">
            <text:p>0,1211133549</text:p>
          </table:table-cell>
          <table:table-cell office:value-type="float" office:value="0.0461942764554608" calcext:value-type="float">
            <text:p>0,0461942765</text:p>
          </table:table-cell>
          <table:table-cell office:value-type="float" office:value="0.972788084176895" calcext:value-type="float">
            <text:p>0,9727880842</text:p>
          </table:table-cell>
          <table:table-cell office:value-type="float" office:value="0.511710199972858" calcext:value-type="float">
            <text:p>0,5117102</text:p>
          </table:table-cell>
          <table:table-cell office:value-type="float" office:value="1.86555396473926" calcext:value-type="float">
            <text:p>1,8655539647</text:p>
          </table:table-cell>
          <table:table-cell office:value-type="float" office:value="0.909420289855072" calcext:value-type="float">
            <text:p>0,9094202899</text:p>
          </table:table-cell>
          <table:table-cell office:value-type="float" office:value="0.0681958923669111" calcext:value-type="float">
            <text:p>0,0681958924</text:p>
          </table:table-cell>
          <table:table-cell office:value-type="float" office:value="131.231628878059" calcext:value-type="float">
            <text:p>131,2316288781</text:p>
          </table:table-cell>
          <table:table-cell/>
        </table:table-row>
        <table:table-row table:style-name="ro1">
          <table:table-cell office:value-type="float" office:value="0.0983055067190435" calcext:value-type="float">
            <text:p>0,0983055067</text:p>
          </table:table-cell>
          <table:table-cell office:value-type="float" office:value="0.101846680413355" calcext:value-type="float">
            <text:p>0,1018466804</text:p>
          </table:table-cell>
          <table:table-cell office:value-type="float" office:value="0.0966295256060112" calcext:value-type="float">
            <text:p>0,0966295256</text:p>
          </table:table-cell>
          <table:table-cell office:value-type="float" office:value="0.0398778274675567" calcext:value-type="float">
            <text:p>0,0398778275</text:p>
          </table:table-cell>
          <table:table-cell office:value-type="float" office:value="1.23646313064408" calcext:value-type="float">
            <text:p>1,2364631306</text:p>
          </table:table-cell>
          <table:table-cell office:value-type="float" office:value="0.507296393099039" calcext:value-type="float">
            <text:p>0,5072963931</text:p>
          </table:table-cell>
          <table:table-cell office:value-type="float" office:value="2.08041904931483" calcext:value-type="float">
            <text:p>2,0804190493</text:p>
          </table:table-cell>
          <table:table-cell office:value-type="float" office:value="0.876811594202899" calcext:value-type="float">
            <text:p>0,8768115942</text:p>
          </table:table-cell>
          <table:table-cell office:value-type="float" office:value="0.136162756717303" calcext:value-type="float">
            <text:p>0,1361627567</text:p>
          </table:table-cell>
          <table:table-cell office:value-type="float" office:value="252.627301296169" calcext:value-type="float">
            <text:p>252,6273012962</text:p>
          </table:table-cell>
          <table:table-cell/>
        </table:table-row>
        <table:table-row table:style-name="ro1">
          <table:table-cell office:value-type="float" office:value="0.106311895630686" calcext:value-type="float">
            <text:p>0,1063118956</text:p>
          </table:table-cell>
          <table:table-cell office:value-type="float" office:value="0.104055038708675" calcext:value-type="float">
            <text:p>0,1040550387</text:p>
          </table:table-cell>
          <table:table-cell office:value-type="float" office:value="0.0968145430064317" calcext:value-type="float">
            <text:p>0,096814543</text:p>
          </table:table-cell>
          <table:table-cell office:value-type="float" office:value="0.0384323409684543" calcext:value-type="float">
            <text:p>0,038432341</text:p>
          </table:table-cell>
          <table:table-cell office:value-type="float" office:value="2.19120419256227" calcext:value-type="float">
            <text:p>2,1912041926</text:p>
          </table:table-cell>
          <table:table-cell office:value-type="float" office:value="0.507213288999122" calcext:value-type="float">
            <text:p>0,507213289</text:p>
          </table:table-cell>
          <table:table-cell office:value-type="float" office:value="3.04403129479159" calcext:value-type="float">
            <text:p>3,0440312948</text:p>
          </table:table-cell>
          <table:table-cell office:value-type="float" office:value="0.800724637681159" calcext:value-type="float">
            <text:p>0,8007246377</text:p>
          </table:table-cell>
          <table:table-cell office:value-type="float" office:value="0.222126893742669" calcext:value-type="float">
            <text:p>0,2221268937</text:p>
          </table:table-cell>
          <table:table-cell office:value-type="float" office:value="376.357000297995" calcext:value-type="float">
            <text:p>376,357000298</text:p>
          </table:table-cell>
          <table:table-cell/>
        </table:table-row>
        <table:table-row table:style-name="ro1">
          <table:table-cell office:value-type="float" office:value="0.115193983110657" calcext:value-type="float">
            <text:p>0,1151939831</text:p>
          </table:table-cell>
          <table:table-cell office:value-type="float" office:value="0.112262904078386" calcext:value-type="float">
            <text:p>0,1122629041</text:p>
          </table:table-cell>
          <table:table-cell office:value-type="float" office:value="0.103925675868832" calcext:value-type="float">
            <text:p>0,1039256759</text:p>
          </table:table-cell>
          <table:table-cell office:value-type="float" office:value="0.0387164948617441" calcext:value-type="float">
            <text:p>0,0387164949</text:p>
          </table:table-cell>
          <table:table-cell office:value-type="float" office:value="2.76982075451246" calcext:value-type="float">
            <text:p>2,7698207545</text:p>
          </table:table-cell>
          <table:table-cell office:value-type="float" office:value="0.507071199624435" calcext:value-type="float">
            <text:p>0,5070711996</text:p>
          </table:table-cell>
          <table:table-cell office:value-type="float" office:value="3.64699103132538" calcext:value-type="float">
            <text:p>3,6469910313</text:p>
          </table:table-cell>
          <table:table-cell office:value-type="float" office:value="0.778985507246377" calcext:value-type="float">
            <text:p>0,7789855072</text:p>
          </table:table-cell>
          <table:table-cell office:value-type="float" office:value="0.241690302200703" calcext:value-type="float">
            <text:p>0,2416903022</text:p>
          </table:table-cell>
          <table:table-cell office:value-type="float" office:value="398.386181460826" calcext:value-type="float">
            <text:p>398,3861814608</text:p>
          </table:table-cell>
          <table:table-cell/>
        </table:table-row>
        <table:table-row table:style-name="ro1">
          <table:table-cell office:value-type="float" office:value="0.115245429984745" calcext:value-type="float">
            <text:p>0,11524543</text:p>
          </table:table-cell>
          <table:table-cell office:value-type="float" office:value="0.112661487550727" calcext:value-type="float">
            <text:p>0,1126614876</text:p>
          </table:table-cell>
          <table:table-cell office:value-type="float" office:value="0.0898298960138836" calcext:value-type="float">
            <text:p>0,089829896</text:p>
          </table:table-cell>
          <table:table-cell office:value-type="float" office:value="0.036260915121602" calcext:value-type="float">
            <text:p>0,0362609151</text:p>
          </table:table-cell>
          <table:table-cell office:value-type="float" office:value="3.45101401549966" calcext:value-type="float">
            <text:p>3,4510140155</text:p>
          </table:table-cell>
          <table:table-cell office:value-type="float" office:value="0.502186379678871" calcext:value-type="float">
            <text:p>0,5021863797</text:p>
          </table:table-cell>
          <table:table-cell office:value-type="float" office:value="4.30719812408738" calcext:value-type="float">
            <text:p>4,3071981241</text:p>
          </table:table-cell>
          <table:table-cell office:value-type="float" office:value="0.721014492753623" calcext:value-type="float">
            <text:p>0,7210144928</text:p>
          </table:table-cell>
          <table:table-cell office:value-type="float" office:value="0.307546886106485" calcext:value-type="float">
            <text:p>0,3075468861</text:p>
          </table:table-cell>
          <table:table-cell office:value-type="float" office:value="469.214032569794" calcext:value-type="float">
            <text:p>469,2140325698</text:p>
          </table:table-cell>
          <table:table-cell/>
        </table:table-row>
        <table:table-row table:style-name="ro1">
          <table:table-cell office:value-type="float" office:value="0.112552928102599" calcext:value-type="float">
            <text:p>0,1125529281</text:p>
          </table:table-cell>
          <table:table-cell office:value-type="float" office:value="0.111966416406769" calcext:value-type="float">
            <text:p>0,1119664164</text:p>
          </table:table-cell>
          <table:table-cell office:value-type="float" office:value="0.106190045572357" calcext:value-type="float">
            <text:p>0,1061900456</text:p>
          </table:table-cell>
          <table:table-cell office:value-type="float" office:value="0.0438517053171381" calcext:value-type="float">
            <text:p>0,0438517053</text:p>
          </table:table-cell>
          <table:table-cell office:value-type="float" office:value="3.97665759943598" calcext:value-type="float">
            <text:p>3,9766575994</text:p>
          </table:table-cell>
          <table:table-cell office:value-type="float" office:value="0.501598091877025" calcext:value-type="float">
            <text:p>0,5015980919</text:p>
          </table:table-cell>
          <table:table-cell office:value-type="float" office:value="4.85281676831453" calcext:value-type="float">
            <text:p>4,8528167683</text:p>
          </table:table-cell>
          <table:table-cell office:value-type="float" office:value="0.695652173913043" calcext:value-type="float">
            <text:p>0,6956521739</text:p>
          </table:table-cell>
          <table:table-cell office:value-type="float" office:value="0.309940350239286" calcext:value-type="float">
            <text:p>0,3099403502</text:p>
          </table:table-cell>
          <table:table-cell office:value-type="float" office:value="456.23219555223" calcext:value-type="float">
            <text:p>456,2321955522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mAP = </text:p>
          </table:table-cell>
          <table:table-cell table:style-name="ce2" table:formula="of:=AVERAGE([.J1:.J67])" office:value-type="float" office:value="140.379464792785" calcext:value-type="float">
            <text:p>140,3794647928</text:p>
          </table:table-cell>
          <table:table-cell table:style-name="ce3" office:value-type="percentage" office:value="0.3077" calcext:value-type="percentage">
            <text:p>30,7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1">00/00/0000</text:date>, <text:time style:data-style-name="N2" text:time-value="02:43:59.77684480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03:04:32.834796398</dc:date>
    <meta:editing-duration>PT11M47S</meta:editing-duration>
    <meta:editing-cycles>3</meta:editing-cycles>
    <meta:generator>LibreOffice/5.1.6.2$Linux_X86_64 LibreOffice_project/10m0$Build-2</meta:generator>
    <meta:document-statistic meta:table-count="1" meta:cell-count="67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2cm" xlink:href=".." xlink:type="simple" chart:class="chart:line" chart:style-name="ch1">
        <chart:title svg:x="5.842cm" svg:y="0.314cm" chart:style-name="ch2">
          <text:p>Learning Rate 0.004</text:p>
        </chart:title>
        <chart:plot-area chart:style-name="ch3" table:cell-range-address="train_log__LR_004.A1:train_log__LR_004.A67" svg:x="1.317cm" svg:y="1.286cm" svg:width="14.357cm" svg:height="6.559cm">
          <chartooo:coordinate-region svg:x="2.269cm" svg:y="1.486cm" svg:width="13.264cm" svg:height="5.547cm"/>
          <chart:axis chart:dimension="x" chart:name="primary-x" chart:style-name="ch4">
            <chart:title svg:x="7.915cm" svg:y="8.025cm" chart:style-name="ch5">
              <text:p>Epochs</text:p>
            </chart:title>
          </chart:axis>
          <chart:axis chart:dimension="y" chart:name="primary-y" chart:style-name="ch4">
            <chart:title svg:x="0.451cm" svg:y="5.105cm" chart:style-name="ch6">
              <text:p>Loss X</text:p>
            </chart:title>
            <chart:grid chart:style-name="ch7" chart:class="major"/>
          </chart:axis>
          <chart:series chart:style-name="ch8" chart:values-cell-range-address="train_log__LR_004.A1:train_log__LR_004.A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527826596178">
                <text:p>0.242527826596178</text:p>
                <draw:g>
                  <svg:desc>train_log__LR_004.A1:train_log__LR_004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2527626264921">
                <text:p>0.212527626264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2670990039756">
                <text:p>0.192670990039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339780907936">
                <text:p>0.230339780907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9340557685608">
                <text:p>0.249340557685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883131489684">
                <text:p>0.247883131489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6372168486351">
                <text:p>0.246372168486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9805691812248">
                <text:p>0.239805691812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760079817675">
                <text:p>0.22760079817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9046857743726">
                <text:p>0.229046857743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258707846187">
                <text:p>0.216258707846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0889809333">
                <text:p>0.2020889809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721915354724">
                <text:p>0.205721915354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7488610559563">
                <text:p>0.197488610559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5886638270661">
                <text:p>0.195886638270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998138299343">
                <text:p>0.177998138299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783663872">
                <text:p>0.166783663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916321304667">
                <text:p>0.171916321304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993896698589">
                <text:p>0.157993896698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628822722705">
                <text:p>0.176628822722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573299215864">
                <text:p>0.2265732992158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930833755603">
                <text:p>0.18293083375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217870336416">
                <text:p>0.220217870336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0442063873634">
                <text:p>0.220442063873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601739211705">
                <text:p>0.149601739211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535617153097">
                <text:p>0.14535617153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2328997202839">
                <text:p>0.162328997202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17294805193">
                <text:p>0.12517294805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282707374591">
                <text:p>0.1528270737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9493615636855">
                <text:p>0.129493615636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421493412121">
                <text:p>0.139421493412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2997892906942">
                <text:p>0.122997892906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778560257888">
                <text:p>0.124778560257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1699424230534">
                <text:p>0.211699424230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1094942661508">
                <text:p>0.131094942661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1625209561562">
                <text:p>0.12162520956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528459281479">
                <text:p>0.1335284592814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189761453673">
                <text:p>0.117189761453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5472054072549">
                <text:p>0.125472054072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2121462220549">
                <text:p>0.132121462220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8294215862406">
                <text:p>0.258294215862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9621328123448">
                <text:p>0.119621328123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9676805622022">
                <text:p>0.129676805622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62922386783">
                <text:p>0.1233629223867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8184889128295">
                <text:p>0.118184889128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9978239715475">
                <text:p>0.119978239715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4097154487871">
                <text:p>0.1540971544878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1707561310636">
                <text:p>0.121707561310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199330759393">
                <text:p>0.100199330759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9524481004448">
                <text:p>0.109524481004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5246133822438">
                <text:p>0.115246133822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422922748293">
                <text:p>0.113422922748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7965844005084">
                <text:p>0.117965844005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1040690831053">
                <text:p>0.12104069083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0009162497932">
                <text:p>0.180009162497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4082969969559">
                <text:p>0.1140829699695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9687112514127">
                <text:p>0.109687112514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785254612762">
                <text:p>0.10785254612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6709754862827">
                <text:p>0.106709754862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255081002069">
                <text:p>0.121255081002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7404588981927">
                <text:p>0.1074045889819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2910682173704">
                <text:p>0.102910682173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3055067190435">
                <text:p>0.0983055067190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311895630686">
                <text:p>0.106311895630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5193983110657">
                <text:p>0.115193983110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5245429984745">
                <text:p>0.115245429984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552928102599">
                <text:p>0.112552928102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line" chart:style-name="ch1">
        <chart:title svg:x="5.848cm" svg:y="0.314cm" chart:style-name="ch2">
          <text:p>Learning Rate 0.004</text:p>
        </chart:title>
        <chart:plot-area chart:style-name="ch3" table:cell-range-address="train_log__LR_004.J1:train_log__LR_004.J67" svg:x="1.318cm" svg:y="1.286cm" svg:width="14.367cm" svg:height="6.559cm">
          <chartooo:coordinate-region svg:x="2.164cm" svg:y="1.485cm" svg:width="13.38cm" svg:height="5.548cm"/>
          <chart:axis chart:dimension="x" chart:name="primary-x" chart:style-name="ch4">
            <chart:title svg:x="7.921cm" svg:y="8.025cm" chart:style-name="ch5">
              <text:p>Epochs</text:p>
            </chart:title>
          </chart:axis>
          <chart:axis chart:dimension="y" chart:name="primary-y" chart:style-name="ch4">
            <chart:title svg:x="0.451cm" svg:y="5.886cm" chart:style-name="ch6">
              <text:p>Average Precision</text:p>
            </chart:title>
            <chart:grid chart:style-name="ch7" chart:class="major"/>
          </chart:axis>
          <chart:series chart:style-name="ch8" chart:values-cell-range-address="train_log__LR_004.J1:train_log__LR_004.J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3386779400137">
                <text:p>8.03386779400137</text:p>
                <draw:g>
                  <svg:desc>train_log__LR_004.J1:train_log__LR_004.J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3424976066437">
                <text:p>17.3424976066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623489012853">
                <text:p>23.1623489012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0972444504434">
                <text:p>28.0972444504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4383602862868">
                <text:p>1.64383602862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666251691174">
                <text:p>2.09666251691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2559812425669">
                <text:p>3.22559812425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2514857883396">
                <text:p>6.22514857883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7567623316167">
                <text:p>6.7756762331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768104043576">
                <text:p>12.3768104043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8444155465623">
                <text:p>12.8444155465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1015917719008">
                <text:p>22.1015917719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6469000389887">
                <text:p>24.6469000389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9154816196482">
                <text:p>22.9154816196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562590046712">
                <text:p>21.9562590046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8654523659306">
                <text:p>29.8654523659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3196048719788">
                <text:p>30.3196048719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4947346161599">
                <text:p>52.494734616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077216821565">
                <text:p>36.077216821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0366371870085">
                <text:p>58.0366371870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6399757933358">
                <text:p>39.6399757933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3848559572226">
                <text:p>30.3848559572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022725615814">
                <text:p>16.7022725615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649352165029">
                <text:p>39.64935216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4111830551818">
                <text:p>69.411183055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.90962981796">
                <text:p>131.909629817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.8496793453907">
                <text:p>91.8496793453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5716303677987">
                <text:p>78.5716303677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.0192374895833">
                <text:p>51.019237489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447428664108">
                <text:p>107.447428664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.495747277963">
                <text:p>147.495747277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.537643586859">
                <text:p>152.537643586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.797882508612">
                <text:p>117.797882508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4084068072115">
                <text:p>8.64084068072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025364665716">
                <text:p>102.025364665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.379201803211">
                <text:p>162.379201803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.2305540607">
                <text:p>179.2305540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.314320788892">
                <text:p>203.314320788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.606167175687">
                <text:p>169.606167175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.194372916658">
                <text:p>119.194372916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126990341822">
                <text:p>10.1126990341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.148760620934">
                <text:p>149.148760620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60559034115">
                <text:p>129.0605590341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8.562286128292">
                <text:p>268.562286128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7.083623887493">
                <text:p>257.083623887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5.727008740613">
                <text:p>245.727008740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.467479815817">
                <text:p>127.467479815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9310150636918">
                <text:p>84.9310150636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.03994714983">
                <text:p>189.03994714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2.068442805547">
                <text:p>312.068442805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4.51474323962">
                <text:p>214.51474323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.187938205027">
                <text:p>301.187938205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.167883032734">
                <text:p>289.167883032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0.605829722051">
                <text:p>340.60582972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8702358827104">
                <text:p>20.8702358827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2.831038029079">
                <text:p>162.831038029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9.647442564602">
                <text:p>279.647442564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4.424916910859">
                <text:p>334.424916910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4.324769679899">
                <text:p>404.324769679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6.43702511767">
                <text:p>446.43702511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5.116831231598">
                <text:p>315.116831231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.231628878059">
                <text:p>131.231628878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.627301296169">
                <text:p>252.6273012961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6.357000297995">
                <text:p>376.357000297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8.386181460826">
                <text:p>398.386181460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9.214032569794">
                <text:p>469.214032569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.23219555223">
                <text:p>456.232195552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5.848cm" svg:y="0.314cm" chart:style-name="ch2">
          <text:p>Learning Rate 0.004</text:p>
        </chart:title>
        <chart:legend chart:legend-position="top" svg:x="5.717cm" svg:y="1.292cm" style:legend-expansion="wide" chart:style-name="ch3"/>
        <chart:plot-area chart:style-name="ch4" table:cell-range-address="train_log__LR_004.H1:train_log__LR_004.I67" chart:data-source-has-labels="row" svg:x="0.32cm" svg:y="2.069cm" svg:width="15.365cm" svg:height="5.777cm">
          <chartooo:coordinate-region svg:x="1.074cm" svg:y="2.268cm" svg:width="14.47cm" svg:height="4.766cm"/>
          <chart:axis chart:dimension="x" chart:name="primary-x" chart:style-name="ch5">
            <chart:title svg:x="7.422cm" svg:y="8.026cm" chart:style-name="ch6">
              <text:p>Epoch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rain_log__LR_004.H1:train_log__LR_004.H67" loext:label-string="recall" chart:class="chart:line">
            <chart:data-point chart:repeated="67"/>
          </chart:series>
          <chart:series chart:style-name="ch9" chart:values-cell-range-address="train_log__LR_004.I1:train_log__LR_004.I67" loext:label-string="precision" chart:class="chart:line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</table:table-cell>
              <table:table-cell office:value-type="string">
                <text:p>preci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478260869565">
                <text:p>0.543478260869565</text:p>
                <draw:g>
                  <svg:desc>train_log__LR_004.H1:train_log__LR_004.H67</svg:desc>
                </draw:g>
              </table:table-cell>
              <table:table-cell office:value-type="float" office:value="0.0069859719947838">
                <text:p>0.0069859719947838</text:p>
                <draw:g>
                  <svg:desc>train_log__LR_004.I1:train_log__LR_004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0125670272511911">
                <text:p>0.0125670272511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7536231884058">
                <text:p>0.677536231884058</text:p>
              </table:table-cell>
              <table:table-cell office:value-type="float" office:value="0.0161560210890155">
                <text:p>0.0161560210890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115942028986">
                <text:p>0.768115942028986</text:p>
              </table:table-cell>
              <table:table-cell office:value-type="float" office:value="0.0172870659047026">
                <text:p>0.0172870659047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9420289855072">
                <text:p>0.409420289855072</text:p>
              </table:table-cell>
              <table:table-cell office:value-type="float" office:value="0.00189746367290729">
                <text:p>0.00189746367290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0869565217391">
                <text:p>0.510869565217391</text:p>
              </table:table-cell>
              <table:table-cell office:value-type="float" office:value="0.00193955829501549">
                <text:p>0.00193955829501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3333333333334">
                <text:p>0.583333333333334</text:p>
              </table:table-cell>
              <table:table-cell office:value-type="float" office:value="0.00261323099453688">
                <text:p>0.0026132309945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3043478260869">
                <text:p>0.663043478260869</text:p>
              </table:table-cell>
              <table:table-cell office:value-type="float" office:value="0.00443702678462863">
                <text:p>0.00443702678462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3478260869565">
                <text:p>0.543478260869565</text:p>
              </table:table-cell>
              <table:table-cell office:value-type="float" office:value="0.00589189237666232">
                <text:p>0.00589189237666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4782608695652">
                <text:p>0.684782608695652</text:p>
              </table:table-cell>
              <table:table-cell office:value-type="float" office:value="0.00854162208720332">
                <text:p>0.00854162208720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8405797101449">
                <text:p>0.688405797101449</text:p>
              </table:table-cell>
              <table:table-cell office:value-type="float" office:value="0.00881767657658737">
                <text:p>0.00881767657658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7826086956522">
                <text:p>0.847826086956522</text:p>
              </table:table-cell>
              <table:table-cell office:value-type="float" office:value="0.0123197278550172">
                <text:p>0.0123197278550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5217391304347">
                <text:p>0.815217391304347</text:p>
              </table:table-cell>
              <table:table-cell office:value-type="float" office:value="0.0142880579936167">
                <text:p>0.0142880579936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6811594202898">
                <text:p>0.876811594202898</text:p>
              </table:table-cell>
              <table:table-cell office:value-type="float" office:value="0.0123511399315387">
                <text:p>0.0123511399315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1739130434782">
                <text:p>0.771739130434782</text:p>
              </table:table-cell>
              <table:table-cell office:value-type="float" office:value="0.0134453515031667">
                <text:p>0.013445351503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1594202898551">
                <text:p>0.811594202898551</text:p>
              </table:table-cell>
              <table:table-cell office:value-type="float" office:value="0.0173905972627701">
                <text:p>0.0173905972627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695652173913">
                <text:p>0.83695652173913</text:p>
              </table:table-cell>
              <table:table-cell office:value-type="float" office:value="0.0171200479231953">
                <text:p>0.0171200479231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4202898550725">
                <text:p>0.844202898550725</text:p>
              </table:table-cell>
              <table:table-cell office:value-type="float" office:value="0.0293868639388841">
                <text:p>0.0293868639388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5942028985507">
                <text:p>0.865942028985507</text:p>
              </table:table-cell>
              <table:table-cell office:value-type="float" office:value="0.0196892214780235">
                <text:p>0.0196892214780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0315416506451133">
                <text:p>0.0315416506451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1449275362319">
                <text:p>0.851449275362319</text:p>
              </table:table-cell>
              <table:table-cell office:value-type="float" office:value="0.0220018367030541">
                <text:p>0.022001836703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695652173913">
                <text:p>0.83695652173913</text:p>
              </table:table-cell>
              <table:table-cell office:value-type="float" office:value="0.0171568921271726">
                <text:p>0.0171568921271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3623188405797">
                <text:p>0.753623188405797</text:p>
              </table:table-cell>
              <table:table-cell office:value-type="float" office:value="0.010473833128082">
                <text:p>0.01047383312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4927536231884">
                <text:p>0.894927536231884</text:p>
              </table:table-cell>
              <table:table-cell office:value-type="float" office:value="0.0209378729968469">
                <text:p>0.0209378729968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7826086956522">
                <text:p>0.847826086956522</text:p>
              </table:table-cell>
              <table:table-cell office:value-type="float" office:value="0.0386907374889531">
                <text:p>0.0386907374889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1449275362319">
                <text:p>0.851449275362319</text:p>
              </table:table-cell>
              <table:table-cell office:value-type="float" office:value="0.0732153356991452">
                <text:p>0.0732153356991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04347826087">
                <text:p>0.891304347826087</text:p>
              </table:table-cell>
              <table:table-cell office:value-type="float" office:value="0.0487007843824977">
                <text:p>0.0487007843824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2028985507246">
                <text:p>0.942028985507246</text:p>
              </table:table-cell>
              <table:table-cell office:value-type="float" office:value="0.0394172058701331">
                <text:p>0.0394172058701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4057971014493">
                <text:p>0.884057971014493</text:p>
              </table:table-cell>
              <table:table-cell office:value-type="float" office:value="0.0272732916017017">
                <text:p>0.0272732916017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0.0547456328111964">
                <text:p>0.0547456328111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077263356353045">
                <text:p>0.077263356353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0.0777195874253696">
                <text:p>0.0777195874253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0.0609719888760929">
                <text:p>0.0609719888760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304347826087">
                <text:p>0.66304347826087</text:p>
              </table:table-cell>
              <table:table-cell office:value-type="float" office:value="0.00615883156145484">
                <text:p>0.00615883156145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8405797101449">
                <text:p>0.938405797101449</text:p>
              </table:table-cell>
              <table:table-cell office:value-type="float" office:value="0.0513809122036507">
                <text:p>0.0513809122036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8550724637681">
                <text:p>0.898550724637681</text:p>
              </table:table-cell>
              <table:table-cell office:value-type="float" office:value="0.0854028059974812">
                <text:p>0.0854028059974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695652173913">
                <text:p>0.83695652173913</text:p>
              </table:table-cell>
              <table:table-cell office:value-type="float" office:value="0.101203023185037">
                <text:p>0.10120302318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2173913043478">
                <text:p>0.902173913043478</text:p>
              </table:table-cell>
              <table:table-cell office:value-type="float" office:value="0.106503049129854">
                <text:p>0.10650304912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8405797101449">
                <text:p>0.938405797101449</text:p>
              </table:table-cell>
              <table:table-cell office:value-type="float" office:value="0.0854152260411382">
                <text:p>0.0854152260411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0647795504981838">
                <text:p>0.0647795504981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00785147440542096">
                <text:p>0.00785147440542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0.0817402780165879">
                <text:p>0.0817402780165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1159420289855">
                <text:p>0.931159420289855</text:p>
              </table:table-cell>
              <table:table-cell office:value-type="float" office:value="0.0655018908987217">
                <text:p>0.0655018908987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145957764200159">
                <text:p>0.145957764200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147073011377284">
                <text:p>0.147073011377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9855072463768">
                <text:p>0.789855072463768</text:p>
              </table:table-cell>
              <table:table-cell office:value-type="float" office:value="0.14702453654205">
                <text:p>0.14702453654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5072463768116">
                <text:p>0.855072463768116</text:p>
              </table:table-cell>
              <table:table-cell office:value-type="float" office:value="0.0704499704214167">
                <text:p>0.0704499704214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5652173913044">
                <text:p>0.945652173913044</text:p>
              </table:table-cell>
              <table:table-cell office:value-type="float" office:value="0.0424442853891513">
                <text:p>0.0424442853891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8695652173913">
                <text:p>0.858695652173913</text:p>
              </table:table-cell>
              <table:table-cell office:value-type="float" office:value="0.104039596670242">
                <text:p>0.104039596670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178528857440244">
                <text:p>0.178528857440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5942028985507">
                <text:p>0.865942028985507</text:p>
              </table:table-cell>
              <table:table-cell office:value-type="float" office:value="0.117071899166611">
                <text:p>0.117071899166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172304312474271">
                <text:p>0.172304312474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5217391304348">
                <text:p>0.815217391304348</text:p>
              </table:table-cell>
              <table:table-cell office:value-type="float" office:value="0.167633555381295">
                <text:p>0.167633555381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0.201940215250228">
                <text:p>0.201940215250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8115942028986">
                <text:p>0.768115942028986</text:p>
              </table:table-cell>
              <table:table-cell office:value-type="float" office:value="0.0128405881148752">
                <text:p>0.0128405881148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0434782608696">
                <text:p>0.880434782608696</text:p>
              </table:table-cell>
              <table:table-cell office:value-type="float" office:value="0.0874025969023507">
                <text:p>0.0874025969023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22463768115942">
                <text:p>0.822463768115942</text:p>
              </table:table-cell>
              <table:table-cell office:value-type="float" office:value="0.160686138229038">
                <text:p>0.160686138229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9710144927536">
                <text:p>0.829710144927536</text:p>
              </table:table-cell>
              <table:table-cell office:value-type="float" office:value="0.190483149939734">
                <text:p>0.19048314993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536231884058">
                <text:p>0.77536231884058</text:p>
              </table:table-cell>
              <table:table-cell office:value-type="float" office:value="0.246439315123872">
                <text:p>0.246439315123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2753623188406">
                <text:p>0.742753623188406</text:p>
              </table:table-cell>
              <table:table-cell office:value-type="float" office:value="0.284053250339981">
                <text:p>0.28405325033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4057971014493">
                <text:p>0.884057971014493</text:p>
              </table:table-cell>
              <table:table-cell office:value-type="float" office:value="0.168451620401781">
                <text:p>0.16845162040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420289855072">
                <text:p>0.909420289855072</text:p>
              </table:table-cell>
              <table:table-cell office:value-type="float" office:value="0.0681958923669111">
                <text:p>0.0681958923669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811594202899">
                <text:p>0.876811594202899</text:p>
              </table:table-cell>
              <table:table-cell office:value-type="float" office:value="0.136162756717303">
                <text:p>0.136162756717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0724637681159">
                <text:p>0.800724637681159</text:p>
              </table:table-cell>
              <table:table-cell office:value-type="float" office:value="0.222126893742669">
                <text:p>0.2221268937426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8985507246377">
                <text:p>0.778985507246377</text:p>
              </table:table-cell>
              <table:table-cell office:value-type="float" office:value="0.241690302200703">
                <text:p>0.241690302200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1014492753623">
                <text:p>0.721014492753623</text:p>
              </table:table-cell>
              <table:table-cell office:value-type="float" office:value="0.307546886106485">
                <text:p>0.307546886106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309940350239286">
                <text:p>0.3099403502392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8.992cm" xlink:href=".." xlink:type="simple" chart:class="chart:line" chart:style-name="ch1">
        <chart:title svg:x="5.849cm" svg:y="0.314cm" chart:style-name="ch2">
          <text:p>Learning Rate 0.004</text:p>
        </chart:title>
        <chart:legend chart:legend-position="top" svg:x="1.839cm" svg:y="1.292cm" style:legend-expansion="wide" chart:style-name="ch3"/>
        <chart:plot-area chart:style-name="ch4" table:cell-range-address="train_log__LR_004.A1:train_log__LR_004.G67" chart:data-source-has-labels="row" svg:x="0.32cm" svg:y="2.567cm" svg:width="15.366cm" svg:height="5.278cm">
          <chartooo:coordinate-region svg:x="0.769cm" svg:y="2.766cm" svg:width="14.578cm" svg:height="4.267cm"/>
          <chart:axis chart:dimension="x" chart:name="primary-x" chart:style-name="ch5">
            <chart:title svg:x="7.423cm" svg:y="8.025cm" chart:style-name="ch6">
              <text:p>Epoch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rain_log__LR_004.A1:train_log__LR_004.A67" loext:label-string="loss_x" chart:class="chart:line">
            <chart:data-point chart:repeated="67"/>
          </chart:series>
          <chart:series chart:style-name="ch9" chart:values-cell-range-address="train_log__LR_004.B1:train_log__LR_004.B67" loext:label-string="loss_y" chart:class="chart:line">
            <chart:data-point chart:repeated="67"/>
          </chart:series>
          <chart:series chart:style-name="ch10" chart:values-cell-range-address="train_log__LR_004.C1:train_log__LR_004.C67" loext:label-string="loss_width" chart:class="chart:line">
            <chart:data-point chart:repeated="67"/>
          </chart:series>
          <chart:series chart:style-name="ch11" chart:values-cell-range-address="train_log__LR_004.D1:train_log__LR_004.D67" loext:label-string="loss_height" chart:class="chart:line">
            <chart:data-point chart:repeated="67"/>
          </chart:series>
          <chart:series chart:style-name="ch12" chart:values-cell-range-address="train_log__LR_004.E1:train_log__LR_004.E67" loext:label-string="loss_confidence" chart:class="chart:line">
            <chart:data-point chart:repeated="67"/>
          </chart:series>
          <chart:series chart:style-name="ch13" chart:values-cell-range-address="train_log__LR_004.F1:train_log__LR_004.F67" loext:label-string="loss_class" chart:class="chart:line">
            <chart:data-point chart:repeated="67"/>
          </chart:series>
          <chart:series chart:style-name="ch14" chart:values-cell-range-address="train_log__LR_004.G1:train_log__LR_004.G67" loext:label-string="total_loss" chart:class="chart:line">
            <chart:data-point chart:repeated="6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_x</text:p>
              </table:table-cell>
              <table:table-cell office:value-type="string">
                <text:p>loss_y</text:p>
              </table:table-cell>
              <table:table-cell office:value-type="string">
                <text:p>loss_width</text:p>
              </table:table-cell>
              <table:table-cell office:value-type="string">
                <text:p>loss_height</text:p>
              </table:table-cell>
              <table:table-cell office:value-type="string">
                <text:p>loss_confidence</text:p>
              </table:table-cell>
              <table:table-cell office:value-type="string">
                <text:p>loss_class</text:p>
              </table:table-cell>
              <table:table-cell office:value-type="string">
                <text:p>total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527826596178">
                <text:p>0.242527826596178</text:p>
                <draw:g>
                  <svg:desc>train_log__LR_004.A1:train_log__LR_004.A67</svg:desc>
                </draw:g>
              </table:table-cell>
              <table:table-cell office:value-type="float" office:value="0.28853943790688">
                <text:p>0.28853943790688</text:p>
                <draw:g>
                  <svg:desc>train_log__LR_004.B1:train_log__LR_004.B67</svg:desc>
                </draw:g>
              </table:table-cell>
              <table:table-cell office:value-type="float" office:value="0.366358982095829">
                <text:p>0.366358982095829</text:p>
                <draw:g>
                  <svg:desc>train_log__LR_004.C1:train_log__LR_004.C67</svg:desc>
                </draw:g>
              </table:table-cell>
              <table:table-cell office:value-type="float" office:value="0.220905070313323">
                <text:p>0.220905070313323</text:p>
                <draw:g>
                  <svg:desc>train_log__LR_004.D1:train_log__LR_004.D67</svg:desc>
                </draw:g>
              </table:table-cell>
              <table:table-cell office:value-type="float" office:value="0.885776099303494">
                <text:p>0.885776099303494</text:p>
                <draw:g>
                  <svg:desc>train_log__LR_004.E1:train_log__LR_004.E67</svg:desc>
                </draw:g>
              </table:table-cell>
              <table:table-cell office:value-type="float" office:value="1.03036774792101">
                <text:p>1.03036774792101</text:p>
                <draw:g>
                  <svg:desc>train_log__LR_004.F1:train_log__LR_004.F67</svg:desc>
                </draw:g>
              </table:table-cell>
              <table:table-cell office:value-type="float" office:value="3.03447515809018">
                <text:p>3.03447515809018</text:p>
                <draw:g>
                  <svg:desc>train_log__LR_004.G1:train_log__LR_004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2527626264921">
                <text:p>0.212527626264921</text:p>
              </table:table-cell>
              <table:table-cell office:value-type="float" office:value="0.259002058796202">
                <text:p>0.259002058796202</text:p>
              </table:table-cell>
              <table:table-cell office:value-type="float" office:value="0.165162401071385">
                <text:p>0.165162401071385</text:p>
              </table:table-cell>
              <table:table-cell office:value-type="float" office:value="0.138697644483055">
                <text:p>0.138697644483055</text:p>
              </table:table-cell>
              <table:table-cell office:value-type="float" office:value="0.597248692551385">
                <text:p>0.597248692551385</text:p>
              </table:table-cell>
              <table:table-cell office:value-type="float" office:value="0.943302381945693">
                <text:p>0.943302381945693</text:p>
              </table:table-cell>
              <table:table-cell office:value-type="float" office:value="2.31594079732895">
                <text:p>2.3159407973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2670990039756">
                <text:p>0.192670990039756</text:p>
              </table:table-cell>
              <table:table-cell office:value-type="float" office:value="0.195435891144766">
                <text:p>0.195435891144766</text:p>
              </table:table-cell>
              <table:table-cell office:value-type="float" office:value="0.18361558092653">
                <text:p>0.18361558092653</text:p>
              </table:table-cell>
              <table:table-cell office:value-type="float" office:value="0.13578550339994">
                <text:p>0.13578550339994</text:p>
              </table:table-cell>
              <table:table-cell office:value-type="float" office:value="0.502581755104272">
                <text:p>0.502581755104272</text:p>
              </table:table-cell>
              <table:table-cell office:value-type="float" office:value="0.863992003966933">
                <text:p>0.863992003966933</text:p>
              </table:table-cell>
              <table:table-cell office:value-type="float" office:value="2.07408173187919">
                <text:p>2.07408173187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339780907936">
                <text:p>0.230339780907936</text:p>
              </table:table-cell>
              <table:table-cell office:value-type="float" office:value="0.212351555966408">
                <text:p>0.212351555966408</text:p>
              </table:table-cell>
              <table:table-cell office:value-type="float" office:value="0.166786676124067">
                <text:p>0.166786676124067</text:p>
              </table:table-cell>
              <table:table-cell office:value-type="float" office:value="0.188464025379685">
                <text:p>0.188464025379685</text:p>
              </table:table-cell>
              <table:table-cell office:value-type="float" office:value="0.645753870839658">
                <text:p>0.645753870839658</text:p>
              </table:table-cell>
              <table:table-cell office:value-type="float" office:value="0.760188433787097">
                <text:p>0.760188433787097</text:p>
              </table:table-cell>
              <table:table-cell office:value-type="float" office:value="2.20388431652733">
                <text:p>2.20388431652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9340557685608">
                <text:p>0.249340557685608</text:p>
              </table:table-cell>
              <table:table-cell office:value-type="float" office:value="0.29040195712435">
                <text:p>0.29040195712435</text:p>
              </table:table-cell>
              <table:table-cell office:value-type="float" office:value="0.592318028525092">
                <text:p>0.592318028525092</text:p>
              </table:table-cell>
              <table:table-cell office:value-type="float" office:value="0.247213969531003">
                <text:p>0.247213969531003</text:p>
              </table:table-cell>
              <table:table-cell office:value-type="float" office:value="2.19044854006042">
                <text:p>2.19044854006042</text:p>
              </table:table-cell>
              <table:table-cell office:value-type="float" office:value="0.979690494744674">
                <text:p>0.979690494744674</text:p>
              </table:table-cell>
              <table:table-cell office:value-type="float" office:value="4.54941357218701">
                <text:p>4.54941357218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883131489684">
                <text:p>0.247883131489684</text:p>
              </table:table-cell>
              <table:table-cell office:value-type="float" office:value="0.289013077459379">
                <text:p>0.289013077459379</text:p>
              </table:table-cell>
              <table:table-cell office:value-type="float" office:value="0.357816392981002">
                <text:p>0.357816392981002</text:p>
              </table:table-cell>
              <table:table-cell office:value-type="float" office:value="0.218107143270216">
                <text:p>0.218107143270216</text:p>
              </table:table-cell>
              <table:table-cell office:value-type="float" office:value="2.00761943310499">
                <text:p>2.00761943310499</text:p>
              </table:table-cell>
              <table:table-cell office:value-type="float" office:value="0.976936615679575">
                <text:p>0.976936615679575</text:p>
              </table:table-cell>
              <table:table-cell office:value-type="float" office:value="4.09737584383591">
                <text:p>4.0973758438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6372168486351">
                <text:p>0.246372168486351</text:p>
              </table:table-cell>
              <table:table-cell office:value-type="float" office:value="0.285534008253308">
                <text:p>0.285534008253308</text:p>
              </table:table-cell>
              <table:table-cell office:value-type="float" office:value="0.348186698373668">
                <text:p>0.348186698373668</text:p>
              </table:table-cell>
              <table:table-cell office:value-type="float" office:value="0.190523440731973">
                <text:p>0.190523440731973</text:p>
              </table:table-cell>
              <table:table-cell office:value-type="float" office:value="1.5167432492194">
                <text:p>1.5167432492194</text:p>
              </table:table-cell>
              <table:table-cell office:value-type="float" office:value="0.914694568709187">
                <text:p>0.914694568709187</text:p>
              </table:table-cell>
              <table:table-cell office:value-type="float" office:value="3.50205412636633">
                <text:p>3.50205412636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9805691812248">
                <text:p>0.239805691812248</text:p>
              </table:table-cell>
              <table:table-cell office:value-type="float" office:value="0.280296030274653">
                <text:p>0.280296030274653</text:p>
              </table:table-cell>
              <table:table-cell office:value-type="float" office:value="0.299861946088798">
                <text:p>0.299861946088798</text:p>
              </table:table-cell>
              <table:table-cell office:value-type="float" office:value="0.194055448306481">
                <text:p>0.194055448306481</text:p>
              </table:table-cell>
              <table:table-cell office:value-type="float" office:value="1.28538717734425">
                <text:p>1.28538717734425</text:p>
              </table:table-cell>
              <table:table-cell office:value-type="float" office:value="0.857891231127407">
                <text:p>0.857891231127407</text:p>
              </table:table-cell>
              <table:table-cell office:value-type="float" office:value="3.15729755681494">
                <text:p>3.1572975568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760079817675">
                <text:p>0.22760079817675</text:p>
              </table:table-cell>
              <table:table-cell office:value-type="float" office:value="0.266817527061468">
                <text:p>0.266817527061468</text:p>
              </table:table-cell>
              <table:table-cell office:value-type="float" office:value="0.386646764109964">
                <text:p>0.386646764109964</text:p>
              </table:table-cell>
              <table:table-cell office:value-type="float" office:value="0.218327902330835">
                <text:p>0.218327902330835</text:p>
              </table:table-cell>
              <table:table-cell office:value-type="float" office:value="1.77803135517499">
                <text:p>1.77803135517499</text:p>
              </table:table-cell>
              <table:table-cell office:value-type="float" office:value="0.817648618441561">
                <text:p>0.817648618441561</text:p>
              </table:table-cell>
              <table:table-cell office:value-type="float" office:value="3.69507299817127">
                <text:p>3.69507299817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9046857743726">
                <text:p>0.229046857743726</text:p>
              </table:table-cell>
              <table:table-cell office:value-type="float" office:value="0.254408012317625">
                <text:p>0.254408012317625</text:p>
              </table:table-cell>
              <table:table-cell office:value-type="float" office:value="0.268038904376622">
                <text:p>0.268038904376622</text:p>
              </table:table-cell>
              <table:table-cell office:value-type="float" office:value="0.162531327005126">
                <text:p>0.162531327005126</text:p>
              </table:table-cell>
              <table:table-cell office:value-type="float" office:value="1.59364152505346">
                <text:p>1.59364152505346</text:p>
              </table:table-cell>
              <table:table-cell office:value-type="float" office:value="0.792705750983694">
                <text:p>0.792705750983694</text:p>
              </table:table-cell>
              <table:table-cell office:value-type="float" office:value="3.3003723880519">
                <text:p>3.3003723880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6258707846187">
                <text:p>0.216258707846187</text:p>
              </table:table-cell>
              <table:table-cell office:value-type="float" office:value="0.239357400135739">
                <text:p>0.239357400135739</text:p>
              </table:table-cell>
              <table:table-cell office:value-type="float" office:value="0.33149003278342">
                <text:p>0.33149003278342</text:p>
              </table:table-cell>
              <table:table-cell office:value-type="float" office:value="0.19386590017498">
                <text:p>0.19386590017498</text:p>
              </table:table-cell>
              <table:table-cell office:value-type="float" office:value="1.59070680258067">
                <text:p>1.59070680258067</text:p>
              </table:table-cell>
              <table:table-cell office:value-type="float" office:value="0.675291785403438">
                <text:p>0.675291785403438</text:p>
              </table:table-cell>
              <table:table-cell office:value-type="float" office:value="3.24697063021038">
                <text:p>3.24697063021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0889809333">
                <text:p>0.2020889809333</text:p>
              </table:table-cell>
              <table:table-cell office:value-type="float" office:value="0.210065183634035">
                <text:p>0.210065183634035</text:p>
              </table:table-cell>
              <table:table-cell office:value-type="float" office:value="0.239706424536211">
                <text:p>0.239706424536211</text:p>
              </table:table-cell>
              <table:table-cell office:value-type="float" office:value="0.143066930569425">
                <text:p>0.143066930569425</text:p>
              </table:table-cell>
              <table:table-cell office:value-type="float" office:value="0.824979932573826">
                <text:p>0.824979932573826</text:p>
              </table:table-cell>
              <table:table-cell office:value-type="float" office:value="0.645384566939395">
                <text:p>0.645384566939395</text:p>
              </table:table-cell>
              <table:table-cell office:value-type="float" office:value="2.26529202772223">
                <text:p>2.26529202772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721915354724">
                <text:p>0.205721915354724</text:p>
              </table:table-cell>
              <table:table-cell office:value-type="float" office:value="0.205038199446711">
                <text:p>0.205038199446711</text:p>
              </table:table-cell>
              <table:table-cell office:value-type="float" office:value="0.182930496048673">
                <text:p>0.182930496048673</text:p>
              </table:table-cell>
              <table:table-cell office:value-type="float" office:value="0.13405170986358">
                <text:p>0.13405170986358</text:p>
              </table:table-cell>
              <table:table-cell office:value-type="float" office:value="0.804073730767097">
                <text:p>0.804073730767097</text:p>
              </table:table-cell>
              <table:table-cell office:value-type="float" office:value="0.694576284483723">
                <text:p>0.694576284483723</text:p>
              </table:table-cell>
              <table:table-cell office:value-type="float" office:value="2.22639233392218">
                <text:p>2.22639233392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7488610559563">
                <text:p>0.197488610559563</text:p>
              </table:table-cell>
              <table:table-cell office:value-type="float" office:value="0.217457848575261">
                <text:p>0.217457848575261</text:p>
              </table:table-cell>
              <table:table-cell office:value-type="float" office:value="0.201013655455545">
                <text:p>0.201013655455545</text:p>
              </table:table-cell>
              <table:table-cell office:value-type="float" office:value="0.112510732918568">
                <text:p>0.112510732918568</text:p>
              </table:table-cell>
              <table:table-cell office:value-type="float" office:value="0.741904629313428">
                <text:p>0.741904629313428</text:p>
              </table:table-cell>
              <table:table-cell office:value-type="float" office:value="0.61748227606649">
                <text:p>0.61748227606649</text:p>
              </table:table-cell>
              <table:table-cell office:value-type="float" office:value="2.08785773360211">
                <text:p>2.08785773360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5886638270661">
                <text:p>0.195886638270661</text:p>
              </table:table-cell>
              <table:table-cell office:value-type="float" office:value="0.231016946134016">
                <text:p>0.231016946134016</text:p>
              </table:table-cell>
              <table:table-cell office:value-type="float" office:value="0.280107536761811">
                <text:p>0.280107536761811</text:p>
              </table:table-cell>
              <table:table-cell office:value-type="float" office:value="0.14151105761361">
                <text:p>0.14151105761361</text:p>
              </table:table-cell>
              <table:table-cell office:value-type="float" office:value="1.54278417749573">
                <text:p>1.54278417749573</text:p>
              </table:table-cell>
              <table:table-cell office:value-type="float" office:value="0.599072911493156">
                <text:p>0.599072911493156</text:p>
              </table:table-cell>
              <table:table-cell office:value-type="float" office:value="2.99037929721501">
                <text:p>2.9903792972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7998138299343">
                <text:p>0.177998138299343</text:p>
              </table:table-cell>
              <table:table-cell office:value-type="float" office:value="0.21794751688187">
                <text:p>0.21794751688187</text:p>
              </table:table-cell>
              <table:table-cell office:value-type="float" office:value="0.252124001785769">
                <text:p>0.252124001785769</text:p>
              </table:table-cell>
              <table:table-cell office:value-type="float" office:value="0.128599092871631">
                <text:p>0.128599092871631</text:p>
              </table:table-cell>
              <table:table-cell office:value-type="float" office:value="1.19580995906954">
                <text:p>1.19580995906954</text:p>
              </table:table-cell>
              <table:table-cell office:value-type="float" office:value="0.615381882566473">
                <text:p>0.615381882566473</text:p>
              </table:table-cell>
              <table:table-cell office:value-type="float" office:value="2.58786057907602">
                <text:p>2.58786057907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6783663872">
                <text:p>0.166783663872</text:p>
              </table:table-cell>
              <table:table-cell office:value-type="float" office:value="0.243615134081388">
                <text:p>0.243615134081388</text:p>
              </table:table-cell>
              <table:table-cell office:value-type="float" office:value="0.277944682392365">
                <text:p>0.277944682392365</text:p>
              </table:table-cell>
              <table:table-cell office:value-type="float" office:value="0.103316893912131">
                <text:p>0.103316893912131</text:p>
              </table:table-cell>
              <table:table-cell office:value-type="float" office:value="1.33614305374415">
                <text:p>1.33614305374415</text:p>
              </table:table-cell>
              <table:table-cell office:value-type="float" office:value="0.572054010694442">
                <text:p>0.572054010694442</text:p>
              </table:table-cell>
              <table:table-cell office:value-type="float" office:value="2.69985742154329">
                <text:p>2.69985742154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916321304667">
                <text:p>0.171916321304667</text:p>
              </table:table-cell>
              <table:table-cell office:value-type="float" office:value="0.190548205530554">
                <text:p>0.190548205530554</text:p>
              </table:table-cell>
              <table:table-cell office:value-type="float" office:value="0.285684082672728">
                <text:p>0.285684082672728</text:p>
              </table:table-cell>
              <table:table-cell office:value-type="float" office:value="0.110798275077958">
                <text:p>0.110798275077958</text:p>
              </table:table-cell>
              <table:table-cell office:value-type="float" office:value="1.11664777087129">
                <text:p>1.11664777087129</text:p>
              </table:table-cell>
              <table:table-cell office:value-type="float" office:value="0.535345039613869">
                <text:p>0.535345039613869</text:p>
              </table:table-cell>
              <table:table-cell office:value-type="float" office:value="2.41093970381695">
                <text:p>2.4109397038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993896698589">
                <text:p>0.157993896698589</text:p>
              </table:table-cell>
              <table:table-cell office:value-type="float" office:value="0.200368900579791">
                <text:p>0.200368900579791</text:p>
              </table:table-cell>
              <table:table-cell office:value-type="float" office:value="0.258048741559754">
                <text:p>0.258048741559754</text:p>
              </table:table-cell>
              <table:table-cell office:value-type="float" office:value="0.0964519781030148">
                <text:p>0.0964519781030148</text:p>
              </table:table-cell>
              <table:table-cell office:value-type="float" office:value="0.952778809501425">
                <text:p>0.952778809501425</text:p>
              </table:table-cell>
              <table:table-cell office:value-type="float" office:value="0.566289417121721">
                <text:p>0.566289417121721</text:p>
              </table:table-cell>
              <table:table-cell office:value-type="float" office:value="2.23193174859752">
                <text:p>2.23193174859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628822722705">
                <text:p>0.176628822722705</text:p>
              </table:table-cell>
              <table:table-cell office:value-type="float" office:value="0.128517630844094">
                <text:p>0.128517630844094</text:p>
              </table:table-cell>
              <table:table-cell office:value-type="float" office:value="0.175452512420041">
                <text:p>0.175452512420041</text:p>
              </table:table-cell>
              <table:table-cell office:value-type="float" office:value="0.0897992636752821">
                <text:p>0.0897992636752821</text:p>
              </table:table-cell>
              <table:table-cell office:value-type="float" office:value="0.653212816292501">
                <text:p>0.653212816292501</text:p>
              </table:table-cell>
              <table:table-cell office:value-type="float" office:value="0.586499596095603">
                <text:p>0.586499596095603</text:p>
              </table:table-cell>
              <table:table-cell office:value-type="float" office:value="1.81011064026667">
                <text:p>1.8101106402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573299215864">
                <text:p>0.226573299215864</text:p>
              </table:table-cell>
              <table:table-cell office:value-type="float" office:value="0.283597922372871">
                <text:p>0.283597922372871</text:p>
              </table:table-cell>
              <table:table-cell office:value-type="float" office:value="0.197294270560514">
                <text:p>0.197294270560514</text:p>
              </table:table-cell>
              <table:table-cell office:value-type="float" office:value="0.162789927076791">
                <text:p>0.162789927076791</text:p>
              </table:table-cell>
              <table:table-cell office:value-type="float" office:value="1.22037085388666">
                <text:p>1.22037085388666</text:p>
              </table:table-cell>
              <table:table-cell office:value-type="float" office:value="0.614305288895317">
                <text:p>0.614305288895317</text:p>
              </table:table-cell>
              <table:table-cell office:value-type="float" office:value="2.70493155329124">
                <text:p>2.7049315532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930833755603">
                <text:p>0.182930833755603</text:p>
              </table:table-cell>
              <table:table-cell office:value-type="float" office:value="0.242172953480369">
                <text:p>0.242172953480369</text:p>
              </table:table-cell>
              <table:table-cell office:value-type="float" office:value="0.186732037607251">
                <text:p>0.186732037607251</text:p>
              </table:table-cell>
              <table:table-cell office:value-type="float" office:value="0.179877067063226">
                <text:p>0.179877067063226</text:p>
              </table:table-cell>
              <table:table-cell office:value-type="float" office:value="0.858638754762385">
                <text:p>0.858638754762385</text:p>
              </table:table-cell>
              <table:table-cell office:value-type="float" office:value="0.588213082564914">
                <text:p>0.588213082564914</text:p>
              </table:table-cell>
              <table:table-cell office:value-type="float" office:value="2.23856473228206">
                <text:p>2.23856473228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217870336416">
                <text:p>0.220217870336416</text:p>
              </table:table-cell>
              <table:table-cell office:value-type="float" office:value="0.365137481530521">
                <text:p>0.365137481530521</text:p>
              </table:table-cell>
              <table:table-cell office:value-type="float" office:value="0.298366685622469">
                <text:p>0.298366685622469</text:p>
              </table:table-cell>
              <table:table-cell office:value-type="float" office:value="0.204303678783143">
                <text:p>0.204303678783143</text:p>
              </table:table-cell>
              <table:table-cell office:value-type="float" office:value="1.58666561268594">
                <text:p>1.58666561268594</text:p>
              </table:table-cell>
              <table:table-cell office:value-type="float" office:value="0.714875067057817">
                <text:p>0.714875067057817</text:p>
              </table:table-cell>
              <table:table-cell office:value-type="float" office:value="3.38956639559373">
                <text:p>3.38956639559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0442063873634">
                <text:p>0.220442063873634</text:p>
              </table:table-cell>
              <table:table-cell office:value-type="float" office:value="0.201422187716715">
                <text:p>0.201422187716715</text:p>
              </table:table-cell>
              <table:table-cell office:value-type="float" office:value="0.206207554306551">
                <text:p>0.206207554306551</text:p>
              </table:table-cell>
              <table:table-cell office:value-type="float" office:value="0.082126187710025">
                <text:p>0.082126187710025</text:p>
              </table:table-cell>
              <table:table-cell office:value-type="float" office:value="0.922051915979904">
                <text:p>0.922051915979904</text:p>
              </table:table-cell>
              <table:table-cell office:value-type="float" office:value="0.599998677554338">
                <text:p>0.599998677554338</text:p>
              </table:table-cell>
              <table:table-cell office:value-type="float" office:value="2.23224858097408">
                <text:p>2.2322485809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9601739211705">
                <text:p>0.149601739211705</text:p>
              </table:table-cell>
              <table:table-cell office:value-type="float" office:value="0.199167831371913">
                <text:p>0.199167831371913</text:p>
              </table:table-cell>
              <table:table-cell office:value-type="float" office:value="0.160915596029119">
                <text:p>0.160915596029119</text:p>
              </table:table-cell>
              <table:table-cell office:value-type="float" office:value="0.103767939751497">
                <text:p>0.103767939751497</text:p>
              </table:table-cell>
              <table:table-cell office:value-type="float" office:value="1.05780242221511">
                <text:p>1.05780242221511</text:p>
              </table:table-cell>
              <table:table-cell office:value-type="float" office:value="0.556862419066222">
                <text:p>0.556862419066222</text:p>
              </table:table-cell>
              <table:table-cell office:value-type="float" office:value="2.22811793114828">
                <text:p>2.22811793114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535617153097">
                <text:p>0.14535617153097</text:p>
              </table:table-cell>
              <table:table-cell office:value-type="float" office:value="0.152247748604998">
                <text:p>0.152247748604998</text:p>
              </table:table-cell>
              <table:table-cell office:value-type="float" office:value="0.155486696186215">
                <text:p>0.155486696186215</text:p>
              </table:table-cell>
              <table:table-cell office:value-type="float" office:value="0.0653589033276445">
                <text:p>0.0653589033276445</text:p>
              </table:table-cell>
              <table:table-cell office:value-type="float" office:value="1.10764892174579">
                <text:p>1.10764892174579</text:p>
              </table:table-cell>
              <table:table-cell office:value-type="float" office:value="0.5496306600778">
                <text:p>0.5496306600778</text:p>
              </table:table-cell>
              <table:table-cell office:value-type="float" office:value="2.17572910241459">
                <text:p>2.17572910241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2328997202839">
                <text:p>0.162328997202839</text:p>
              </table:table-cell>
              <table:table-cell office:value-type="float" office:value="0.195629873814102">
                <text:p>0.195629873814102</text:p>
              </table:table-cell>
              <table:table-cell office:value-type="float" office:value="0.164025136729596">
                <text:p>0.164025136729596</text:p>
              </table:table-cell>
              <table:table-cell office:value-type="float" office:value="0.105692285563355">
                <text:p>0.105692285563355</text:p>
              </table:table-cell>
              <table:table-cell office:value-type="float" office:value="0.689528290911213">
                <text:p>0.689528290911213</text:p>
              </table:table-cell>
              <table:table-cell office:value-type="float" office:value="0.585220004877318">
                <text:p>0.585220004877318</text:p>
              </table:table-cell>
              <table:table-cell office:value-type="float" office:value="1.9024246101794">
                <text:p>1.9024246101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17294805193">
                <text:p>0.12517294805193</text:p>
              </table:table-cell>
              <table:table-cell office:value-type="float" office:value="0.12531606215065">
                <text:p>0.12531606215065</text:p>
              </table:table-cell>
              <table:table-cell office:value-type="float" office:value="0.15325817834951">
                <text:p>0.15325817834951</text:p>
              </table:table-cell>
              <table:table-cell office:value-type="float" office:value="0.0707610036856601">
                <text:p>0.0707610036856601</text:p>
              </table:table-cell>
              <table:table-cell office:value-type="float" office:value="0.611378891798465">
                <text:p>0.611378891798465</text:p>
              </table:table-cell>
              <table:table-cell office:value-type="float" office:value="0.532160188840783">
                <text:p>0.532160188840783</text:p>
              </table:table-cell>
              <table:table-cell office:value-type="float" office:value="1.61804728015609">
                <text:p>1.61804728015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282707374591">
                <text:p>0.15282707374591</text:p>
              </table:table-cell>
              <table:table-cell office:value-type="float" office:value="0.182622577076393">
                <text:p>0.182622577076393</text:p>
              </table:table-cell>
              <table:table-cell office:value-type="float" office:value="0.208642308910266">
                <text:p>0.208642308910266</text:p>
              </table:table-cell>
              <table:table-cell office:value-type="float" office:value="0.0765474575136582">
                <text:p>0.0765474575136582</text:p>
              </table:table-cell>
              <table:table-cell office:value-type="float" office:value="0.753008843075646">
                <text:p>0.753008843075646</text:p>
              </table:table-cell>
              <table:table-cell office:value-type="float" office:value="0.566154898184797">
                <text:p>0.566154898184797</text:p>
              </table:table-cell>
              <table:table-cell office:value-type="float" office:value="1.9398031571637">
                <text:p>1.9398031571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9493615636855">
                <text:p>0.129493615636855</text:p>
              </table:table-cell>
              <table:table-cell office:value-type="float" office:value="0.119845211413517">
                <text:p>0.119845211413517</text:p>
              </table:table-cell>
              <table:table-cell office:value-type="float" office:value="0.123215220963709">
                <text:p>0.123215220963709</text:p>
              </table:table-cell>
              <table:table-cell office:value-type="float" office:value="0.0670691800796308">
                <text:p>0.0670691800796308</text:p>
              </table:table-cell>
              <table:table-cell office:value-type="float" office:value="0.589520954486469">
                <text:p>0.589520954486469</text:p>
              </table:table-cell>
              <table:table-cell office:value-type="float" office:value="0.516670170037643">
                <text:p>0.516670170037643</text:p>
              </table:table-cell>
              <table:table-cell office:value-type="float" office:value="1.54581434441649">
                <text:p>1.54581434441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421493412121">
                <text:p>0.139421493412121</text:p>
              </table:table-cell>
              <table:table-cell office:value-type="float" office:value="0.113502892198638">
                <text:p>0.113502892198638</text:p>
              </table:table-cell>
              <table:table-cell office:value-type="float" office:value="0.125706840057556">
                <text:p>0.125706840057556</text:p>
              </table:table-cell>
              <table:table-cell office:value-type="float" office:value="0.0546200939795159">
                <text:p>0.0546200939795159</text:p>
              </table:table-cell>
              <table:table-cell office:value-type="float" office:value="0.857328792649281">
                <text:p>0.857328792649281</text:p>
              </table:table-cell>
              <table:table-cell office:value-type="float" office:value="0.514283567019131">
                <text:p>0.514283567019131</text:p>
              </table:table-cell>
              <table:table-cell office:value-type="float" office:value="1.8048636680064">
                <text:p>1.8048636680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2997892906942">
                <text:p>0.122997892906942</text:p>
              </table:table-cell>
              <table:table-cell office:value-type="float" office:value="0.107086446879017">
                <text:p>0.107086446879017</text:p>
              </table:table-cell>
              <table:table-cell office:value-type="float" office:value="0.150684084101712">
                <text:p>0.150684084101712</text:p>
              </table:table-cell>
              <table:table-cell office:value-type="float" office:value="0.0481383537978969">
                <text:p>0.0481383537978969</text:p>
              </table:table-cell>
              <table:table-cell office:value-type="float" office:value="0.742208397927006">
                <text:p>0.742208397927006</text:p>
              </table:table-cell>
              <table:table-cell office:value-type="float" office:value="0.529710759287295">
                <text:p>0.529710759287295</text:p>
              </table:table-cell>
              <table:table-cell office:value-type="float" office:value="1.70082592575446">
                <text:p>1.70082592575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778560257888">
                <text:p>0.124778560257888</text:p>
              </table:table-cell>
              <table:table-cell office:value-type="float" office:value="0.130474641843846">
                <text:p>0.130474641843846</text:p>
              </table:table-cell>
              <table:table-cell office:value-type="float" office:value="0.139818568981987">
                <text:p>0.139818568981987</text:p>
              </table:table-cell>
              <table:table-cell office:value-type="float" office:value="0.0550509728892275">
                <text:p>0.0550509728892275</text:p>
              </table:table-cell>
              <table:table-cell office:value-type="float" office:value="0.865045791491866">
                <text:p>0.865045791491866</text:p>
              </table:table-cell>
              <table:table-cell office:value-type="float" office:value="0.522910275860973">
                <text:p>0.522910275860973</text:p>
              </table:table-cell>
              <table:table-cell office:value-type="float" office:value="1.83807881759561">
                <text:p>1.83807881759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1699424230534">
                <text:p>0.211699424230534</text:p>
              </table:table-cell>
              <table:table-cell office:value-type="float" office:value="0.262743989769977">
                <text:p>0.262743989769977</text:p>
              </table:table-cell>
              <table:table-cell office:value-type="float" office:value="0.329677894386291">
                <text:p>0.329677894386291</text:p>
              </table:table-cell>
              <table:table-cell office:value-type="float" office:value="0.127157273089878">
                <text:p>0.127157273089878</text:p>
              </table:table-cell>
              <table:table-cell office:value-type="float" office:value="1.49006284951516">
                <text:p>1.49006284951516</text:p>
              </table:table-cell>
              <table:table-cell office:value-type="float" office:value="0.698329518346683">
                <text:p>0.698329518346683</text:p>
              </table:table-cell>
              <table:table-cell office:value-type="float" office:value="3.11967096639716">
                <text:p>3.11967096639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1094942661508">
                <text:p>0.131094942661508</text:p>
              </table:table-cell>
              <table:table-cell office:value-type="float" office:value="0.112823734645012">
                <text:p>0.112823734645012</text:p>
              </table:table-cell>
              <table:table-cell office:value-type="float" office:value="0.120473722128499">
                <text:p>0.120473722128499</text:p>
              </table:table-cell>
              <table:table-cell office:value-type="float" office:value="0.0535541527071236">
                <text:p>0.0535541527071236</text:p>
              </table:table-cell>
              <table:table-cell office:value-type="float" office:value="0.43936280881905">
                <text:p>0.43936280881905</text:p>
              </table:table-cell>
              <table:table-cell office:value-type="float" office:value="0.53722330701092">
                <text:p>0.53722330701092</text:p>
              </table:table-cell>
              <table:table-cell office:value-type="float" office:value="1.39453266496244">
                <text:p>1.39453266496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1625209561562">
                <text:p>0.121625209561562</text:p>
              </table:table-cell>
              <table:table-cell office:value-type="float" office:value="0.1028039080789">
                <text:p>0.1028039080789</text:p>
              </table:table-cell>
              <table:table-cell office:value-type="float" office:value="0.110817578911614">
                <text:p>0.110817578911614</text:p>
              </table:table-cell>
              <table:table-cell office:value-type="float" office:value="0.039005900244102">
                <text:p>0.039005900244102</text:p>
              </table:table-cell>
              <table:table-cell office:value-type="float" office:value="0.733550832242421">
                <text:p>0.733550832242421</text:p>
              </table:table-cell>
              <table:table-cell office:value-type="float" office:value="0.536923650814139">
                <text:p>0.536923650814139</text:p>
              </table:table-cell>
              <table:table-cell office:value-type="float" office:value="1.64472709920095">
                <text:p>1.64472709920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528459281479">
                <text:p>0.133528459281479</text:p>
              </table:table-cell>
              <table:table-cell office:value-type="float" office:value="0.106592168866368">
                <text:p>0.106592168866368</text:p>
              </table:table-cell>
              <table:table-cell office:value-type="float" office:value="0.112747341474144">
                <text:p>0.112747341474144</text:p>
              </table:table-cell>
              <table:table-cell office:value-type="float" office:value="0.0352638095415466">
                <text:p>0.0352638095415466</text:p>
              </table:table-cell>
              <table:table-cell office:value-type="float" office:value="1.4186247338885">
                <text:p>1.4186247338885</text:p>
              </table:table-cell>
              <table:table-cell office:value-type="float" office:value="0.524576457946197">
                <text:p>0.524576457946197</text:p>
              </table:table-cell>
              <table:table-cell office:value-type="float" office:value="2.33133297640344">
                <text:p>2.33133297640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189761453673">
                <text:p>0.117189761453673</text:p>
              </table:table-cell>
              <table:table-cell office:value-type="float" office:value="0.0959697511801926">
                <text:p>0.0959697511801926</text:p>
              </table:table-cell>
              <table:table-cell office:value-type="float" office:value="0.108327153503563">
                <text:p>0.108327153503563</text:p>
              </table:table-cell>
              <table:table-cell office:value-type="float" office:value="0.0332451311571039">
                <text:p>0.0332451311571039</text:p>
              </table:table-cell>
              <table:table-cell office:value-type="float" office:value="0.866159044044173">
                <text:p>0.866159044044173</text:p>
              </table:table-cell>
              <table:table-cell office:value-type="float" office:value="0.503743393265683">
                <text:p>0.503743393265683</text:p>
              </table:table-cell>
              <table:table-cell office:value-type="float" office:value="1.72463423791139">
                <text:p>1.72463423791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5472054072549">
                <text:p>0.125472054072549</text:p>
              </table:table-cell>
              <table:table-cell office:value-type="float" office:value="0.104954626744312">
                <text:p>0.104954626744312</text:p>
              </table:table-cell>
              <table:table-cell office:value-type="float" office:value="0.0997021706865899">
                <text:p>0.0997021706865899</text:p>
              </table:table-cell>
              <table:table-cell office:value-type="float" office:value="0.0441633184084861">
                <text:p>0.0441633184084861</text:p>
              </table:table-cell>
              <table:table-cell office:value-type="float" office:value="0.561612717523847">
                <text:p>0.561612717523847</text:p>
              </table:table-cell>
              <table:table-cell office:value-type="float" office:value="0.503175866992577">
                <text:p>0.503175866992577</text:p>
              </table:table-cell>
              <table:table-cell office:value-type="float" office:value="1.43908073720725">
                <text:p>1.43908073720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2121462220549">
                <text:p>0.132121462220549</text:p>
              </table:table-cell>
              <table:table-cell office:value-type="float" office:value="0.130434303529989">
                <text:p>0.130434303529989</text:p>
              </table:table-cell>
              <table:table-cell office:value-type="float" office:value="0.151494635347183">
                <text:p>0.151494635347183</text:p>
              </table:table-cell>
              <table:table-cell office:value-type="float" office:value="0.047289935192843">
                <text:p>0.047289935192843</text:p>
              </table:table-cell>
              <table:table-cell office:value-type="float" office:value="1.39350037469083">
                <text:p>1.39350037469083</text:p>
              </table:table-cell>
              <table:table-cell office:value-type="float" office:value="0.522003152772136">
                <text:p>0.522003152772136</text:p>
              </table:table-cell>
              <table:table-cell office:value-type="float" office:value="2.37684383858805">
                <text:p>2.37684383858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8294215862406">
                <text:p>0.258294215862406</text:p>
              </table:table-cell>
              <table:table-cell office:value-type="float" office:value="0.370802908568926">
                <text:p>0.370802908568926</text:p>
              </table:table-cell>
              <table:table-cell office:value-type="float" office:value="2.4211850168067">
                <text:p>2.4211850168067</text:p>
              </table:table-cell>
              <table:table-cell office:value-type="float" office:value="2.13259332660464">
                <text:p>2.13259332660464</text:p>
              </table:table-cell>
              <table:table-cell office:value-type="float" office:value="3.86422690571002">
                <text:p>3.86422690571002</text:p>
              </table:table-cell>
              <table:table-cell office:value-type="float" office:value="0.810912099545417">
                <text:p>0.810912099545417</text:p>
              </table:table-cell>
              <table:table-cell office:value-type="float" office:value="9.85801437885865">
                <text:p>9.85801437885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9621328123448">
                <text:p>0.119621328123448</text:p>
              </table:table-cell>
              <table:table-cell office:value-type="float" office:value="0.126280756623522">
                <text:p>0.126280756623522</text:p>
              </table:table-cell>
              <table:table-cell office:value-type="float" office:value="0.102910590977444">
                <text:p>0.102910590977444</text:p>
              </table:table-cell>
              <table:table-cell office:value-type="float" office:value="0.0618548065799785">
                <text:p>0.0618548065799785</text:p>
              </table:table-cell>
              <table:table-cell office:value-type="float" office:value="0.969482811167836">
                <text:p>0.969482811167836</text:p>
              </table:table-cell>
              <table:table-cell office:value-type="float" office:value="0.506645340310491">
                <text:p>0.506645340310491</text:p>
              </table:table-cell>
              <table:table-cell office:value-type="float" office:value="1.88679562055546">
                <text:p>1.88679562055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9676805622022">
                <text:p>0.129676805622022</text:p>
              </table:table-cell>
              <table:table-cell office:value-type="float" office:value="0.113377385582324">
                <text:p>0.113377385582324</text:p>
              </table:table-cell>
              <table:table-cell office:value-type="float" office:value="0.0978511949613913">
                <text:p>0.0978511949613913</text:p>
              </table:table-cell>
              <table:table-cell office:value-type="float" office:value="0.0535548246447354">
                <text:p>0.0535548246447354</text:p>
              </table:table-cell>
              <table:table-cell office:value-type="float" office:value="0.691035984792625">
                <text:p>0.691035984792625</text:p>
              </table:table-cell>
              <table:table-cell office:value-type="float" office:value="0.507762639094954">
                <text:p>0.507762639094954</text:p>
              </table:table-cell>
              <table:table-cell office:value-type="float" office:value="1.59325883181199">
                <text:p>1.59325883181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62922386783">
                <text:p>0.123362922386783</text:p>
              </table:table-cell>
              <table:table-cell office:value-type="float" office:value="0.104082647975978">
                <text:p>0.104082647975978</text:p>
              </table:table-cell>
              <table:table-cell office:value-type="float" office:value="0.097811510015479">
                <text:p>0.097811510015479</text:p>
              </table:table-cell>
              <table:table-cell office:value-type="float" office:value="0.0381064293406266">
                <text:p>0.0381064293406266</text:p>
              </table:table-cell>
              <table:table-cell office:value-type="float" office:value="1.48447220838305">
                <text:p>1.48447220838305</text:p>
              </table:table-cell>
              <table:table-cell office:value-type="float" office:value="0.500416842815669">
                <text:p>0.500416842815669</text:p>
              </table:table-cell>
              <table:table-cell office:value-type="float" office:value="2.34825253745784">
                <text:p>2.34825253745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8184889128295">
                <text:p>0.118184889128295</text:p>
              </table:table-cell>
              <table:table-cell office:value-type="float" office:value="0.114468877060774">
                <text:p>0.114468877060774</text:p>
              </table:table-cell>
              <table:table-cell office:value-type="float" office:value="0.112631434448185">
                <text:p>0.112631434448185</text:p>
              </table:table-cell>
              <table:table-cell office:value-type="float" office:value="0.0537411950476583">
                <text:p>0.0537411950476583</text:p>
              </table:table-cell>
              <table:table-cell office:value-type="float" office:value="2.26539035242699">
                <text:p>2.26539035242699</text:p>
              </table:table-cell>
              <table:table-cell office:value-type="float" office:value="0.515129653332026">
                <text:p>0.515129653332026</text:p>
              </table:table-cell>
              <table:table-cell office:value-type="float" office:value="3.1795463665672">
                <text:p>3.1795463665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9978239715475">
                <text:p>0.119978239715475</text:p>
              </table:table-cell>
              <table:table-cell office:value-type="float" office:value="0.119704658737528">
                <text:p>0.119704658737528</text:p>
              </table:table-cell>
              <table:table-cell office:value-type="float" office:value="0.124719624487309">
                <text:p>0.124719624487309</text:p>
              </table:table-cell>
              <table:table-cell office:value-type="float" office:value="0.0447294471155047">
                <text:p>0.0447294471155047</text:p>
              </table:table-cell>
              <table:table-cell office:value-type="float" office:value="2.68355180445613">
                <text:p>2.68355180445613</text:p>
              </table:table-cell>
              <table:table-cell office:value-type="float" office:value="0.504552302153214">
                <text:p>0.504552302153214</text:p>
              </table:table-cell>
              <table:table-cell office:value-type="float" office:value="3.59723611111226">
                <text:p>3.59723611111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4097154487871">
                <text:p>0.154097154487871</text:p>
              </table:table-cell>
              <table:table-cell office:value-type="float" office:value="0.17283046278728">
                <text:p>0.17283046278728</text:p>
              </table:table-cell>
              <table:table-cell office:value-type="float" office:value="0.146123119678637">
                <text:p>0.146123119678637</text:p>
              </table:table-cell>
              <table:table-cell office:value-type="float" office:value="0.0643734160490251">
                <text:p>0.0643734160490251</text:p>
              </table:table-cell>
              <table:table-cell office:value-type="float" office:value="1.65955264675026">
                <text:p>1.65955264675026</text:p>
              </table:table-cell>
              <table:table-cell office:value-type="float" office:value="0.532059109729269">
                <text:p>0.532059109729269</text:p>
              </table:table-cell>
              <table:table-cell office:value-type="float" office:value="2.72903588543768">
                <text:p>2.72903588543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1707561310636">
                <text:p>0.121707561310636</text:p>
              </table:table-cell>
              <table:table-cell office:value-type="float" office:value="0.114052459902011">
                <text:p>0.114052459902011</text:p>
              </table:table-cell>
              <table:table-cell office:value-type="float" office:value="0.122081349572355">
                <text:p>0.122081349572355</text:p>
              </table:table-cell>
              <table:table-cell office:value-type="float" office:value="0.0672278389549478">
                <text:p>0.0672278389549478</text:p>
              </table:table-cell>
              <table:table-cell office:value-type="float" office:value="0.603073110480023">
                <text:p>0.603073110480023</text:p>
              </table:table-cell>
              <table:table-cell office:value-type="float" office:value="0.516002300640811">
                <text:p>0.516002300640811</text:p>
              </table:table-cell>
              <table:table-cell office:value-type="float" office:value="1.54414461229159">
                <text:p>1.54414461229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199330759393">
                <text:p>0.100199330759393</text:p>
              </table:table-cell>
              <table:table-cell office:value-type="float" office:value="0.109796011747201">
                <text:p>0.109796011747201</text:p>
              </table:table-cell>
              <table:table-cell office:value-type="float" office:value="0.104928515124851">
                <text:p>0.104928515124851</text:p>
              </table:table-cell>
              <table:table-cell office:value-type="float" office:value="0.0349693715264869">
                <text:p>0.0349693715264869</text:p>
              </table:table-cell>
              <table:table-cell office:value-type="float" office:value="1.21236243543377">
                <text:p>1.21236243543377</text:p>
              </table:table-cell>
              <table:table-cell office:value-type="float" office:value="0.512494151682957">
                <text:p>0.512494151682957</text:p>
              </table:table-cell>
              <table:table-cell office:value-type="float" office:value="2.07474984422974">
                <text:p>2.07474984422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9524481004448">
                <text:p>0.109524481004448</text:p>
              </table:table-cell>
              <table:table-cell office:value-type="float" office:value="0.111568881023508">
                <text:p>0.111568881023508</text:p>
              </table:table-cell>
              <table:table-cell office:value-type="float" office:value="0.0962288922411388">
                <text:p>0.0962288922411388</text:p>
              </table:table-cell>
              <table:table-cell office:value-type="float" office:value="0.0319934170070748">
                <text:p>0.0319934170070748</text:p>
              </table:table-cell>
              <table:table-cell office:value-type="float" office:value="1.89642544549323">
                <text:p>1.89642544549323</text:p>
              </table:table-cell>
              <table:table-cell office:value-type="float" office:value="0.502838699713997">
                <text:p>0.502838699713997</text:p>
              </table:table-cell>
              <table:table-cell office:value-type="float" office:value="2.7485798040162">
                <text:p>2.7485798040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5246133822438">
                <text:p>0.115246133822438</text:p>
              </table:table-cell>
              <table:table-cell office:value-type="float" office:value="0.108380509362336">
                <text:p>0.108380509362336</text:p>
              </table:table-cell>
              <table:table-cell office:value-type="float" office:value="0.0965714928853508">
                <text:p>0.0965714928853508</text:p>
              </table:table-cell>
              <table:table-cell office:value-type="float" office:value="0.0342770147116396">
                <text:p>0.0342770147116396</text:p>
              </table:table-cell>
              <table:table-cell office:value-type="float" office:value="1.46308520998117">
                <text:p>1.46308520998117</text:p>
              </table:table-cell>
              <table:table-cell office:value-type="float" office:value="0.505555526393911">
                <text:p>0.505555526393911</text:p>
              </table:table-cell>
              <table:table-cell office:value-type="float" office:value="2.32311590469402">
                <text:p>2.32311590469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422922748293">
                <text:p>0.113422922748293</text:p>
              </table:table-cell>
              <table:table-cell office:value-type="float" office:value="0.107267448693797">
                <text:p>0.107267448693797</text:p>
              </table:table-cell>
              <table:table-cell office:value-type="float" office:value="0.0887496779148774">
                <text:p>0.0887496779148774</text:p>
              </table:table-cell>
              <table:table-cell office:value-type="float" office:value="0.0340313952430101">
                <text:p>0.0340313952430101</text:p>
              </table:table-cell>
              <table:table-cell office:value-type="float" office:value="1.95406220664027">
                <text:p>1.95406220664027</text:p>
              </table:table-cell>
              <table:table-cell office:value-type="float" office:value="0.501265048980713">
                <text:p>0.501265048980713</text:p>
              </table:table-cell>
              <table:table-cell office:value-type="float" office:value="2.79879868937575">
                <text:p>2.79879868937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7965844005084">
                <text:p>0.117965844005084</text:p>
              </table:table-cell>
              <table:table-cell office:value-type="float" office:value="0.113242849656197">
                <text:p>0.113242849656197</text:p>
              </table:table-cell>
              <table:table-cell office:value-type="float" office:value="0.100102784583451">
                <text:p>0.100102784583451</text:p>
              </table:table-cell>
              <table:table-cell office:value-type="float" office:value="0.0313497183456291">
                <text:p>0.0313497183456291</text:p>
              </table:table-cell>
              <table:table-cell office:value-type="float" office:value="2.15737619479288">
                <text:p>2.15737619479288</text:p>
              </table:table-cell>
              <table:table-cell office:value-type="float" office:value="0.503726802766323">
                <text:p>0.503726802766323</text:p>
              </table:table-cell>
              <table:table-cell office:value-type="float" office:value="3.02376420860705">
                <text:p>3.02376420860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1040690831053">
                <text:p>0.121040690831053</text:p>
              </table:table-cell>
              <table:table-cell office:value-type="float" office:value="0.10630527990345">
                <text:p>0.10630527990345</text:p>
              </table:table-cell>
              <table:table-cell office:value-type="float" office:value="0.10226694122463">
                <text:p>0.10226694122463</text:p>
              </table:table-cell>
              <table:table-cell office:value-type="float" office:value="0.0396125217444221">
                <text:p>0.0396125217444221</text:p>
              </table:table-cell>
              <table:table-cell office:value-type="float" office:value="2.53428401011447">
                <text:p>2.53428401011447</text:p>
              </table:table-cell>
              <table:table-cell office:value-type="float" office:value="0.499254201741322">
                <text:p>0.499254201741322</text:p>
              </table:table-cell>
              <table:table-cell office:value-type="float" office:value="3.40276360123054">
                <text:p>3.40276360123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0009162497932">
                <text:p>0.180009162497932</text:p>
              </table:table-cell>
              <table:table-cell office:value-type="float" office:value="0.190070903138447">
                <text:p>0.190070903138447</text:p>
              </table:table-cell>
              <table:table-cell office:value-type="float" office:value="0.235865898514495">
                <text:p>0.235865898514495</text:p>
              </table:table-cell>
              <table:table-cell office:value-type="float" office:value="0.130860662749515">
                <text:p>0.130860662749515</text:p>
              </table:table-cell>
              <table:table-cell office:value-type="float" office:value="1.16189791618482">
                <text:p>1.16189791618482</text:p>
              </table:table-cell>
              <table:table-cell office:value-type="float" office:value="0.723232617844706">
                <text:p>0.723232617844706</text:p>
              </table:table-cell>
              <table:table-cell office:value-type="float" office:value="2.62193718682165">
                <text:p>2.62193718682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4082969969559">
                <text:p>0.114082969969559</text:p>
              </table:table-cell>
              <table:table-cell office:value-type="float" office:value="0.114394229029922">
                <text:p>0.114394229029922</text:p>
              </table:table-cell>
              <table:table-cell office:value-type="float" office:value="0.108176319225174">
                <text:p>0.108176319225174</text:p>
              </table:table-cell>
              <table:table-cell office:value-type="float" office:value="0.0301833585756907">
                <text:p>0.0301833585756907</text:p>
              </table:table-cell>
              <table:table-cell office:value-type="float" office:value="0.765173264617181">
                <text:p>0.765173264617181</text:p>
              </table:table-cell>
              <table:table-cell office:value-type="float" office:value="0.536289851950563">
                <text:p>0.536289851950563</text:p>
              </table:table-cell>
              <table:table-cell office:value-type="float" office:value="1.66830001317936">
                <text:p>1.66830001317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9687112514127">
                <text:p>0.109687112514127</text:p>
              </table:table-cell>
              <table:table-cell office:value-type="float" office:value="0.108809904497162">
                <text:p>0.108809904497162</text:p>
              </table:table-cell>
              <table:table-cell office:value-type="float" office:value="0.0933311394243071">
                <text:p>0.0933311394243071</text:p>
              </table:table-cell>
              <table:table-cell office:value-type="float" office:value="0.0319871025108707">
                <text:p>0.0319871025108707</text:p>
              </table:table-cell>
              <table:table-cell office:value-type="float" office:value="1.40620908029782">
                <text:p>1.40620908029782</text:p>
              </table:table-cell>
              <table:table-cell office:value-type="float" office:value="0.5151894889448">
                <text:p>0.5151894889448</text:p>
              </table:table-cell>
              <table:table-cell office:value-type="float" office:value="2.26521379662597">
                <text:p>2.26521379662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785254612762">
                <text:p>0.10785254612762</text:p>
              </table:table-cell>
              <table:table-cell office:value-type="float" office:value="0.10511411785066">
                <text:p>0.10511411785066</text:p>
              </table:table-cell>
              <table:table-cell office:value-type="float" office:value="0.0905547805224041">
                <text:p>0.0905547805224041</text:p>
              </table:table-cell>
              <table:table-cell office:value-type="float" office:value="0.0301929778881617">
                <text:p>0.0301929778881617</text:p>
              </table:table-cell>
              <table:table-cell office:value-type="float" office:value="1.6128887996361">
                <text:p>1.6128887996361</text:p>
              </table:table-cell>
              <table:table-cell office:value-type="float" office:value="0.511732808921648">
                <text:p>0.511732808921648</text:p>
              </table:table-cell>
              <table:table-cell office:value-type="float" office:value="2.45833606823631">
                <text:p>2.45833606823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6709754862827">
                <text:p>0.106709754862827</text:p>
              </table:table-cell>
              <table:table-cell office:value-type="float" office:value="0.114732641184515">
                <text:p>0.114732641184515</text:p>
              </table:table-cell>
              <table:table-cell office:value-type="float" office:value="0.101773238617921">
                <text:p>0.101773238617921</text:p>
              </table:table-cell>
              <table:table-cell office:value-type="float" office:value="0.0302207359491149">
                <text:p>0.0302207359491149</text:p>
              </table:table-cell>
              <table:table-cell office:value-type="float" office:value="2.60583324917167">
                <text:p>2.60583324917167</text:p>
              </table:table-cell>
              <table:table-cell office:value-type="float" office:value="0.512915906050931">
                <text:p>0.512915906050931</text:p>
              </table:table-cell>
              <table:table-cell office:value-type="float" office:value="3.4721855054731">
                <text:p>3.47218550547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255081002069">
                <text:p>0.121255081002069</text:p>
              </table:table-cell>
              <table:table-cell office:value-type="float" office:value="0.139260224784474">
                <text:p>0.139260224784474</text:p>
              </table:table-cell>
              <table:table-cell office:value-type="float" office:value="0.0947687637352156">
                <text:p>0.0947687637352156</text:p>
              </table:table-cell>
              <table:table-cell office:value-type="float" office:value="0.0298365096747622">
                <text:p>0.0298365096747622</text:p>
              </table:table-cell>
              <table:table-cell office:value-type="float" office:value="3.04462234242111">
                <text:p>3.04462234242111</text:p>
              </table:table-cell>
              <table:table-cell office:value-type="float" office:value="0.509039724974529">
                <text:p>0.509039724974529</text:p>
              </table:table-cell>
              <table:table-cell office:value-type="float" office:value="3.93878262846366">
                <text:p>3.93878262846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7404588981927">
                <text:p>0.107404588981927</text:p>
              </table:table-cell>
              <table:table-cell office:value-type="float" office:value="0.116509209136696">
                <text:p>0.116509209136696</text:p>
              </table:table-cell>
              <table:table-cell office:value-type="float" office:value="0.116545502234025">
                <text:p>0.116545502234025</text:p>
              </table:table-cell>
              <table:table-cell office:value-type="float" office:value="0.041669032502598">
                <text:p>0.041669032502598</text:p>
              </table:table-cell>
              <table:table-cell office:value-type="float" office:value="1.36059285347026">
                <text:p>1.36059285347026</text:p>
              </table:table-cell>
              <table:table-cell office:value-type="float" office:value="0.515481865600399">
                <text:p>0.515481865600399</text:p>
              </table:table-cell>
              <table:table-cell office:value-type="float" office:value="2.25820305554763">
                <text:p>2.25820305554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2910682173704">
                <text:p>0.102910682173704</text:p>
              </table:table-cell>
              <table:table-cell office:value-type="float" office:value="0.110837353535791">
                <text:p>0.110837353535791</text:p>
              </table:table-cell>
              <table:table-cell office:value-type="float" office:value="0.121113354851411">
                <text:p>0.121113354851411</text:p>
              </table:table-cell>
              <table:table-cell office:value-type="float" office:value="0.0461942764554608">
                <text:p>0.0461942764554608</text:p>
              </table:table-cell>
              <table:table-cell office:value-type="float" office:value="0.972788084176895">
                <text:p>0.972788084176895</text:p>
              </table:table-cell>
              <table:table-cell office:value-type="float" office:value="0.511710199972858">
                <text:p>0.511710199972858</text:p>
              </table:table-cell>
              <table:table-cell office:value-type="float" office:value="1.86555396473926">
                <text:p>1.86555396473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3055067190435">
                <text:p>0.0983055067190435</text:p>
              </table:table-cell>
              <table:table-cell office:value-type="float" office:value="0.101846680413355">
                <text:p>0.101846680413355</text:p>
              </table:table-cell>
              <table:table-cell office:value-type="float" office:value="0.0966295256060112">
                <text:p>0.0966295256060112</text:p>
              </table:table-cell>
              <table:table-cell office:value-type="float" office:value="0.0398778274675567">
                <text:p>0.0398778274675567</text:p>
              </table:table-cell>
              <table:table-cell office:value-type="float" office:value="1.23646313064408">
                <text:p>1.23646313064408</text:p>
              </table:table-cell>
              <table:table-cell office:value-type="float" office:value="0.507296393099039">
                <text:p>0.507296393099039</text:p>
              </table:table-cell>
              <table:table-cell office:value-type="float" office:value="2.08041904931483">
                <text:p>2.08041904931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6311895630686">
                <text:p>0.106311895630686</text:p>
              </table:table-cell>
              <table:table-cell office:value-type="float" office:value="0.104055038708675">
                <text:p>0.104055038708675</text:p>
              </table:table-cell>
              <table:table-cell office:value-type="float" office:value="0.0968145430064317">
                <text:p>0.0968145430064317</text:p>
              </table:table-cell>
              <table:table-cell office:value-type="float" office:value="0.0384323409684543">
                <text:p>0.0384323409684543</text:p>
              </table:table-cell>
              <table:table-cell office:value-type="float" office:value="2.19120419256227">
                <text:p>2.19120419256227</text:p>
              </table:table-cell>
              <table:table-cell office:value-type="float" office:value="0.507213288999122">
                <text:p>0.507213288999122</text:p>
              </table:table-cell>
              <table:table-cell office:value-type="float" office:value="3.04403129479159">
                <text:p>3.04403129479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5193983110657">
                <text:p>0.115193983110657</text:p>
              </table:table-cell>
              <table:table-cell office:value-type="float" office:value="0.112262904078386">
                <text:p>0.112262904078386</text:p>
              </table:table-cell>
              <table:table-cell office:value-type="float" office:value="0.103925675868832">
                <text:p>0.103925675868832</text:p>
              </table:table-cell>
              <table:table-cell office:value-type="float" office:value="0.0387164948617441">
                <text:p>0.0387164948617441</text:p>
              </table:table-cell>
              <table:table-cell office:value-type="float" office:value="2.76982075451246">
                <text:p>2.76982075451246</text:p>
              </table:table-cell>
              <table:table-cell office:value-type="float" office:value="0.507071199624435">
                <text:p>0.507071199624435</text:p>
              </table:table-cell>
              <table:table-cell office:value-type="float" office:value="3.64699103132538">
                <text:p>3.64699103132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5245429984745">
                <text:p>0.115245429984745</text:p>
              </table:table-cell>
              <table:table-cell office:value-type="float" office:value="0.112661487550727">
                <text:p>0.112661487550727</text:p>
              </table:table-cell>
              <table:table-cell office:value-type="float" office:value="0.0898298960138836">
                <text:p>0.0898298960138836</text:p>
              </table:table-cell>
              <table:table-cell office:value-type="float" office:value="0.036260915121602">
                <text:p>0.036260915121602</text:p>
              </table:table-cell>
              <table:table-cell office:value-type="float" office:value="3.45101401549966">
                <text:p>3.45101401549966</text:p>
              </table:table-cell>
              <table:table-cell office:value-type="float" office:value="0.502186379678871">
                <text:p>0.502186379678871</text:p>
              </table:table-cell>
              <table:table-cell office:value-type="float" office:value="4.30719812408738">
                <text:p>4.30719812408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2552928102599">
                <text:p>0.112552928102599</text:p>
              </table:table-cell>
              <table:table-cell office:value-type="float" office:value="0.111966416406769">
                <text:p>0.111966416406769</text:p>
              </table:table-cell>
              <table:table-cell office:value-type="float" office:value="0.106190045572357">
                <text:p>0.106190045572357</text:p>
              </table:table-cell>
              <table:table-cell office:value-type="float" office:value="0.0438517053171381">
                <text:p>0.0438517053171381</text:p>
              </table:table-cell>
              <table:table-cell office:value-type="float" office:value="3.97665759943598">
                <text:p>3.97665759943598</text:p>
              </table:table-cell>
              <table:table-cell office:value-type="float" office:value="0.501598091877025">
                <text:p>0.501598091877025</text:p>
              </table:table-cell>
              <table:table-cell office:value-type="float" office:value="4.85281676831453">
                <text:p>4.852816768314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93cm" xlink:href=".." xlink:type="simple" chart:class="chart:line" chart:style-name="ch1">
        <chart:title svg:x="5.842cm" svg:y="0.314cm" chart:style-name="ch2">
          <text:p>Learning Rate 0.004</text:p>
        </chart:title>
        <chart:plot-area chart:style-name="ch3" table:cell-range-address="train_log__LR_004.B1:train_log__LR_004.B67" svg:x="1.317cm" svg:y="1.286cm" svg:width="14.357cm" svg:height="6.56cm">
          <chartooo:coordinate-region svg:x="2.269cm" svg:y="1.485cm" svg:width="13.264cm" svg:height="5.549cm"/>
          <chart:axis chart:dimension="x" chart:name="primary-x" chart:style-name="ch4">
            <chart:title svg:x="7.915cm" svg:y="8.026cm" chart:style-name="ch5">
              <text:p>Epochs</text:p>
            </chart:title>
          </chart:axis>
          <chart:axis chart:dimension="y" chart:name="primary-y" chart:style-name="ch4">
            <chart:title svg:x="0.451cm" svg:y="5.1cm" chart:style-name="ch6">
              <text:p>Loss Y</text:p>
            </chart:title>
            <chart:grid chart:style-name="ch7" chart:class="major"/>
          </chart:axis>
          <chart:series chart:style-name="ch8" chart:values-cell-range-address="train_log__LR_004.B1:train_log__LR_004.B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853943790688">
                <text:p>0.28853943790688</text:p>
                <draw:g>
                  <svg:desc>train_log__LR_004.B1:train_log__LR_004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9002058796202">
                <text:p>0.259002058796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435891144766">
                <text:p>0.195435891144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2351555966408">
                <text:p>0.212351555966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040195712435">
                <text:p>0.29040195712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13077459379">
                <text:p>0.289013077459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5534008253308">
                <text:p>0.285534008253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0296030274653">
                <text:p>0.280296030274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6817527061468">
                <text:p>0.266817527061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408012317625">
                <text:p>0.254408012317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9357400135739">
                <text:p>0.239357400135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0065183634035">
                <text:p>0.210065183634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038199446711">
                <text:p>0.20503819944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457848575261">
                <text:p>0.217457848575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1016946134016">
                <text:p>0.231016946134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794751688187">
                <text:p>0.21794751688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3615134081388">
                <text:p>0.243615134081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0548205530554">
                <text:p>0.190548205530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0368900579791">
                <text:p>0.200368900579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8517630844094">
                <text:p>0.128517630844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597922372871">
                <text:p>0.283597922372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172953480369">
                <text:p>0.242172953480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5137481530521">
                <text:p>0.365137481530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1422187716715">
                <text:p>0.201422187716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167831371913">
                <text:p>0.199167831371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2247748604998">
                <text:p>0.152247748604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5629873814102">
                <text:p>0.19562987381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31606215065">
                <text:p>0.12531606215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2622577076393">
                <text:p>0.182622577076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9845211413517">
                <text:p>0.119845211413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3502892198638">
                <text:p>0.113502892198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7086446879017">
                <text:p>0.107086446879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0474641843846">
                <text:p>0.13047464184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2743989769977">
                <text:p>0.262743989769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2823734645012">
                <text:p>0.112823734645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8039080789">
                <text:p>0.10280390807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6592168866368">
                <text:p>0.106592168866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59697511801926">
                <text:p>0.0959697511801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4954626744312">
                <text:p>0.104954626744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434303529989">
                <text:p>0.130434303529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0802908568926">
                <text:p>0.370802908568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6280756623522">
                <text:p>0.126280756623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3377385582324">
                <text:p>0.11337738558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4082647975978">
                <text:p>0.104082647975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4468877060774">
                <text:p>0.114468877060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9704658737528">
                <text:p>0.119704658737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283046278728">
                <text:p>0.172830462787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052459902011">
                <text:p>0.114052459902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9796011747201">
                <text:p>0.109796011747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568881023508">
                <text:p>0.1115688810235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8380509362336">
                <text:p>0.108380509362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7267448693797">
                <text:p>0.10726744869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3242849656197">
                <text:p>0.113242849656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30527990345">
                <text:p>0.10630527990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0070903138447">
                <text:p>0.190070903138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4394229029922">
                <text:p>0.114394229029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8809904497162">
                <text:p>0.108809904497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11411785066">
                <text:p>0.105114117850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4732641184515">
                <text:p>0.114732641184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9260224784474">
                <text:p>0.139260224784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6509209136696">
                <text:p>0.116509209136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0837353535791">
                <text:p>0.1108373535357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1846680413355">
                <text:p>0.101846680413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4055038708675">
                <text:p>0.1040550387086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2262904078386">
                <text:p>0.112262904078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2661487550727">
                <text:p>0.112661487550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1966416406769">
                <text:p>0.111966416406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93cm" xlink:href=".." xlink:type="simple" chart:class="chart:line" chart:style-name="ch1">
        <chart:title svg:x="5.842cm" svg:y="0.314cm" chart:style-name="ch2">
          <text:p>Learning Rate 0.004</text:p>
        </chart:title>
        <chart:plot-area chart:style-name="ch3" table:cell-range-address="train_log__LR_004.C1:train_log__LR_004.C67" svg:x="1.317cm" svg:y="1.286cm" svg:width="14.356cm" svg:height="6.56cm">
          <chartooo:coordinate-region svg:x="2.071cm" svg:y="1.485cm" svg:width="13.461cm" svg:height="5.549cm"/>
          <chart:axis chart:dimension="x" chart:name="primary-x" chart:style-name="ch4">
            <chart:title svg:x="7.915cm" svg:y="8.026cm" chart:style-name="ch5">
              <text:p>Epochs</text:p>
            </chart:title>
          </chart:axis>
          <chart:axis chart:dimension="y" chart:name="primary-y" chart:style-name="ch4">
            <chart:title svg:x="0.451cm" svg:y="5.404cm" chart:style-name="ch6">
              <text:p>Loss Width</text:p>
            </chart:title>
            <chart:grid chart:style-name="ch7" chart:class="major"/>
          </chart:axis>
          <chart:series chart:style-name="ch8" chart:values-cell-range-address="train_log__LR_004.C1:train_log__LR_004.C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6358982095829">
                <text:p>0.366358982095829</text:p>
                <draw:g>
                  <svg:desc>train_log__LR_004.C1:train_log__LR_004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5162401071385">
                <text:p>0.165162401071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361558092653">
                <text:p>0.18361558092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786676124067">
                <text:p>0.166786676124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2318028525092">
                <text:p>0.59231802852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7816392981002">
                <text:p>0.3578163929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8186698373668">
                <text:p>0.348186698373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861946088798">
                <text:p>0.299861946088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6646764109964">
                <text:p>0.386646764109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8038904376622">
                <text:p>0.268038904376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149003278342">
                <text:p>0.3314900327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9706424536211">
                <text:p>0.239706424536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30496048673">
                <text:p>0.182930496048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013655455545">
                <text:p>0.201013655455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0107536761811">
                <text:p>0.280107536761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2124001785769">
                <text:p>0.252124001785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7944682392365">
                <text:p>0.277944682392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5684082672728">
                <text:p>0.285684082672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048741559754">
                <text:p>0.258048741559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5452512420041">
                <text:p>0.175452512420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7294270560514">
                <text:p>0.197294270560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6732037607251">
                <text:p>0.186732037607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8366685622469">
                <text:p>0.298366685622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6207554306551">
                <text:p>0.206207554306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0915596029119">
                <text:p>0.160915596029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5486696186215">
                <text:p>0.155486696186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4025136729596">
                <text:p>0.164025136729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325817834951">
                <text:p>0.15325817834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8642308910266">
                <text:p>0.208642308910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215220963709">
                <text:p>0.123215220963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6840057556">
                <text:p>0.125706840057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684084101712">
                <text:p>0.150684084101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9818568981987">
                <text:p>0.139818568981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677894386291">
                <text:p>0.329677894386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473722128499">
                <text:p>0.120473722128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817578911614">
                <text:p>0.110817578911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2747341474144">
                <text:p>0.112747341474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327153503563">
                <text:p>0.108327153503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97021706865899">
                <text:p>0.09970217068658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1494635347183">
                <text:p>0.151494635347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211850168067">
                <text:p>2.4211850168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910590977444">
                <text:p>0.102910590977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8511949613913">
                <text:p>0.0978511949613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7811510015479">
                <text:p>0.097811510015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2631434448185">
                <text:p>0.112631434448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4719624487309">
                <text:p>0.124719624487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6123119678637">
                <text:p>0.1461231196786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081349572355">
                <text:p>0.122081349572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4928515124851">
                <text:p>0.104928515124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62288922411388">
                <text:p>0.09622889224113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65714928853508">
                <text:p>0.0965714928853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87496779148774">
                <text:p>0.0887496779148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0102784583451">
                <text:p>0.100102784583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26694122463">
                <text:p>0.10226694122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5865898514495">
                <text:p>0.235865898514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8176319225174">
                <text:p>0.108176319225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33311394243071">
                <text:p>0.09333113942430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05547805224041">
                <text:p>0.0905547805224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1773238617921">
                <text:p>0.1017732386179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7687637352156">
                <text:p>0.09476876373521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6545502234025">
                <text:p>0.116545502234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1113354851411">
                <text:p>0.121113354851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66295256060112">
                <text:p>0.0966295256060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68145430064317">
                <text:p>0.0968145430064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3925675868832">
                <text:p>0.103925675868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98298960138836">
                <text:p>0.0898298960138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6190045572357">
                <text:p>0.106190045572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title svg:x="5.842cm" svg:y="0.314cm" chart:style-name="ch2">
          <text:p>Learning Rate 0.004</text:p>
        </chart:title>
        <chart:plot-area chart:style-name="ch3" table:cell-range-address="train_log__LR_004.D1:train_log__LR_004.D67" svg:x="1.317cm" svg:y="1.286cm" svg:width="14.356cm" svg:height="6.559cm">
          <chartooo:coordinate-region svg:x="2.071cm" svg:y="1.485cm" svg:width="13.461cm" svg:height="5.548cm"/>
          <chart:axis chart:dimension="x" chart:name="primary-x" chart:style-name="ch4">
            <chart:title svg:x="7.915cm" svg:y="8.025cm" chart:style-name="ch5">
              <text:p>Epochs</text:p>
            </chart:title>
          </chart:axis>
          <chart:axis chart:dimension="y" chart:name="primary-y" chart:style-name="ch4">
            <chart:title svg:x="0.451cm" svg:y="5.449cm" chart:style-name="ch6">
              <text:p>Loss Height</text:p>
            </chart:title>
            <chart:grid chart:style-name="ch7" chart:class="major"/>
          </chart:axis>
          <chart:series chart:style-name="ch8" chart:values-cell-range-address="train_log__LR_004.D1:train_log__LR_004.D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0905070313323">
                <text:p>0.220905070313323</text:p>
                <draw:g>
                  <svg:desc>train_log__LR_004.D1:train_log__LR_004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8697644483055">
                <text:p>0.138697644483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578550339994">
                <text:p>0.1357855033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64025379685">
                <text:p>0.18846402537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213969531003">
                <text:p>0.247213969531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107143270216">
                <text:p>0.218107143270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0523440731973">
                <text:p>0.190523440731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4055448306481">
                <text:p>0.194055448306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8327902330835">
                <text:p>0.21832790233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2531327005126">
                <text:p>0.162531327005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86590017498">
                <text:p>0.19386590017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3066930569425">
                <text:p>0.143066930569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405170986358">
                <text:p>0.13405170986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2510732918568">
                <text:p>0.1125107329185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51105761361">
                <text:p>0.14151105761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8599092871631">
                <text:p>0.128599092871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316893912131">
                <text:p>0.103316893912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0798275077958">
                <text:p>0.110798275077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64519781030148">
                <text:p>0.0964519781030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97992636752821">
                <text:p>0.0897992636752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789927076791">
                <text:p>0.162789927076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9877067063226">
                <text:p>0.179877067063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4303678783143">
                <text:p>0.204303678783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2126187710025">
                <text:p>0.082126187710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3767939751497">
                <text:p>0.103767939751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53589033276445">
                <text:p>0.0653589033276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5692285563355">
                <text:p>0.105692285563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7610036856601">
                <text:p>0.0707610036856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5474575136582">
                <text:p>0.0765474575136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70691800796308">
                <text:p>0.0670691800796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46200939795159">
                <text:p>0.0546200939795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81383537978969">
                <text:p>0.0481383537978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50509728892275">
                <text:p>0.0550509728892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157273089878">
                <text:p>0.127157273089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5541527071236">
                <text:p>0.0535541527071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9005900244102">
                <text:p>0.039005900244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2638095415466">
                <text:p>0.0352638095415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32451311571039">
                <text:p>0.0332451311571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1633184084861">
                <text:p>0.0441633184084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7289935192843">
                <text:p>0.047289935192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3259332660464">
                <text:p>2.13259332660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18548065799785">
                <text:p>0.0618548065799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35548246447354">
                <text:p>0.0535548246447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1064293406266">
                <text:p>0.0381064293406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37411950476583">
                <text:p>0.05374119504765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7294471155047">
                <text:p>0.0447294471155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43734160490251">
                <text:p>0.0643734160490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278389549478">
                <text:p>0.0672278389549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49693715264869">
                <text:p>0.0349693715264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9934170070748">
                <text:p>0.0319934170070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2770147116396">
                <text:p>0.0342770147116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0313952430101">
                <text:p>0.034031395243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13497183456291">
                <text:p>0.0313497183456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96125217444221">
                <text:p>0.03961252174442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0860662749515">
                <text:p>0.130860662749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1833585756907">
                <text:p>0.03018335857569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19871025108707">
                <text:p>0.0319871025108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1929778881617">
                <text:p>0.0301929778881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2207359491149">
                <text:p>0.03022073594911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8365096747622">
                <text:p>0.0298365096747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1669032502598">
                <text:p>0.041669032502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61942764554608">
                <text:p>0.0461942764554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8778274675567">
                <text:p>0.0398778274675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4323409684543">
                <text:p>0.0384323409684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87164948617441">
                <text:p>0.0387164948617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260915121602">
                <text:p>0.036260915121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38517053171381">
                <text:p>0.0438517053171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line" chart:style-name="ch1">
        <chart:title svg:x="5.848cm" svg:y="0.314cm" chart:style-name="ch2">
          <text:p>Learning Rate 0.004</text:p>
        </chart:title>
        <chart:plot-area chart:style-name="ch3" table:cell-range-address="train_log__LR_004.E1:train_log__LR_004.E67" svg:x="1.318cm" svg:y="1.286cm" svg:width="14.367cm" svg:height="6.559cm">
          <chartooo:coordinate-region svg:x="2.072cm" svg:y="1.485cm" svg:width="13.473cm" svg:height="5.548cm"/>
          <chart:axis chart:dimension="x" chart:name="primary-x" chart:style-name="ch4">
            <chart:title svg:x="7.921cm" svg:y="8.025cm" chart:style-name="ch5">
              <text:p>Epochs</text:p>
            </chart:title>
          </chart:axis>
          <chart:axis chart:dimension="y" chart:name="primary-y" chart:style-name="ch4">
            <chart:title svg:x="0.451cm" svg:y="5.786cm" chart:style-name="ch6">
              <text:p>Loss Confidence</text:p>
            </chart:title>
            <chart:grid chart:style-name="ch7" chart:class="major"/>
          </chart:axis>
          <chart:series chart:style-name="ch8" chart:values-cell-range-address="train_log__LR_004.E1:train_log__LR_004.E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5776099303494">
                <text:p>0.885776099303494</text:p>
                <draw:g>
                  <svg:desc>train_log__LR_004.E1:train_log__LR_004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7248692551385">
                <text:p>0.597248692551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581755104272">
                <text:p>0.502581755104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5753870839658">
                <text:p>0.64575387083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044854006042">
                <text:p>2.19044854006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0761943310499">
                <text:p>2.00761943310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167432492194">
                <text:p>1.5167432492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538717734425">
                <text:p>1.28538717734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7803135517499">
                <text:p>1.77803135517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364152505346">
                <text:p>1.59364152505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070680258067">
                <text:p>1.59070680258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4979932573826">
                <text:p>0.824979932573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4073730767097">
                <text:p>0.804073730767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1904629313428">
                <text:p>0.741904629313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4278417749573">
                <text:p>1.54278417749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580995906954">
                <text:p>1.19580995906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614305374415">
                <text:p>1.33614305374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64777087129">
                <text:p>1.11664777087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2778809501425">
                <text:p>0.95277880950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3212816292501">
                <text:p>0.653212816292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037085388666">
                <text:p>1.22037085388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8638754762385">
                <text:p>0.858638754762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8666561268594">
                <text:p>1.58666561268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2051915979904">
                <text:p>0.922051915979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780242221511">
                <text:p>1.05780242221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0764892174579">
                <text:p>1.10764892174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9528290911213">
                <text:p>0.68952829091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1378891798465">
                <text:p>0.611378891798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3008843075646">
                <text:p>0.753008843075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9520954486469">
                <text:p>0.589520954486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7328792649281">
                <text:p>0.85732879264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42208397927006">
                <text:p>0.742208397927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5045791491866">
                <text:p>0.865045791491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006284951516">
                <text:p>1.49006284951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936280881905">
                <text:p>0.43936280881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3550832242421">
                <text:p>0.733550832242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186247338885">
                <text:p>1.41862473388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6159044044173">
                <text:p>0.866159044044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1612717523847">
                <text:p>0.561612717523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9350037469083">
                <text:p>1.39350037469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6422690571002">
                <text:p>3.86422690571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9482811167836">
                <text:p>0.969482811167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1035984792625">
                <text:p>0.691035984792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447220838305">
                <text:p>1.48447220838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6539035242699">
                <text:p>2.26539035242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8355180445613">
                <text:p>2.68355180445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5955264675026">
                <text:p>1.65955264675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3073110480023">
                <text:p>0.603073110480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1236243543377">
                <text:p>1.21236243543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9642544549323">
                <text:p>1.89642544549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6308520998117">
                <text:p>1.46308520998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5406220664027">
                <text:p>1.9540622066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5737619479288">
                <text:p>2.15737619479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3428401011447">
                <text:p>2.53428401011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6189791618482">
                <text:p>1.161897916184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5173264617181">
                <text:p>0.7651732646171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0620908029782">
                <text:p>1.40620908029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128887996361">
                <text:p>1.6128887996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0583324917167">
                <text:p>2.60583324917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462234242111">
                <text:p>3.04462234242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6059285347026">
                <text:p>1.36059285347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2788084176895">
                <text:p>0.972788084176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3646313064408">
                <text:p>1.23646313064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9120419256227">
                <text:p>2.19120419256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6982075451246">
                <text:p>2.76982075451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5101401549966">
                <text:p>3.4510140154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7665759943598">
                <text:p>3.976657599435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line" chart:style-name="ch1">
        <chart:title svg:x="5.848cm" svg:y="0.314cm" chart:style-name="ch2">
          <text:p>Learning Rate 0.004</text:p>
        </chart:title>
        <chart:plot-area chart:style-name="ch3" table:cell-range-address="train_log__LR_004.F1:train_log__LR_004.F67" svg:x="1.318cm" svg:y="1.286cm" svg:width="14.367cm" svg:height="6.559cm">
          <chartooo:coordinate-region svg:x="2.072cm" svg:y="1.486cm" svg:width="13.473cm" svg:height="5.547cm"/>
          <chart:axis chart:dimension="x" chart:name="primary-x" chart:style-name="ch4">
            <chart:title svg:x="7.921cm" svg:y="8.025cm" chart:style-name="ch5">
              <text:p>Epochs</text:p>
            </chart:title>
          </chart:axis>
          <chart:axis chart:dimension="y" chart:name="primary-y" chart:style-name="ch4">
            <chart:title svg:x="0.451cm" svg:y="5.39cm" chart:style-name="ch6">
              <text:p>Loss Class</text:p>
            </chart:title>
            <chart:grid chart:style-name="ch7" chart:class="major"/>
          </chart:axis>
          <chart:series chart:style-name="ch8" chart:values-cell-range-address="train_log__LR_004.F1:train_log__LR_004.F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036774792101">
                <text:p>1.03036774792101</text:p>
                <draw:g>
                  <svg:desc>train_log__LR_004.F1:train_log__LR_004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3302381945693">
                <text:p>0.943302381945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3992003966933">
                <text:p>0.863992003966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0188433787097">
                <text:p>0.760188433787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9690494744674">
                <text:p>0.979690494744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936615679575">
                <text:p>0.976936615679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4694568709187">
                <text:p>0.914694568709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7891231127407">
                <text:p>0.857891231127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7648618441561">
                <text:p>0.817648618441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2705750983694">
                <text:p>0.792705750983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5291785403438">
                <text:p>0.675291785403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5384566939395">
                <text:p>0.645384566939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4576284483723">
                <text:p>0.694576284483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748227606649">
                <text:p>0.61748227606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9072911493156">
                <text:p>0.599072911493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5381882566473">
                <text:p>0.615381882566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2054010694442">
                <text:p>0.572054010694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5345039613869">
                <text:p>0.535345039613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289417121721">
                <text:p>0.566289417121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6499596095603">
                <text:p>0.586499596095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4305288895317">
                <text:p>0.614305288895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8213082564914">
                <text:p>0.588213082564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4875067057817">
                <text:p>0.714875067057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998677554338">
                <text:p>0.599998677554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6862419066222">
                <text:p>0.556862419066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496306600778">
                <text:p>0.5496306600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5220004877318">
                <text:p>0.585220004877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2160188840783">
                <text:p>0.532160188840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6154898184797">
                <text:p>0.566154898184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6670170037643">
                <text:p>0.516670170037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4283567019131">
                <text:p>0.514283567019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9710759287295">
                <text:p>0.52971075928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2910275860973">
                <text:p>0.522910275860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8329518346683">
                <text:p>0.698329518346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722330701092">
                <text:p>0.53722330701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6923650814139">
                <text:p>0.536923650814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576457946197">
                <text:p>0.524576457946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3743393265683">
                <text:p>0.503743393265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3175866992577">
                <text:p>0.50317586699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2003152772136">
                <text:p>0.522003152772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0912099545417">
                <text:p>0.810912099545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6645340310491">
                <text:p>0.506645340310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7762639094954">
                <text:p>0.507762639094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0416842815669">
                <text:p>0.500416842815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129653332026">
                <text:p>0.515129653332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4552302153214">
                <text:p>0.504552302153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2059109729269">
                <text:p>0.532059109729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6002300640811">
                <text:p>0.516002300640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2494151682957">
                <text:p>0.512494151682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2838699713997">
                <text:p>0.502838699713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5555526393911">
                <text:p>0.505555526393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1265048980713">
                <text:p>0.501265048980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3726802766323">
                <text:p>0.503726802766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9254201741322">
                <text:p>0.499254201741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3232617844706">
                <text:p>0.723232617844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6289851950563">
                <text:p>0.536289851950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51894889448">
                <text:p>0.5151894889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1732808921648">
                <text:p>0.511732808921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2915906050931">
                <text:p>0.512915906050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9039724974529">
                <text:p>0.509039724974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5481865600399">
                <text:p>0.515481865600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1710199972858">
                <text:p>0.511710199972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7296393099039">
                <text:p>0.50729639309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7213288999122">
                <text:p>0.507213288999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071199624435">
                <text:p>0.507071199624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02186379678871">
                <text:p>0.502186379678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1598091877025">
                <text:p>0.5015980918770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65cm" svg:height="8.993cm" xlink:href=".." xlink:type="simple" chart:class="chart:line" chart:style-name="ch1">
        <chart:title svg:x="5.978cm" svg:y="0.314cm" chart:style-name="ch2">
          <text:p>Learning Rate 0.004</text:p>
        </chart:title>
        <chart:plot-area chart:style-name="ch3" table:cell-range-address="train_log__LR_004.G1:train_log__LR_004.G67" svg:x="1.323cm" svg:y="1.286cm" svg:width="14.617cm" svg:height="6.56cm">
          <chartooo:coordinate-region svg:x="1.772cm" svg:y="1.485cm" svg:width="13.828cm" svg:height="5.549cm"/>
          <chart:axis chart:dimension="x" chart:name="primary-x" chart:style-name="ch4">
            <chart:title svg:x="8.051cm" svg:y="8.026cm" chart:style-name="ch5">
              <text:p>Epochs</text:p>
            </chart:title>
          </chart:axis>
          <chart:axis chart:dimension="y" chart:name="primary-y" chart:style-name="ch4">
            <chart:title svg:x="0.451cm" svg:y="6.039cm" chart:style-name="ch6">
              <text:p>Validation Total Loss</text:p>
            </chart:title>
            <chart:grid chart:style-name="ch7" chart:class="major"/>
          </chart:axis>
          <chart:series chart:style-name="ch8" chart:values-cell-range-address="train_log__LR_004.G1:train_log__LR_004.G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3447515809018">
                <text:p>3.03447515809018</text:p>
                <draw:g>
                  <svg:desc>train_log__LR_004.G1:train_log__LR_004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1594079732895">
                <text:p>2.3159407973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7408173187919">
                <text:p>2.07408173187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388431652733">
                <text:p>2.20388431652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4941357218701">
                <text:p>4.54941357218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737584383591">
                <text:p>4.0973758438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205412636633">
                <text:p>3.50205412636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5729755681494">
                <text:p>3.15729755681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9507299817127">
                <text:p>3.69507299817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003723880519">
                <text:p>3.3003723880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4697063021038">
                <text:p>3.24697063021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529202772223">
                <text:p>2.26529202772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639233392218">
                <text:p>2.22639233392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8785773360211">
                <text:p>2.08785773360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037929721501">
                <text:p>2.9903792972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786057907602">
                <text:p>2.58786057907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9985742154329">
                <text:p>2.69985742154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093970381695">
                <text:p>2.4109397038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193174859752">
                <text:p>2.23193174859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011064026667">
                <text:p>1.8101106402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0493155329124">
                <text:p>2.70493155329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3856473228206">
                <text:p>2.23856473228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956639559373">
                <text:p>3.38956639559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3224858097408">
                <text:p>2.23224858097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811793114828">
                <text:p>2.228117931148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7572910241459">
                <text:p>2.17572910241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24246101794">
                <text:p>1.9024246101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804728015609">
                <text:p>1.61804728015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98031571637">
                <text:p>1.9398031571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4581434441649">
                <text:p>1.54581434441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048636680064">
                <text:p>1.8048636680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0082592575446">
                <text:p>1.70082592575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3807881759561">
                <text:p>1.83807881759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1967096639716">
                <text:p>3.11967096639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453266496244">
                <text:p>1.39453266496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472709920095">
                <text:p>1.64472709920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3133297640344">
                <text:p>2.33133297640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2463423791139">
                <text:p>1.72463423791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908073720725">
                <text:p>1.439080737207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7684383858805">
                <text:p>2.37684383858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85801437885865">
                <text:p>9.85801437885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679562055546">
                <text:p>1.88679562055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325883181199">
                <text:p>1.59325883181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4825253745784">
                <text:p>2.34825253745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795463665672">
                <text:p>3.17954636656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9723611111226">
                <text:p>3.59723611111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2903588543768">
                <text:p>2.72903588543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4414461229159">
                <text:p>1.544144612291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7474984422974">
                <text:p>2.07474984422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485798040162">
                <text:p>2.74857980401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2311590469402">
                <text:p>2.32311590469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9879868937575">
                <text:p>2.79879868937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2376420860705">
                <text:p>3.02376420860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0276360123054">
                <text:p>3.40276360123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2193718682165">
                <text:p>2.62193718682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6830001317936">
                <text:p>1.66830001317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6521379662597">
                <text:p>2.26521379662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5833606823631">
                <text:p>2.45833606823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721855054731">
                <text:p>3.47218550547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3878262846366">
                <text:p>3.93878262846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5820305554763">
                <text:p>2.25820305554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6555396473926">
                <text:p>1.86555396473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8041904931483">
                <text:p>2.08041904931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4403129479159">
                <text:p>3.04403129479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4699103132538">
                <text:p>3.64699103132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0719812408738">
                <text:p>4.30719812408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5281676831453">
                <text:p>4.85281676831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3cm" xlink:href=".." xlink:type="simple" chart:class="chart:line" chart:style-name="ch1">
        <chart:title svg:x="5.848cm" svg:y="0.314cm" chart:style-name="ch2">
          <text:p>Learning Rate 0.004</text:p>
        </chart:title>
        <chart:plot-area chart:style-name="ch3" table:cell-range-address="train_log__LR_004.H1:train_log__LR_004.H67" svg:x="1.318cm" svg:y="1.286cm" svg:width="14.367cm" svg:height="6.56cm">
          <chartooo:coordinate-region svg:x="2.072cm" svg:y="1.485cm" svg:width="13.473cm" svg:height="5.549cm"/>
          <chart:axis chart:dimension="x" chart:name="primary-x" chart:style-name="ch4">
            <chart:title svg:x="7.921cm" svg:y="8.026cm" chart:style-name="ch5">
              <text:p>Epochs</text:p>
            </chart:title>
          </chart:axis>
          <chart:axis chart:dimension="y" chart:name="primary-y" chart:style-name="ch4">
            <chart:title svg:x="0.451cm" svg:y="5.053cm" chart:style-name="ch6">
              <text:p>Recall</text:p>
            </chart:title>
            <chart:grid chart:style-name="ch7" chart:class="major"/>
          </chart:axis>
          <chart:series chart:style-name="ch8" chart:values-cell-range-address="train_log__LR_004.H1:train_log__LR_004.H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478260869565">
                <text:p>0.543478260869565</text:p>
                <draw:g>
                  <svg:desc>train_log__LR_004.H1:train_log__LR_004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7536231884058">
                <text:p>0.677536231884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115942028986">
                <text:p>0.768115942028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9420289855072">
                <text:p>0.409420289855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0869565217391">
                <text:p>0.510869565217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3043478260869">
                <text:p>0.663043478260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4782608695652">
                <text:p>0.684782608695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8405797101449">
                <text:p>0.688405797101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5217391304347">
                <text:p>0.815217391304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6811594202898">
                <text:p>0.876811594202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1739130434782">
                <text:p>0.771739130434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1594202898551">
                <text:p>0.811594202898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695652173913">
                <text:p>0.83695652173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4202898550725">
                <text:p>0.844202898550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5942028985507">
                <text:p>0.865942028985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1449275362319">
                <text:p>0.851449275362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695652173913">
                <text:p>0.83695652173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3623188405797">
                <text:p>0.753623188405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4927536231884">
                <text:p>0.894927536231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1449275362319">
                <text:p>0.851449275362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04347826087">
                <text:p>0.89130434782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2028985507246">
                <text:p>0.94202898550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4057971014493">
                <text:p>0.884057971014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7536231884058">
                <text:p>0.927536231884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2173913043478">
                <text:p>0.902173913043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7536231884058">
                <text:p>0.927536231884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304347826087">
                <text:p>0.66304347826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8405797101449">
                <text:p>0.938405797101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8550724637681">
                <text:p>0.898550724637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695652173913">
                <text:p>0.83695652173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2173913043478">
                <text:p>0.902173913043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8405797101449">
                <text:p>0.938405797101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231884057971">
                <text:p>0.86231884057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1159420289855">
                <text:p>0.931159420289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9855072463768">
                <text:p>0.7898550724637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5072463768116">
                <text:p>0.855072463768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5652173913044">
                <text:p>0.945652173913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58695652173913">
                <text:p>0.858695652173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5942028985507">
                <text:p>0.865942028985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5217391304348">
                <text:p>0.815217391304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7101449275362">
                <text:p>0.797101449275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8115942028986">
                <text:p>0.7681159420289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80434782608696">
                <text:p>0.880434782608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22463768115942">
                <text:p>0.822463768115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9710144927536">
                <text:p>0.829710144927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536231884058">
                <text:p>0.77536231884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2753623188406">
                <text:p>0.742753623188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4057971014493">
                <text:p>0.8840579710144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9420289855072">
                <text:p>0.909420289855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811594202899">
                <text:p>0.8768115942028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0724637681159">
                <text:p>0.800724637681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8985507246377">
                <text:p>0.778985507246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1014492753623">
                <text:p>0.721014492753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5652173913043">
                <text:p>0.6956521739130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line" chart:style-name="ch1">
        <chart:title svg:x="5.848cm" svg:y="0.314cm" chart:style-name="ch2">
          <text:p>Learning Rate 0.004</text:p>
        </chart:title>
        <chart:plot-area chart:style-name="ch3" table:cell-range-address="train_log__LR_004.I1:train_log__LR_004.I67" svg:x="1.318cm" svg:y="1.286cm" svg:width="14.367cm" svg:height="6.559cm">
          <chartooo:coordinate-region svg:x="2.27cm" svg:y="1.485cm" svg:width="13.275cm" svg:height="5.548cm"/>
          <chart:axis chart:dimension="x" chart:name="primary-x" chart:style-name="ch4">
            <chart:title svg:x="7.921cm" svg:y="8.025cm" chart:style-name="ch5">
              <text:p>Epochs</text:p>
            </chart:title>
          </chart:axis>
          <chart:axis chart:dimension="y" chart:name="primary-y" chart:style-name="ch4">
            <chart:title svg:x="0.451cm" svg:y="5.264cm" chart:style-name="ch6">
              <text:p>Precision</text:p>
            </chart:title>
            <chart:grid chart:style-name="ch7" chart:class="major"/>
          </chart:axis>
          <chart:series chart:style-name="ch8" chart:values-cell-range-address="train_log__LR_004.I1:train_log__LR_004.I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9859719947838">
                <text:p>0.0069859719947838</text:p>
                <draw:g>
                  <svg:desc>train_log__LR_004.I1:train_log__LR_004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670272511911">
                <text:p>0.0125670272511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1560210890155">
                <text:p>0.0161560210890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2870659047026">
                <text:p>0.0172870659047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9746367290729">
                <text:p>0.00189746367290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3955829501549">
                <text:p>0.00193955829501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61323099453688">
                <text:p>0.0026132309945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3702678462863">
                <text:p>0.00443702678462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89189237666232">
                <text:p>0.00589189237666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54162208720332">
                <text:p>0.00854162208720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81767657658737">
                <text:p>0.00881767657658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3197278550172">
                <text:p>0.0123197278550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2880579936167">
                <text:p>0.0142880579936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3511399315387">
                <text:p>0.0123511399315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4453515031667">
                <text:p>0.013445351503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3905972627701">
                <text:p>0.0173905972627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1200479231953">
                <text:p>0.0171200479231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3868639388841">
                <text:p>0.0293868639388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6892214780235">
                <text:p>0.0196892214780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5416506451133">
                <text:p>0.0315416506451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0018367030541">
                <text:p>0.022001836703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1568921271726">
                <text:p>0.0171568921271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0473833128082">
                <text:p>0.01047383312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9378729968469">
                <text:p>0.0209378729968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6907374889531">
                <text:p>0.03869073748895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32153356991452">
                <text:p>0.0732153356991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87007843824977">
                <text:p>0.0487007843824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4172058701331">
                <text:p>0.0394172058701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2732916017017">
                <text:p>0.0272732916017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47456328111964">
                <text:p>0.0547456328111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7263356353045">
                <text:p>0.077263356353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7195874253696">
                <text:p>0.0777195874253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09719888760929">
                <text:p>0.0609719888760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15883156145484">
                <text:p>0.006158831561454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3809122036507">
                <text:p>0.0513809122036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4028059974812">
                <text:p>0.0854028059974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203023185037">
                <text:p>0.10120302318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6503049129854">
                <text:p>0.10650304912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4152260411382">
                <text:p>0.0854152260411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47795504981838">
                <text:p>0.0647795504981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85147440542096">
                <text:p>0.00785147440542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17402780165879">
                <text:p>0.0817402780165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5018908987217">
                <text:p>0.0655018908987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5957764200159">
                <text:p>0.145957764200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7073011377284">
                <text:p>0.147073011377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702453654205">
                <text:p>0.14702453654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4499704214167">
                <text:p>0.0704499704214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24442853891513">
                <text:p>0.0424442853891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4039596670242">
                <text:p>0.104039596670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8528857440244">
                <text:p>0.178528857440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7071899166611">
                <text:p>0.117071899166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2304312474271">
                <text:p>0.172304312474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7633555381295">
                <text:p>0.167633555381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940215250228">
                <text:p>0.201940215250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28405881148752">
                <text:p>0.0128405881148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74025969023507">
                <text:p>0.0874025969023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0686138229038">
                <text:p>0.160686138229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0483149939734">
                <text:p>0.19048314993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6439315123872">
                <text:p>0.246439315123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4053250339981">
                <text:p>0.28405325033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8451620401781">
                <text:p>0.16845162040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81958923669111">
                <text:p>0.0681958923669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6162756717303">
                <text:p>0.136162756717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2126893742669">
                <text:p>0.2221268937426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1690302200703">
                <text:p>0.2416903022007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7546886106485">
                <text:p>0.307546886106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9940350239286">
                <text:p>0.3099403502392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